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0" style:family="table-cell" style:parent-style-name="Default" style:data-style-name="N15"/>
    <style:style style:name="ce11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13" style:family="table-cell" style:parent-style-name="Default" style:data-style-name="N37"/>
    <style:style style:name="ce14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/>
    </style:style>
    <style:style style:name="ce18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E2EFDA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6E0B4" style:repeat-content="false"/>
      <style:paragraph-properties fo:text-align="center"/>
    </style:style>
    <style:style style:name="ce23" style:family="table-cell" style:parent-style-name="Default" style:data-style-name="N36">
      <style:table-cell-properties fo:border-top="none" fo:border-bottom="thin solid #000000" fo:border-left="thick solid #000000" fo:border-right="none" style:vertical-align="middle" style:repeat-content="false"/>
      <style:paragraph-properties fo:text-align="center"/>
      <style:text-properties fo:color="#FF0000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ext-properties fo:color="#FF0000"/>
    </style:style>
    <style:style style:name="ce26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7E6E6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4C6E7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</style:style>
    <style:style style:name="ce3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8D3FB" style:repeat-content="false"/>
      <style:paragraph-properties fo:text-align="center"/>
    </style:style>
    <style:style style:name="ce31" style:family="table-cell" style:parent-style-name="Default" style:data-style-name="N15">
      <style:table-cell-properties fo:border="thin solid #000000" style:vertical-align="middle" fo:background-color="#B4C6E7" style:repeat-content="false"/>
      <style:paragraph-properties fo:text-align="center"/>
    </style:style>
    <style:style style:name="ce32" style:family="table-cell" style:parent-style-name="Default" style:data-style-name="N15">
      <style:table-cell-properties fo:border="thin solid #000000" style:vertical-align="middle" fo:wrap-option="wrap" fo:background-color="#C6E0B4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</style:style>
    <style:style style:name="ce34" style:family="table-cell" style:parent-style-name="Default" style:data-style-name="N2">
      <style:table-cell-properties fo:border="thin solid #000000" style:vertical-align="middle" fo:background-color="#FFE699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36">
      <style:table-cell-properties fo:border="thin solid #000000" style:vertical-align="automatic" fo:background-color="#F8D3FB" style:repeat-content="false"/>
      <style:paragraph-properties fo:text-align="center"/>
    </style:style>
    <style:style style:name="ce38" style:family="table-cell" style:parent-style-name="Default" style:data-style-name="N36">
      <style:table-cell-properties fo:border="thin solid #000000" style:vertical-align="automatic" fo:background-color="#FBEFF9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40" style:family="table-cell" style:parent-style-name="Default" style:data-style-name="N36">
      <style:table-cell-properties fo:border="thin solid #000000"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/>
    </style:style>
    <style:style style:name="ce42" style:family="table-cell" style:parent-style-name="Default" style:data-style-name="N0">
      <style:table-cell-properties fo:border-top="thick solid #000000" fo:border-bottom="thin solid #000000" fo:border-left="thick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background-color="transparent"/>
      <style:text-properties fo:color="#FF0000"/>
    </style:style>
    <style:style style:name="ce44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D9E1F2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transparent"/>
      <style:text-properties fo:color="#FF0000"/>
    </style:style>
    <style:style style:name="ce4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7" style:family="table-cell" style:parent-style-name="Default" style:data-style-name="N1"/>
    <style:style style:name="ce48" style:family="table-cell" style:parent-style-name="Default" style:data-style-name="N36">
      <style:table-cell-properties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0" style:family="table-cell" style:parent-style-name="Default" style:data-style-name="N1">
      <style:table-cell-properties fo:background-color="transparent"/>
    </style:style>
    <style:style style:name="ce51" style:family="table-cell" style:parent-style-name="Default" style:data-style-name="N36">
      <style:table-cell-properties style:vertical-align="middle" fo:wrap-option="wrap" fo:background-color="#FBEFF9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color="#FF0000"/>
    </style:style>
    <style:style style:name="ce53" style:family="table-cell" style:parent-style-name="Normal_32_2" style:data-style-name="N1">
      <style:table-cell-properties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36">
      <style:table-cell-properties style:vertical-align="middle" fo:background-color="#FBEFF9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 fo:background-color="#A9D08E" style:repeat-content="false"/>
      <style:paragraph-properties fo:text-align="center"/>
    </style:style>
    <style:style style:name="ce56" style:family="table-cell" style:parent-style-name="Default" style:data-style-name="N15">
      <style:table-cell-properties fo:border-top="thin solid #000000" fo:border-bottom="thin solid #000000" fo:border-left="thin solid #000000" fo:border-right="2pt solid #000000" style:vertical-align="middle" fo:background-color="#B4C6E7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59" style:family="table-cell" style:parent-style-name="Default" style:data-style-name="N15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60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F8D3FB" style:repeat-content="false"/>
      <style:paragraph-properties fo:text-align="center"/>
    </style:style>
    <style:style style:name="ce6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65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9" style:family="table-cell" style:parent-style-name="Default" style:data-style-name="N1">
      <style:table-cell-properties style:vertical-align="automatic" fo:background-color="#FFFF00" style:repeat-content="false"/>
      <style:paragraph-properties fo:text-align="center"/>
    </style:style>
    <style:style style:name="ce70" style:family="table-cell" style:parent-style-name="Default" style:data-style-name="N15">
      <style:table-cell-properties style:vertical-align="automatic" fo:background-color="#FFFF00" style:repeat-content="false"/>
      <style:paragraph-properties fo:text-align="center"/>
    </style:style>
    <style:style style:name="ce71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73" style:family="table-cell" style:parent-style-name="Default" style:data-style-name="N0">
      <style:table-cell-properties fo:border-top="thin double #000000" fo:border-bottom="2pt solid #000000" fo:border-left="2pt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7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75" style:family="table-cell" style:parent-style-name="Default" style:data-style-name="N2">
      <style:table-cell-properties style:vertical-align="middle" style:repeat-content="false"/>
      <style:paragraph-properties fo:text-align="start" fo:margin-left="0cm"/>
      <style:text-properties fo:color="#FF0000"/>
    </style:style>
    <style:style style:name="ce76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77" style:family="table-cell" style:parent-style-name="Default" style:data-style-name="N36"/>
    <style:style style:name="ce78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0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81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7E6E6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7E6E6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A9D08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4C6E7" style:repeat-content="false"/>
      <style:paragraph-properties fo:text-align="center"/>
    </style:style>
    <style:style style:name="ce8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8" style:family="table-cell" style:parent-style-name="Default" style:data-style-name="N36"/>
    <style:style style:name="ce89" style:family="table-cell" style:parent-style-name="Default" style:data-style-name="N39">
      <style:table-cell-properties style:vertical-align="middle" style:repeat-content="false"/>
      <style:paragraph-properties fo:text-align="center"/>
    </style:style>
    <style:style style:name="ce9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8D3FB" style:repeat-content="false"/>
      <style:paragraph-properties fo:text-align="center"/>
    </style:style>
    <style:style style:name="ce91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F8D3FB" style:repeat-content="false"/>
      <style:paragraph-properties fo:text-align="center"/>
    </style:style>
    <style:style style:name="ce9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BEFF9" style:repeat-content="false"/>
      <style:paragraph-properties fo:text-align="center"/>
    </style:style>
    <style:style style:name="ce9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FBEFF9" style:repeat-content="false"/>
      <style:paragraph-properties fo:text-align="center"/>
    </style:style>
    <style:style style:name="ce9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style:vertical-align="automatic"/>
      <style:text-properties fo:color="#FF0000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4C6E7" style:repeat-content="false"/>
      <style:paragraph-properties fo:text-align="center"/>
    </style:style>
    <style:style style:name="ce98" style:family="table-cell" style:parent-style-name="Default" style:data-style-name="N36">
      <style:table-cell-properties fo:border-top="none" fo:border-bottom="none" fo:border-left="thick solid #000000" fo:border-right="none" style:vertical-align="middle" style:repeat-content="false"/>
      <style:paragraph-properties fo:text-align="center"/>
      <style:text-properties fo:color="#FF0000"/>
    </style:style>
    <style:style style:name="ce99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2.07697916666667cm" style:use-optimal-column-width="true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2.71197916666667cm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0.9128125cm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2.96333333333333cm" style:use-optimal-column-width="true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7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ergeTiming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4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6"/>
        <table:table-column table:style-name="co4" table:default-cell-style-name="ce6"/>
        <table:table-column table:style-name="co5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office:value-type="string" table:style-name="ce7">
            <text:p>Step 3a</text:p>
          </table:table-cell>
          <table:table-cell office:value-type="string" table:style-name="ce7">
            <text:p>Graph Step1a and Step 2</text:p>
          </table:table-cell>
          <table:table-cell table:style-name="ce7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1">
          <table:table-cell/>
          <table:table-cell table:style-name="ce1"/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2"/>
          <table:table-cell office:value-type="string" table:style-name="ce7">
            <text:p>Step 3c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-1.0784199999999999" table:style-name="ce2">
            <text:p>-1.07842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6.3206100000000004E-7" table:style-name="ce11">
            <text:p>6.32E-07</text:p>
          </table:table-cell>
          <table:table-cell table:style-name="ce2"/>
          <table:table-cell table:style-name="ce3"/>
          <table:table-cell table:style-name="ce4"/>
          <table:table-cell office:value-type="string" table:number-columns-spanned="2" table:number-rows-spanned="1" table:style-name="ce37">
            <text:p>Curve Fit</text:p>
          </table:table-cell>
          <table:covered-table-cell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0"/>
          <table:table-cell table:style-name="ce2"/>
          <table:table-cell table:style-name="ce11"/>
          <table:table-cell table:style-name="ce2"/>
          <table:table-cell table:style-name="ce3"/>
          <table:table-cell table:style-name="ce4"/>
          <table:table-cell office:value-type="string" table:number-columns-spanned="2" table:number-rows-spanned="1" table:style-name="ce38">
            <text:p><text:s text:c="2"/>= C1*N^1 + C0*N^0</text:p>
          </table:table-cell>
          <table:covered-table-cell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1">
          <table:table-cell/>
          <table:table-cell table:style-name="ce1"/>
          <table:table-cell table:style-name="ce2"/>
          <table:table-cell office:value-type="string" table:number-columns-spanned="2" table:number-rows-spanned="1" table:style-name="ce39">
            <text:p><text:s/>C''' for O(N^1) =<text:s/></text:p>
          </table:table-cell>
          <table:covered-table-cell/>
          <table:table-cell office:value-type="float" office:value="6.4056100000000004E-7" table:formula="of:=[.F5]+0.0000000085" table:style-name="ce13">
            <text:p>6.41E-007</text:p>
          </table:table-cell>
          <table:table-cell table:style-name="ce2"/>
          <table:table-cell table:style-name="ce14"/>
          <table:table-cell table:style-name="ce4"/>
          <table:table-cell table:number-columns-spanned="2" table:number-rows-spanned="1" table:style-name="ce40"/>
          <table:covered-table-cell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3">
          <table:table-cell/>
          <table:table-cell table:style-name="ce1"/>
          <table:table-cell table:style-name="ce2"/>
          <table:table-cell table:style-name="ce16"/>
          <table:table-cell table:number-columns-repeated="4" table:style-name="ce2"/>
          <table:table-cell table:number-columns-repeated="3" table:style-name="ce4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office:value-type="string" table:style-name="ce17">
            <text:p>Step 2</text:p>
          </table:table-cell>
          <table:table-cell table:style-name="ce18"/>
          <table:table-cell table:number-columns-repeated="2"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office:value-type="string" table:style-name="ce19">
            <text:p>y`</text:p>
          </table:table-cell>
          <table:table-cell office:value-type="string" table:number-columns-spanned="3" table:number-rows-spanned="1" table:style-name="ce41">
            <text:p>Step 1b</text:p>
          </table:table-cell>
          <table:covered-table-cell table:number-columns-repeated="2"/>
          <table:table-cell table:style-name="ce3"/>
          <table:table-cell table:style-name="ce4"/>
          <table:table-cell office:value-type="string" table:number-columns-spanned="1" table:number-rows-spanned="2" table:style-name="ce42">
            <text:p>Step 4</text:p>
          </table:table-cell>
          <table:table-cell office:value-type="string" table:number-columns-spanned="4" table:number-rows-spanned="1" table:style-name="ce43">
            <text:p>Simulate to find the C''' with N^1</text:p>
          </table:table-cell>
          <table:covered-table-cell table:number-columns-repeated="3"/>
          <table:table-cell office:value-type="string" table:style-name="ce20">
            <text:p>Step 5</text:p>
          </table:table-cell>
          <table:table-cell office:value-type="string" table:style-name="ce21">
            <text:p><text:s/>Step 6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2">
            <text:p>f.dat file</text:p>
          </table:table-cell>
          <table:table-cell office:value-type="string" table:number-columns-spanned="3" table:number-rows-spanned="1" table:style-name="ce44">
            <text:p>r.dat file</text:p>
          </table:table-cell>
          <table:covered-table-cell table:number-columns-repeated="2"/>
          <table:table-cell table:style-name="ce98"/>
          <table:table-cell table:style-name="ce4"/>
          <table:covered-table-cell/>
          <table:table-cell office:value-type="string" table:number-columns-spanned="4" table:number-rows-spanned="1" table:style-name="ce45">
            <text:p><text:s/>to show O(N^1)</text:p>
          </table:table-cell>
          <table:covered-table-cell table:number-columns-repeated="3"/>
          <table:table-cell office:value-type="string" table:style-name="ce24">
            <text:p><text:s/>Big O</text:p>
          </table:table-cell>
          <table:table-cell office:value-type="string" table:style-name="ce96">
            <text:p><text:s/>BigO-Simulated</text:p>
          </table:table-cell>
          <table:table-cell table:number-columns-repeated="16368"/>
        </table:table-row>
        <table:table-row table:style-name="ro5">
          <table:table-cell/>
          <table:table-cell office:value-type="string" table:style-name="ce82">
            <text:p>Count</text:p>
          </table:table-cell>
          <table:table-cell office:value-type="string" table:style-name="ce83">
            <text:p>N</text:p>
          </table:table-cell>
          <table:table-cell office:value-type="string" table:style-name="ce84">
            <text:p>Time(secs)</text:p>
          </table:table-cell>
          <table:table-cell office:value-type="string" table:style-name="ce85">
            <text:p>N^0</text:p>
          </table:table-cell>
          <table:table-cell office:value-type="string" table:style-name="ce86">
            <text:p>N^1</text:p>
          </table:table-cell>
          <table:table-cell table:style-name="ce97"/>
          <table:table-cell table:style-name="ce99"/>
          <table:table-cell table:style-name="ce4"/>
          <table:table-cell office:value-type="string" table:style-name="ce26">
            <text:p>Count</text:p>
          </table:table-cell>
          <table:table-cell office:value-type="string" table:style-name="ce29">
            <text:p>N^0</text:p>
          </table:table-cell>
          <table:table-cell office:value-type="string" table:style-name="ce29">
            <text:p>N^1</text:p>
          </table:table-cell>
          <table:table-cell table:style-name="ce31"/>
          <table:table-cell office:value-type="string" table:style-name="ce32">
            <text:p>Simulated Time (sec)</text:p>
          </table:table-cell>
          <table:table-cell office:value-type="string" table:style-name="ce33">
            <text:p>C'''*g(N^2)</text:p>
          </table:table-cell>
          <table:table-cell office:value-type="string" table:style-name="ce34">
            <text:p>Deviation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79">
            <text:p>1</text:p>
          </table:table-cell>
          <table:table-cell office:value-type="float" office:value="1100000" table:style-name="ce80">
            <text:p>1.1E+06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100000" table:formula="of:=[.C13]" table:style-name="ce80">
            <text:p>1.1E+06</text:p>
          </table:table-cell>
          <table:table-cell table:number-columns-repeated="2" table:style-name="ce81"/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" table:formula="of:=[.L13]^0" table:style-name="ce46">
            <text:p>1</text:p>
          </table:table-cell>
          <table:table-cell office:value-type="float" office:value="1100000" table:formula="of:=[.C13]" table:style-name="ce89">
            <text:p>1.1E+06</text:p>
          </table:table-cell>
          <table:table-cell table:style-name="ce6"/>
          <table:table-cell office:value-type="float" office:value="-0.38315289999999991" table:formula="of:=[.L13]*[.$F$5]+[.$F$4]*[.K13]" table:style-name="ce6">
            <text:p>-3.83E-01</text:p>
          </table:table-cell>
          <table:table-cell office:value-type="float" office:value="0.7046171" table:formula="of:=[.$F$7]*[.L13]" table:style-name="ce13">
            <text:p>7.05E-001</text:p>
          </table:table-cell>
          <table:table-cell office:value-type="float" office:value="1.0877699999999999" table:formula="of:=[.O13]-[.N13]" table:style-name="ce11">
            <text:p>1.09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79">
            <text:p>2</text:p>
          </table:table-cell>
          <table:table-cell office:value-type="float" office:value="1500000" table:style-name="ce80">
            <text:p>1.5E+06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500000" table:formula="of:=[.C14]" table:style-name="ce80">
            <text:p>1.5E+06</text:p>
          </table:table-cell>
          <table:table-cell table:number-columns-repeated="2" table:style-name="ce81"/>
          <table:table-cell table:style-name="ce4"/>
          <table:table-cell office:value-type="float" office:value="2" table:style-name="ce2">
            <text:p>2</text:p>
          </table:table-cell>
          <table:table-cell office:value-type="float" office:value="1" table:formula="of:=[.L14]^0" table:style-name="ce46">
            <text:p>1</text:p>
          </table:table-cell>
          <table:table-cell office:value-type="float" office:value="2500000" table:formula="of:=[.L13]+1400000" table:style-name="ce89">
            <text:p>2.5E+06</text:p>
          </table:table-cell>
          <table:table-cell table:style-name="ce6"/>
          <table:table-cell office:value-type="float" office:value="0.50173250000000014" table:formula="of:=[.L14]*[.$F$5]+[.$F$4]*[.K14]" table:style-name="ce6">
            <text:p>5.02E-01</text:p>
          </table:table-cell>
          <table:table-cell office:value-type="float" office:value="1.6014025000000001" table:formula="of:=[.$F$7]*[.L14]" table:style-name="ce13">
            <text:p>1.60E+000</text:p>
          </table:table-cell>
          <table:table-cell office:value-type="float" office:value="1.0996699999999999" table:formula="of:=[.O14]-[.N14]" table:style-name="ce11">
            <text:p>1.10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79">
            <text:p>3</text:p>
          </table:table-cell>
          <table:table-cell office:value-type="float" office:value="1700000" table:style-name="ce80">
            <text:p>1.7E+06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700000" table:formula="of:=[.C15]" table:style-name="ce80">
            <text:p>1.7E+06</text:p>
          </table:table-cell>
          <table:table-cell table:number-columns-repeated="2" table:style-name="ce81"/>
          <table:table-cell table:style-name="ce4"/>
          <table:table-cell office:value-type="float" office:value="3" table:style-name="ce2">
            <text:p>3</text:p>
          </table:table-cell>
          <table:table-cell office:value-type="float" office:value="1" table:formula="of:=[.L15]^0" table:style-name="ce46">
            <text:p>1</text:p>
          </table:table-cell>
          <table:table-cell office:value-type="float" office:value="3900000" table:formula="of:=[.L14]+1400000" table:style-name="ce89">
            <text:p>3.9E+06</text:p>
          </table:table-cell>
          <table:table-cell table:style-name="ce6"/>
          <table:table-cell office:value-type="float" office:value="1.3866179000000001" table:formula="of:=[.L15]*[.$F$5]+[.$F$4]*[.K15]" table:style-name="ce6">
            <text:p>1.39E+00</text:p>
          </table:table-cell>
          <table:table-cell office:value-type="float" office:value="2.4981879" table:formula="of:=[.$F$7]*[.L15]" table:style-name="ce13">
            <text:p>2.50E+000</text:p>
          </table:table-cell>
          <table:table-cell office:value-type="float" office:value="1.1115699999999999" table:formula="of:=[.O15]-[.N15]" table:style-name="ce11">
            <text:p>1.11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79">
            <text:p>4</text:p>
          </table:table-cell>
          <table:table-cell office:value-type="float" office:value="1900000" table:style-name="ce80">
            <text:p>1.9E+06</text:p>
          </table:table-cell>
          <table:table-cell office:value-type="float" office:value="2" table:style-name="ce79">
            <text:p>2</text:p>
          </table:table-cell>
          <table:table-cell office:value-type="float" office:value="1" table:style-name="ce79">
            <text:p>1</text:p>
          </table:table-cell>
          <table:table-cell office:value-type="float" office:value="1900000" table:formula="of:=[.C16]" table:style-name="ce80">
            <text:p>1.9E+06</text:p>
          </table:table-cell>
          <table:table-cell table:number-columns-repeated="2" table:style-name="ce81"/>
          <table:table-cell table:style-name="ce4"/>
          <table:table-cell office:value-type="float" office:value="4" table:style-name="ce2">
            <text:p>4</text:p>
          </table:table-cell>
          <table:table-cell office:value-type="float" office:value="1" table:formula="of:=[.L16]^0" table:style-name="ce46">
            <text:p>1</text:p>
          </table:table-cell>
          <table:table-cell office:value-type="float" office:value="5300000" table:formula="of:=[.L15]+1400000" table:style-name="ce89">
            <text:p>5.3E+06</text:p>
          </table:table-cell>
          <table:table-cell table:style-name="ce6"/>
          <table:table-cell office:value-type="float" office:value="2.2715033000000004" table:formula="of:=[.L16]*[.$F$5]+[.$F$4]*[.K16]" table:style-name="ce6">
            <text:p>2.27E+00</text:p>
          </table:table-cell>
          <table:table-cell office:value-type="float" office:value="3.3949733000000002" table:formula="of:=[.$F$7]*[.L16]" table:style-name="ce13">
            <text:p>3.39E+000</text:p>
          </table:table-cell>
          <table:table-cell office:value-type="float" office:value="1.1234699999999997" table:formula="of:=[.O16]-[.N16]" table:style-name="ce11">
            <text:p>1.12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table:style-name="ce79">
            <text:p>5</text:p>
          </table:table-cell>
          <table:table-cell office:value-type="float" office:value="10000000" table:style-name="ce80">
            <text:p>1.0E+07</text:p>
          </table:table-cell>
          <table:table-cell office:value-type="float" office:value="4" table:style-name="ce79">
            <text:p>4</text:p>
          </table:table-cell>
          <table:table-cell office:value-type="float" office:value="1" table:style-name="ce79">
            <text:p>1</text:p>
          </table:table-cell>
          <table:table-cell office:value-type="float" office:value="10000000" table:formula="of:=[.C17]" table:style-name="ce80">
            <text:p>1.0E+07</text:p>
          </table:table-cell>
          <table:table-cell table:number-columns-repeated="2" table:style-name="ce81"/>
          <table:table-cell table:style-name="ce4"/>
          <table:table-cell office:value-type="float" office:value="5" table:style-name="ce2">
            <text:p>5</text:p>
          </table:table-cell>
          <table:table-cell office:value-type="float" office:value="1" table:formula="of:=[.L17]^0" table:style-name="ce46">
            <text:p>1</text:p>
          </table:table-cell>
          <table:table-cell office:value-type="float" office:value="6700000" table:formula="of:=[.L16]+1400000" table:style-name="ce89">
            <text:p>6.7E+06</text:p>
          </table:table-cell>
          <table:table-cell table:style-name="ce6"/>
          <table:table-cell office:value-type="float" office:value="3.1563887000000004" table:formula="of:=[.L17]*[.$F$5]+[.$F$4]*[.K17]" table:style-name="ce6">
            <text:p>3.16E+00</text:p>
          </table:table-cell>
          <table:table-cell office:value-type="float" office:value="4.2917586999999999" table:formula="of:=[.$F$7]*[.L17]" table:style-name="ce13">
            <text:p>4.29E+000</text:p>
          </table:table-cell>
          <table:table-cell office:value-type="float" office:value="1.1353699999999995" table:formula="of:=[.O17]-[.N17]" table:style-name="ce11">
            <text:p>1.14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6" table:style-name="ce79">
            <text:p>6</text:p>
          </table:table-cell>
          <table:table-cell office:value-type="float" office:value="11000000" table:style-name="ce80">
            <text:p>1.1E+07</text:p>
          </table:table-cell>
          <table:table-cell office:value-type="float" office:value="5" table:style-name="ce79">
            <text:p>5</text:p>
          </table:table-cell>
          <table:table-cell office:value-type="float" office:value="1" table:style-name="ce79">
            <text:p>1</text:p>
          </table:table-cell>
          <table:table-cell office:value-type="float" office:value="11000000" table:formula="of:=[.C18]" table:style-name="ce80">
            <text:p>1.1E+07</text:p>
          </table:table-cell>
          <table:table-cell table:number-columns-repeated="2" table:style-name="ce81"/>
          <table:table-cell table:style-name="ce4"/>
          <table:table-cell office:value-type="float" office:value="6" table:style-name="ce2">
            <text:p>6</text:p>
          </table:table-cell>
          <table:table-cell office:value-type="float" office:value="1" table:formula="of:=[.L18]^0" table:style-name="ce46">
            <text:p>1</text:p>
          </table:table-cell>
          <table:table-cell office:value-type="float" office:value="8100000" table:formula="of:=[.L17]+1400000" table:style-name="ce89">
            <text:p>8.1E+06</text:p>
          </table:table-cell>
          <table:table-cell table:style-name="ce6"/>
          <table:table-cell office:value-type="float" office:value="4.0412741000000008" table:formula="of:=[.L18]*[.$F$5]+[.$F$4]*[.K18]" table:style-name="ce6">
            <text:p>4.04E+00</text:p>
          </table:table-cell>
          <table:table-cell office:value-type="float" office:value="5.1885441000000005" table:formula="of:=[.$F$7]*[.L18]" table:style-name="ce13">
            <text:p>5.19E+000</text:p>
          </table:table-cell>
          <table:table-cell office:value-type="float" office:value="1.1472699999999998" table:formula="of:=[.O18]-[.N18]" table:style-name="ce11">
            <text:p>1.15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7" table:style-name="ce79">
            <text:p>7</text:p>
          </table:table-cell>
          <table:table-cell office:value-type="float" office:value="12000000" table:style-name="ce80">
            <text:p>1.2E+07</text:p>
          </table:table-cell>
          <table:table-cell office:value-type="float" office:value="6" table:style-name="ce79">
            <text:p>6</text:p>
          </table:table-cell>
          <table:table-cell office:value-type="float" office:value="1" table:style-name="ce79">
            <text:p>1</text:p>
          </table:table-cell>
          <table:table-cell office:value-type="float" office:value="12000000" table:formula="of:=[.C19]" table:style-name="ce80">
            <text:p>1.2E+07</text:p>
          </table:table-cell>
          <table:table-cell table:number-columns-repeated="2" table:style-name="ce81"/>
          <table:table-cell table:style-name="ce4"/>
          <table:table-cell office:value-type="float" office:value="7" table:style-name="ce2">
            <text:p>7</text:p>
          </table:table-cell>
          <table:table-cell office:value-type="float" office:value="1" table:formula="of:=[.L19]^0" table:style-name="ce46">
            <text:p>1</text:p>
          </table:table-cell>
          <table:table-cell office:value-type="float" office:value="9500000" table:formula="of:=[.L18]+1400000" table:style-name="ce89">
            <text:p>9.5E+06</text:p>
          </table:table-cell>
          <table:table-cell table:style-name="ce6"/>
          <table:table-cell office:value-type="float" office:value="4.9261595000000007" table:formula="of:=[.L19]*[.$F$5]+[.$F$4]*[.K19]" table:style-name="ce6">
            <text:p>4.93E+00</text:p>
          </table:table-cell>
          <table:table-cell office:value-type="float" office:value="6.0853295000000003" table:formula="of:=[.$F$7]*[.L19]" table:style-name="ce13">
            <text:p>6.09E+000</text:p>
          </table:table-cell>
          <table:table-cell office:value-type="float" office:value="1.1591699999999996" table:formula="of:=[.O19]-[.N19]" table:style-name="ce11">
            <text:p>1.16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8" table:style-name="ce79">
            <text:p>8</text:p>
          </table:table-cell>
          <table:table-cell office:value-type="float" office:value="13000000" table:style-name="ce80">
            <text:p>1.3E+07</text:p>
          </table:table-cell>
          <table:table-cell office:value-type="float" office:value="7" table:style-name="ce79">
            <text:p>7</text:p>
          </table:table-cell>
          <table:table-cell office:value-type="float" office:value="1" table:style-name="ce79">
            <text:p>1</text:p>
          </table:table-cell>
          <table:table-cell office:value-type="float" office:value="13000000" table:formula="of:=[.C20]" table:style-name="ce80">
            <text:p>1.3E+07</text:p>
          </table:table-cell>
          <table:table-cell table:number-columns-repeated="2" table:style-name="ce81"/>
          <table:table-cell table:style-name="ce4"/>
          <table:table-cell office:value-type="float" office:value="8" table:style-name="ce2">
            <text:p>8</text:p>
          </table:table-cell>
          <table:table-cell office:value-type="float" office:value="1" table:formula="of:=[.L20]^0" table:style-name="ce46">
            <text:p>1</text:p>
          </table:table-cell>
          <table:table-cell office:value-type="float" office:value="10900000" table:formula="of:=[.L19]+1400000" table:style-name="ce89">
            <text:p>1.1E+07</text:p>
          </table:table-cell>
          <table:table-cell table:style-name="ce6"/>
          <table:table-cell office:value-type="float" office:value="5.8110449000000006" table:formula="of:=[.L20]*[.$F$5]+[.$F$4]*[.K20]" table:style-name="ce6">
            <text:p>5.81E+00</text:p>
          </table:table-cell>
          <table:table-cell office:value-type="float" office:value="6.9821149" table:formula="of:=[.$F$7]*[.L20]" table:style-name="ce13">
            <text:p>6.98E+000</text:p>
          </table:table-cell>
          <table:table-cell office:value-type="float" office:value="1.1710699999999994" table:formula="of:=[.O20]-[.N20]" table:style-name="ce11">
            <text:p>1.17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9" table:style-name="ce79">
            <text:p>9</text:p>
          </table:table-cell>
          <table:table-cell office:value-type="float" office:value="14000000" table:style-name="ce80">
            <text:p>1.4E+07</text:p>
          </table:table-cell>
          <table:table-cell office:value-type="float" office:value="7" table:style-name="ce79">
            <text:p>7</text:p>
          </table:table-cell>
          <table:table-cell office:value-type="float" office:value="1" table:style-name="ce79">
            <text:p>1</text:p>
          </table:table-cell>
          <table:table-cell office:value-type="float" office:value="14000000" table:formula="of:=[.C21]" table:style-name="ce80">
            <text:p>1.4E+07</text:p>
          </table:table-cell>
          <table:table-cell table:number-columns-repeated="2" table:style-name="ce81"/>
          <table:table-cell table:style-name="ce4"/>
          <table:table-cell office:value-type="float" office:value="9" table:style-name="ce2">
            <text:p>9</text:p>
          </table:table-cell>
          <table:table-cell office:value-type="float" office:value="1" table:formula="of:=[.L21]^0" table:style-name="ce46">
            <text:p>1</text:p>
          </table:table-cell>
          <table:table-cell office:value-type="float" office:value="12300000" table:formula="of:=[.L20]+1400000" table:style-name="ce89">
            <text:p>1.2E+07</text:p>
          </table:table-cell>
          <table:table-cell table:style-name="ce6"/>
          <table:table-cell office:value-type="float" office:value="6.6959303000000006" table:formula="of:=[.L21]*[.$F$5]+[.$F$4]*[.K21]" table:style-name="ce6">
            <text:p>6.70E+00</text:p>
          </table:table-cell>
          <table:table-cell office:value-type="float" office:value="7.8789003000000006" table:formula="of:=[.$F$7]*[.L21]" table:style-name="ce13">
            <text:p>7.88E+000</text:p>
          </table:table-cell>
          <table:table-cell office:value-type="float" office:value="1.1829700000000001" table:formula="of:=[.O21]-[.N21]" table:style-name="ce11">
            <text:p>1.18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0" table:style-name="ce79">
            <text:p>10</text:p>
          </table:table-cell>
          <table:table-cell office:value-type="float" office:value="15000000" table:style-name="ce80">
            <text:p>1.5E+07</text:p>
          </table:table-cell>
          <table:table-cell office:value-type="float" office:value="10" table:style-name="ce79">
            <text:p>10</text:p>
          </table:table-cell>
          <table:table-cell office:value-type="float" office:value="1" table:style-name="ce79">
            <text:p>1</text:p>
          </table:table-cell>
          <table:table-cell office:value-type="float" office:value="15000000" table:formula="of:=[.C22]" table:style-name="ce80">
            <text:p>1.5E+07</text:p>
          </table:table-cell>
          <table:table-cell table:number-columns-repeated="2" table:style-name="ce81"/>
          <table:table-cell table:style-name="ce4"/>
          <table:table-cell office:value-type="float" office:value="10" table:style-name="ce2">
            <text:p>10</text:p>
          </table:table-cell>
          <table:table-cell office:value-type="float" office:value="1" table:formula="of:=[.L22]^0" table:style-name="ce46">
            <text:p>1</text:p>
          </table:table-cell>
          <table:table-cell office:value-type="float" office:value="13700000" table:formula="of:=[.L21]+1400000" table:style-name="ce89">
            <text:p>1.4E+07</text:p>
          </table:table-cell>
          <table:table-cell table:style-name="ce6"/>
          <table:table-cell office:value-type="float" office:value="7.5808157000000005" table:formula="of:=[.L22]*[.$F$5]+[.$F$4]*[.K22]" table:style-name="ce6">
            <text:p>7.58E+00</text:p>
          </table:table-cell>
          <table:table-cell office:value-type="float" office:value="8.7756857000000004" table:formula="of:=[.$F$7]*[.L22]" table:style-name="ce13">
            <text:p>8.78E+000</text:p>
          </table:table-cell>
          <table:table-cell office:value-type="float" office:value="1.1948699999999999" table:formula="of:=[.O22]-[.N22]" table:style-name="ce11">
            <text:p>1.19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1" table:style-name="ce79">
            <text:p>11</text:p>
          </table:table-cell>
          <table:table-cell office:value-type="float" office:value="15000000" table:style-name="ce80">
            <text:p>1.5E+07</text:p>
          </table:table-cell>
          <table:table-cell office:value-type="float" office:value="8" table:style-name="ce79">
            <text:p>8</text:p>
          </table:table-cell>
          <table:table-cell office:value-type="float" office:value="1" table:style-name="ce79">
            <text:p>1</text:p>
          </table:table-cell>
          <table:table-cell office:value-type="float" office:value="15000000" table:formula="of:=[.C23]" table:style-name="ce80">
            <text:p>1.5E+07</text:p>
          </table:table-cell>
          <table:table-cell table:number-columns-repeated="2" table:style-name="ce81"/>
          <table:table-cell table:style-name="ce4"/>
          <table:table-cell office:value-type="float" office:value="11" table:style-name="ce2">
            <text:p>11</text:p>
          </table:table-cell>
          <table:table-cell office:value-type="float" office:value="1" table:formula="of:=[.L23]^0" table:style-name="ce46">
            <text:p>1</text:p>
          </table:table-cell>
          <table:table-cell office:value-type="float" office:value="15100000" table:formula="of:=[.L22]+1400000" table:style-name="ce89">
            <text:p>1.5E+07</text:p>
          </table:table-cell>
          <table:table-cell table:style-name="ce6"/>
          <table:table-cell office:value-type="float" office:value="8.4657011000000004" table:formula="of:=[.L23]*[.$F$5]+[.$F$4]*[.K23]" table:style-name="ce6">
            <text:p>8.47E+00</text:p>
          </table:table-cell>
          <table:table-cell office:value-type="float" office:value="9.672471100000001" table:formula="of:=[.$F$7]*[.L23]" table:style-name="ce13">
            <text:p>9.67E+000</text:p>
          </table:table-cell>
          <table:table-cell office:value-type="float" office:value="1.2067700000000006" table:formula="of:=[.O23]-[.N23]" table:style-name="ce11">
            <text:p>1.21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79">
            <text:p>12</text:p>
          </table:table-cell>
          <table:table-cell office:value-type="float" office:value="16000000" table:style-name="ce80">
            <text:p>1.6E+07</text:p>
          </table:table-cell>
          <table:table-cell office:value-type="float" office:value="10" table:style-name="ce79">
            <text:p>10</text:p>
          </table:table-cell>
          <table:table-cell office:value-type="float" office:value="1" table:style-name="ce79">
            <text:p>1</text:p>
          </table:table-cell>
          <table:table-cell office:value-type="float" office:value="16000000" table:formula="of:=[.C24]" table:style-name="ce80">
            <text:p>1.6E+07</text:p>
          </table:table-cell>
          <table:table-cell table:style-name="ce81"/>
          <table:table-cell table:style-name="ce87"/>
          <table:table-cell table:style-name="ce4"/>
          <table:table-cell office:value-type="float" office:value="12" table:style-name="ce2">
            <text:p>12</text:p>
          </table:table-cell>
          <table:table-cell office:value-type="float" office:value="1" table:formula="of:=[.L24]^0" table:style-name="ce46">
            <text:p>1</text:p>
          </table:table-cell>
          <table:table-cell office:value-type="float" office:value="16500000" table:formula="of:=[.L23]+1400000" table:style-name="ce89">
            <text:p>1.7E+07</text:p>
          </table:table-cell>
          <table:table-cell table:style-name="ce6"/>
          <table:table-cell office:value-type="float" office:value="9.3505865000000004" table:formula="of:=[.L24]*[.$F$5]+[.$F$4]*[.K24]" table:style-name="ce6">
            <text:p>9.35E+00</text:p>
          </table:table-cell>
          <table:table-cell office:value-type="float" office:value="10.5692565" table:formula="of:=[.$F$7]*[.L24]" table:style-name="ce13">
            <text:p>1.06E+001</text:p>
          </table:table-cell>
          <table:table-cell office:value-type="float" office:value="1.2186699999999995" table:formula="of:=[.O24]-[.N24]" table:style-name="ce11">
            <text:p>1.22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3" table:style-name="ce79">
            <text:p>13</text:p>
          </table:table-cell>
          <table:table-cell office:value-type="float" office:value="17000000" table:style-name="ce80">
            <text:p>1.7E+07</text:p>
          </table:table-cell>
          <table:table-cell office:value-type="float" office:value="8" table:style-name="ce79">
            <text:p>8</text:p>
          </table:table-cell>
          <table:table-cell office:value-type="float" office:value="1" table:style-name="ce79">
            <text:p>1</text:p>
          </table:table-cell>
          <table:table-cell office:value-type="float" office:value="17000000" table:formula="of:=[.C25]" table:style-name="ce80">
            <text:p>1.7E+07</text:p>
          </table:table-cell>
          <table:table-cell table:style-name="ce81"/>
          <table:table-cell table:style-name="ce87"/>
          <table:table-cell table:style-name="ce4"/>
          <table:table-cell office:value-type="float" office:value="13" table:style-name="ce2">
            <text:p>13</text:p>
          </table:table-cell>
          <table:table-cell office:value-type="float" office:value="1" table:formula="of:=[.L25]^0" table:style-name="ce46">
            <text:p>1</text:p>
          </table:table-cell>
          <table:table-cell office:value-type="float" office:value="17900000" table:formula="of:=[.L24]+1400000" table:style-name="ce89">
            <text:p>1.8E+07</text:p>
          </table:table-cell>
          <table:table-cell table:style-name="ce6"/>
          <table:table-cell office:value-type="float" office:value="10.235471900000002" table:formula="of:=[.L25]*[.$F$5]+[.$F$4]*[.K25]" table:style-name="ce6">
            <text:p>1.02E+01</text:p>
          </table:table-cell>
          <table:table-cell office:value-type="float" office:value="11.4660419" table:formula="of:=[.$F$7]*[.L25]" table:style-name="ce13">
            <text:p>1.15E+001</text:p>
          </table:table-cell>
          <table:table-cell office:value-type="float" office:value="1.2305699999999984" table:formula="of:=[.O25]-[.N25]" table:style-name="ce11">
            <text:p>1.23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4" table:style-name="ce79">
            <text:p>14</text:p>
          </table:table-cell>
          <table:table-cell office:value-type="float" office:value="18000000" table:style-name="ce80">
            <text:p>1.8E+07</text:p>
          </table:table-cell>
          <table:table-cell office:value-type="float" office:value="9" table:style-name="ce79">
            <text:p>9</text:p>
          </table:table-cell>
          <table:table-cell office:value-type="float" office:value="1" table:style-name="ce79">
            <text:p>1</text:p>
          </table:table-cell>
          <table:table-cell office:value-type="float" office:value="18000000" table:formula="of:=[.C26]" table:style-name="ce80">
            <text:p>1.8E+07</text:p>
          </table:table-cell>
          <table:table-cell table:style-name="ce81"/>
          <table:table-cell table:style-name="ce87"/>
          <table:table-cell table:style-name="ce4"/>
          <table:table-cell office:value-type="float" office:value="14" table:style-name="ce2">
            <text:p>14</text:p>
          </table:table-cell>
          <table:table-cell office:value-type="float" office:value="1" table:formula="of:=[.L26]^0" table:style-name="ce46">
            <text:p>1</text:p>
          </table:table-cell>
          <table:table-cell office:value-type="float" office:value="19300000" table:formula="of:=[.L25]+1400000" table:style-name="ce89">
            <text:p>1.9E+07</text:p>
          </table:table-cell>
          <table:table-cell table:style-name="ce6"/>
          <table:table-cell office:value-type="float" office:value="11.120357300000002" table:formula="of:=[.L26]*[.$F$5]+[.$F$4]*[.K26]" table:style-name="ce6">
            <text:p>1.11E+01</text:p>
          </table:table-cell>
          <table:table-cell office:value-type="float" office:value="12.362827300000001" table:formula="of:=[.$F$7]*[.L26]" table:style-name="ce13">
            <text:p>1.24E+001</text:p>
          </table:table-cell>
          <table:table-cell office:value-type="float" office:value="1.2424699999999991" table:formula="of:=[.O26]-[.N26]" table:style-name="ce11">
            <text:p>1.24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5" table:style-name="ce79">
            <text:p>15</text:p>
          </table:table-cell>
          <table:table-cell office:value-type="float" office:value="19000000" table:style-name="ce80">
            <text:p>1.9E+07</text:p>
          </table:table-cell>
          <table:table-cell office:value-type="float" office:value="9" table:style-name="ce79">
            <text:p>9</text:p>
          </table:table-cell>
          <table:table-cell office:value-type="float" office:value="1" table:style-name="ce79">
            <text:p>1</text:p>
          </table:table-cell>
          <table:table-cell office:value-type="float" office:value="19000000" table:formula="of:=[.C27]" table:style-name="ce80">
            <text:p>1.9E+07</text:p>
          </table:table-cell>
          <table:table-cell table:style-name="ce81"/>
          <table:table-cell table:style-name="ce87"/>
          <table:table-cell table:style-name="ce4"/>
          <table:table-cell office:value-type="float" office:value="15" table:style-name="ce2">
            <text:p>15</text:p>
          </table:table-cell>
          <table:table-cell office:value-type="float" office:value="1" table:formula="of:=[.L27]^0" table:style-name="ce46">
            <text:p>1</text:p>
          </table:table-cell>
          <table:table-cell office:value-type="float" office:value="20700000" table:formula="of:=[.L26]+1400000" table:style-name="ce89">
            <text:p>2.1E+07</text:p>
          </table:table-cell>
          <table:table-cell table:style-name="ce6"/>
          <table:table-cell office:value-type="float" office:value="12.005242700000002" table:formula="of:=[.L27]*[.$F$5]+[.$F$4]*[.K27]" table:style-name="ce6">
            <text:p>1.20E+01</text:p>
          </table:table-cell>
          <table:table-cell office:value-type="float" office:value="13.259612700000002" table:formula="of:=[.$F$7]*[.L27]" table:style-name="ce13">
            <text:p>1.33E+001</text:p>
          </table:table-cell>
          <table:table-cell office:value-type="float" office:value="1.2543699999999998" table:formula="of:=[.O27]-[.N27]" table:style-name="ce11">
            <text:p>1.25E+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79">
            <text:p>16</text:p>
          </table:table-cell>
          <table:table-cell office:value-type="float" office:value="100000000" table:style-name="ce80">
            <text:p>1.0E+08</text:p>
          </table:table-cell>
          <table:table-cell office:value-type="float" office:value="63" table:style-name="ce79">
            <text:p>63</text:p>
          </table:table-cell>
          <table:table-cell office:value-type="float" office:value="1" table:style-name="ce79">
            <text:p>1</text:p>
          </table:table-cell>
          <table:table-cell office:value-type="float" office:value="100000000" table:formula="of:=[.C28]" table:style-name="ce80">
            <text:p>1.0E+08</text:p>
          </table:table-cell>
          <table:table-cell table:style-name="ce81"/>
          <table:table-cell table:style-name="ce88"/>
          <table:table-cell table:style-name="ce4"/>
          <table:table-cell office:value-type="float" office:value="16" table:style-name="ce2">
            <text:p>16</text:p>
          </table:table-cell>
          <table:table-cell office:value-type="float" office:value="1" table:formula="of:=[.L28]^0" table:style-name="ce46">
            <text:p>1</text:p>
          </table:table-cell>
          <table:table-cell office:value-type="float" office:value="22100000" table:formula="of:=[.L27]+1400000" table:style-name="ce89">
            <text:p>2.2E+07</text:p>
          </table:table-cell>
          <table:table-cell table:style-name="ce6"/>
          <table:table-cell office:value-type="float" office:value="12.890128100000002" table:formula="of:=[.L28]*[.$F$5]+[.$F$4]*[.K28]" table:style-name="ce6">
            <text:p>1.29E+01</text:p>
          </table:table-cell>
          <table:table-cell office:value-type="float" office:value="14.156398100000001" table:formula="of:=[.$F$7]*[.L28]" table:style-name="ce13">
            <text:p>1.42E+001</text:p>
          </table:table-cell>
          <table:table-cell office:value-type="float" office:value="1.2662699999999987" table:formula="of:=[.O28]-[.N28]" table:style-name="ce11">
            <text:p>1.27E+00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7" table:style-name="ce2">
            <text:p>17</text:p>
          </table:table-cell>
          <table:table-cell office:value-type="float" office:value="1" table:formula="of:=[.L29]^0" table:style-name="ce46">
            <text:p>1</text:p>
          </table:table-cell>
          <table:table-cell office:value-type="float" office:value="23500000" table:formula="of:=[.L28]+1400000" table:style-name="ce89">
            <text:p>2.4E+07</text:p>
          </table:table-cell>
          <table:table-cell table:style-name="ce6"/>
          <table:table-cell office:value-type="float" office:value="13.775013500000002" table:formula="of:=[.L29]*[.$F$5]+[.$F$4]*[.K29]" table:style-name="ce6">
            <text:p>1.38E+01</text:p>
          </table:table-cell>
          <table:table-cell office:value-type="float" office:value="15.053183500000001" table:formula="of:=[.$F$7]*[.L29]" table:style-name="ce13">
            <text:p>1.51E+001</text:p>
          </table:table-cell>
          <table:table-cell office:value-type="float" office:value="1.2781699999999994" table:formula="of:=[.O29]-[.N29]" table:style-name="ce11">
            <text:p>1.28E+00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25">
            <text:p>Step 3a &amp; 7 Graph</text:p>
          </table:table-cell>
          <table:table-cell table:number-columns-repeated="5" table:style-name="ce2"/>
          <table:table-cell table:style-name="ce3"/>
          <table:table-cell table:style-name="ce4"/>
          <table:table-cell office:value-type="float" office:value="18" table:style-name="ce2">
            <text:p>18</text:p>
          </table:table-cell>
          <table:table-cell office:value-type="float" office:value="1" table:formula="of:=[.L30]^0" table:style-name="ce46">
            <text:p>1</text:p>
          </table:table-cell>
          <table:table-cell office:value-type="float" office:value="24900000" table:formula="of:=[.L29]+1400000" table:style-name="ce89">
            <text:p>2.5E+07</text:p>
          </table:table-cell>
          <table:table-cell table:style-name="ce6"/>
          <table:table-cell office:value-type="float" office:value="14.659898900000002" table:formula="of:=[.L30]*[.$F$5]+[.$F$4]*[.K30]" table:style-name="ce6">
            <text:p>1.47E+01</text:p>
          </table:table-cell>
          <table:table-cell office:value-type="float" office:value="15.949968900000002" table:formula="of:=[.$F$7]*[.L30]" table:style-name="ce13">
            <text:p>1.59E+001</text:p>
          </table:table-cell>
          <table:table-cell office:value-type="float" office:value="1.2900700000000001" table:formula="of:=[.O30]-[.N30]" table:style-name="ce11">
            <text:p>1.29E+00</text:p>
          </table:table-cell>
          <table:table-cell table:number-columns-repeated="16368"/>
        </table:table-row>
        <table:table-row table:style-name="ro1">
          <table:table-cell table:style-name="ce1">
            <draw:frame draw:z-index="1" draw:id="id0" draw:style-name="a0" draw:name="Chart 1" svg:x="0in" svg:y="0.13299in" svg:width="7.5218in" svg:height="6.28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9" table:style-name="ce2">
            <text:p>19</text:p>
          </table:table-cell>
          <table:table-cell office:value-type="float" office:value="1" table:formula="of:=[.L31]^0" table:style-name="ce46">
            <text:p>1</text:p>
          </table:table-cell>
          <table:table-cell office:value-type="float" office:value="26300000" table:formula="of:=[.L30]+1400000" table:style-name="ce89">
            <text:p>2.6E+07</text:p>
          </table:table-cell>
          <table:table-cell table:style-name="ce6"/>
          <table:table-cell office:value-type="float" office:value="15.544784300000002" table:formula="of:=[.L31]*[.$F$5]+[.$F$4]*[.K31]" table:style-name="ce6">
            <text:p>1.55E+01</text:p>
          </table:table-cell>
          <table:table-cell office:value-type="float" office:value="16.846754300000001" table:formula="of:=[.$F$7]*[.L31]" table:style-name="ce13">
            <text:p>1.68E+001</text:p>
          </table:table-cell>
          <table:table-cell office:value-type="float" office:value="1.301969999999999" table:formula="of:=[.O31]-[.N31]" table:style-name="ce11">
            <text:p>1.30E+00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20" table:style-name="ce2">
            <text:p>20</text:p>
          </table:table-cell>
          <table:table-cell office:value-type="float" office:value="1" table:formula="of:=[.L32]^0" table:style-name="ce46">
            <text:p>1</text:p>
          </table:table-cell>
          <table:table-cell office:value-type="float" office:value="27700000" table:formula="of:=[.L31]+1400000" table:style-name="ce89">
            <text:p>2.8E+07</text:p>
          </table:table-cell>
          <table:table-cell table:style-name="ce6"/>
          <table:table-cell office:value-type="float" office:value="16.429669699999998" table:formula="of:=[.L32]*[.$F$5]+[.$F$4]*[.K32]" table:style-name="ce6">
            <text:p>1.64E+01</text:p>
          </table:table-cell>
          <table:table-cell office:value-type="float" office:value="17.743539699999999" table:formula="of:=[.$F$7]*[.L32]" table:style-name="ce13">
            <text:p>1.77E+001</text:p>
          </table:table-cell>
          <table:table-cell office:value-type="float" office:value="1.3138700000000014" table:formula="of:=[.O32]-[.N32]" table:style-name="ce11">
            <text:p>1.31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1" table:style-name="ce2">
            <text:p>21</text:p>
          </table:table-cell>
          <table:table-cell office:value-type="float" office:value="1" table:formula="of:=[.L33]^0" table:style-name="ce46">
            <text:p>1</text:p>
          </table:table-cell>
          <table:table-cell office:value-type="float" office:value="29100000" table:formula="of:=[.L32]+1400000" table:style-name="ce89">
            <text:p>2.9E+07</text:p>
          </table:table-cell>
          <table:table-cell table:style-name="ce6"/>
          <table:table-cell office:value-type="float" office:value="17.3145551" table:formula="of:=[.L33]*[.$F$5]+[.$F$4]*[.K33]" table:style-name="ce6">
            <text:p>1.73E+01</text:p>
          </table:table-cell>
          <table:table-cell office:value-type="float" office:value="18.640325100000002" table:formula="of:=[.$F$7]*[.L33]" table:style-name="ce13">
            <text:p>1.86E+001</text:p>
          </table:table-cell>
          <table:table-cell office:value-type="float" office:value="1.3257700000000021" table:formula="of:=[.O33]-[.N33]" table:style-name="ce11">
            <text:p>1.33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2" table:style-name="ce2">
            <text:p>22</text:p>
          </table:table-cell>
          <table:table-cell office:value-type="float" office:value="1" table:formula="of:=[.L34]^0" table:style-name="ce46">
            <text:p>1</text:p>
          </table:table-cell>
          <table:table-cell office:value-type="float" office:value="30500000" table:formula="of:=[.L33]+1400000" table:style-name="ce89">
            <text:p>3.1E+07</text:p>
          </table:table-cell>
          <table:table-cell table:style-name="ce6"/>
          <table:table-cell office:value-type="float" office:value="18.199440500000001" table:formula="of:=[.L34]*[.$F$5]+[.$F$4]*[.K34]" table:style-name="ce6">
            <text:p>1.82E+01</text:p>
          </table:table-cell>
          <table:table-cell office:value-type="float" office:value="19.537110500000001" table:formula="of:=[.$F$7]*[.L34]" table:style-name="ce13">
            <text:p>1.95E+001</text:p>
          </table:table-cell>
          <table:table-cell office:value-type="float" office:value="1.3376699999999992" table:formula="of:=[.O34]-[.N34]" table:style-name="ce11">
            <text:p>1.34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3" table:style-name="ce2">
            <text:p>23</text:p>
          </table:table-cell>
          <table:table-cell office:value-type="float" office:value="1" table:formula="of:=[.L35]^0" table:style-name="ce46">
            <text:p>1</text:p>
          </table:table-cell>
          <table:table-cell office:value-type="float" office:value="31900000" table:formula="of:=[.L34]+1400000" table:style-name="ce89">
            <text:p>3.2E+07</text:p>
          </table:table-cell>
          <table:table-cell table:style-name="ce6"/>
          <table:table-cell office:value-type="float" office:value="19.0843259" table:formula="of:=[.L35]*[.$F$5]+[.$F$4]*[.K35]" table:style-name="ce6">
            <text:p>1.91E+01</text:p>
          </table:table-cell>
          <table:table-cell office:value-type="float" office:value="20.4338959" table:formula="of:=[.$F$7]*[.L35]" table:style-name="ce13">
            <text:p>2.04E+001</text:p>
          </table:table-cell>
          <table:table-cell office:value-type="float" office:value="1.3495699999999999" table:formula="of:=[.O35]-[.N35]" table:style-name="ce11">
            <text:p>1.35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4" table:style-name="ce2">
            <text:p>24</text:p>
          </table:table-cell>
          <table:table-cell office:value-type="float" office:value="1" table:formula="of:=[.L36]^0" table:style-name="ce46">
            <text:p>1</text:p>
          </table:table-cell>
          <table:table-cell office:value-type="float" office:value="33300000" table:formula="of:=[.L35]+1400000" table:style-name="ce89">
            <text:p>3.3E+07</text:p>
          </table:table-cell>
          <table:table-cell table:style-name="ce6"/>
          <table:table-cell office:value-type="float" office:value="19.969211300000001" table:formula="of:=[.L36]*[.$F$5]+[.$F$4]*[.K36]" table:style-name="ce6">
            <text:p>2.00E+01</text:p>
          </table:table-cell>
          <table:table-cell office:value-type="float" office:value="21.330681300000002" table:formula="of:=[.$F$7]*[.L36]" table:style-name="ce13">
            <text:p>2.13E+001</text:p>
          </table:table-cell>
          <table:table-cell office:value-type="float" office:value="1.3614700000000006" table:formula="of:=[.O36]-[.N36]" table:style-name="ce11">
            <text:p>1.36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5" table:style-name="ce2">
            <text:p>25</text:p>
          </table:table-cell>
          <table:table-cell office:value-type="float" office:value="1" table:formula="of:=[.L37]^0" table:style-name="ce46">
            <text:p>1</text:p>
          </table:table-cell>
          <table:table-cell office:value-type="float" office:value="34700000" table:formula="of:=[.L36]+1400000" table:style-name="ce89">
            <text:p>3.5E+07</text:p>
          </table:table-cell>
          <table:table-cell table:style-name="ce6"/>
          <table:table-cell office:value-type="float" office:value="20.854096699999999" table:formula="of:=[.L37]*[.$F$5]+[.$F$4]*[.K37]" table:style-name="ce6">
            <text:p>2.09E+01</text:p>
          </table:table-cell>
          <table:table-cell office:value-type="float" office:value="22.227466700000001" table:formula="of:=[.$F$7]*[.L37]" table:style-name="ce13">
            <text:p>2.22E+001</text:p>
          </table:table-cell>
          <table:table-cell office:value-type="float" office:value="1.3733700000000013" table:formula="of:=[.O37]-[.N37]" table:style-name="ce11">
            <text:p>1.37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6" table:style-name="ce2">
            <text:p>26</text:p>
          </table:table-cell>
          <table:table-cell office:value-type="float" office:value="1" table:formula="of:=[.L38]^0" table:style-name="ce46">
            <text:p>1</text:p>
          </table:table-cell>
          <table:table-cell office:value-type="float" office:value="36100000" table:formula="of:=[.L37]+1400000" table:style-name="ce89">
            <text:p>3.6E+07</text:p>
          </table:table-cell>
          <table:table-cell table:style-name="ce6"/>
          <table:table-cell office:value-type="float" office:value="21.738982100000001" table:formula="of:=[.L38]*[.$F$5]+[.$F$4]*[.K38]" table:style-name="ce6">
            <text:p>2.17E+01</text:p>
          </table:table-cell>
          <table:table-cell office:value-type="float" office:value="23.124252100000003" table:formula="of:=[.$F$7]*[.L38]" table:style-name="ce13">
            <text:p>2.31E+001</text:p>
          </table:table-cell>
          <table:table-cell office:value-type="float" office:value="1.385270000000002" table:formula="of:=[.O38]-[.N38]" table:style-name="ce11">
            <text:p>1.39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7" table:style-name="ce2">
            <text:p>27</text:p>
          </table:table-cell>
          <table:table-cell office:value-type="float" office:value="1" table:formula="of:=[.L39]^0" table:style-name="ce46">
            <text:p>1</text:p>
          </table:table-cell>
          <table:table-cell office:value-type="float" office:value="37500000" table:formula="of:=[.L38]+1400000" table:style-name="ce89">
            <text:p>3.8E+07</text:p>
          </table:table-cell>
          <table:table-cell table:style-name="ce6"/>
          <table:table-cell office:value-type="float" office:value="22.623867499999999" table:formula="of:=[.L39]*[.$F$5]+[.$F$4]*[.K39]" table:style-name="ce6">
            <text:p>2.26E+01</text:p>
          </table:table-cell>
          <table:table-cell office:value-type="float" office:value="24.021037500000002" table:formula="of:=[.$F$7]*[.L39]" table:style-name="ce13">
            <text:p>2.40E+001</text:p>
          </table:table-cell>
          <table:table-cell office:value-type="float" office:value="1.3971700000000027" table:formula="of:=[.O39]-[.N39]" table:style-name="ce11">
            <text:p>1.40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8" table:style-name="ce2">
            <text:p>28</text:p>
          </table:table-cell>
          <table:table-cell office:value-type="float" office:value="1" table:formula="of:=[.L40]^0" table:style-name="ce46">
            <text:p>1</text:p>
          </table:table-cell>
          <table:table-cell office:value-type="float" office:value="38900000" table:formula="of:=[.L39]+1400000" table:style-name="ce89">
            <text:p>3.9E+07</text:p>
          </table:table-cell>
          <table:table-cell table:style-name="ce6"/>
          <table:table-cell office:value-type="float" office:value="23.508752900000001" table:formula="of:=[.L40]*[.$F$5]+[.$F$4]*[.K40]" table:style-name="ce6">
            <text:p>2.35E+01</text:p>
          </table:table-cell>
          <table:table-cell office:value-type="float" office:value="24.917822900000001" table:formula="of:=[.$F$7]*[.L40]" table:style-name="ce13">
            <text:p>2.49E+001</text:p>
          </table:table-cell>
          <table:table-cell office:value-type="float" office:value="1.4090699999999998" table:formula="of:=[.O40]-[.N40]" table:style-name="ce11">
            <text:p>1.41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9" table:style-name="ce2">
            <text:p>29</text:p>
          </table:table-cell>
          <table:table-cell office:value-type="float" office:value="1" table:formula="of:=[.L41]^0" table:style-name="ce46">
            <text:p>1</text:p>
          </table:table-cell>
          <table:table-cell office:value-type="float" office:value="40300000" table:formula="of:=[.L40]+1400000" table:style-name="ce89">
            <text:p>4.0E+07</text:p>
          </table:table-cell>
          <table:table-cell table:style-name="ce6"/>
          <table:table-cell office:value-type="float" office:value="24.393638299999999" table:formula="of:=[.L41]*[.$F$5]+[.$F$4]*[.K41]" table:style-name="ce6">
            <text:p>2.44E+01</text:p>
          </table:table-cell>
          <table:table-cell office:value-type="float" office:value="25.814608300000003" table:formula="of:=[.$F$7]*[.L41]" table:style-name="ce13">
            <text:p>2.58E+001</text:p>
          </table:table-cell>
          <table:table-cell office:value-type="float" office:value="1.4209700000000041" table:formula="of:=[.O41]-[.N41]" table:style-name="ce11">
            <text:p>1.42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0" table:style-name="ce2">
            <text:p>30</text:p>
          </table:table-cell>
          <table:table-cell office:value-type="float" office:value="1" table:formula="of:=[.L42]^0" table:style-name="ce46">
            <text:p>1</text:p>
          </table:table-cell>
          <table:table-cell office:value-type="float" office:value="41700000" table:formula="of:=[.L41]+1400000" table:style-name="ce89">
            <text:p>4.2E+07</text:p>
          </table:table-cell>
          <table:table-cell table:style-name="ce6"/>
          <table:table-cell office:value-type="float" office:value="25.278523700000001" table:formula="of:=[.L42]*[.$F$5]+[.$F$4]*[.K42]" table:style-name="ce6">
            <text:p>2.53E+01</text:p>
          </table:table-cell>
          <table:table-cell office:value-type="float" office:value="26.711393700000002" table:formula="of:=[.$F$7]*[.L42]" table:style-name="ce13">
            <text:p>2.67E+001</text:p>
          </table:table-cell>
          <table:table-cell office:value-type="float" office:value="1.4328700000000012" table:formula="of:=[.O42]-[.N42]" table:style-name="ce11">
            <text:p>1.43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1" table:style-name="ce2">
            <text:p>31</text:p>
          </table:table-cell>
          <table:table-cell office:value-type="float" office:value="1" table:formula="of:=[.L43]^0" table:style-name="ce46">
            <text:p>1</text:p>
          </table:table-cell>
          <table:table-cell office:value-type="float" office:value="43100000" table:formula="of:=[.L42]+1400000" table:style-name="ce89">
            <text:p>4.3E+07</text:p>
          </table:table-cell>
          <table:table-cell table:style-name="ce6"/>
          <table:table-cell office:value-type="float" office:value="26.163409099999999" table:formula="of:=[.L43]*[.$F$5]+[.$F$4]*[.K43]" table:style-name="ce6">
            <text:p>2.62E+01</text:p>
          </table:table-cell>
          <table:table-cell office:value-type="float" office:value="27.608179100000001" table:formula="of:=[.$F$7]*[.L43]" table:style-name="ce13">
            <text:p>2.76E+001</text:p>
          </table:table-cell>
          <table:table-cell office:value-type="float" office:value="1.4447700000000019" table:formula="of:=[.O43]-[.N43]" table:style-name="ce11">
            <text:p>1.44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2" table:style-name="ce2">
            <text:p>32</text:p>
          </table:table-cell>
          <table:table-cell office:value-type="float" office:value="1" table:formula="of:=[.L44]^0" table:style-name="ce46">
            <text:p>1</text:p>
          </table:table-cell>
          <table:table-cell office:value-type="float" office:value="44500000" table:formula="of:=[.L43]+1400000" table:style-name="ce89">
            <text:p>4.5E+07</text:p>
          </table:table-cell>
          <table:table-cell table:style-name="ce6"/>
          <table:table-cell office:value-type="float" office:value="27.048294500000001" table:formula="of:=[.L44]*[.$F$5]+[.$F$4]*[.K44]" table:style-name="ce6">
            <text:p>2.70E+01</text:p>
          </table:table-cell>
          <table:table-cell office:value-type="float" office:value="28.504964500000003" table:formula="of:=[.$F$7]*[.L44]" table:style-name="ce13">
            <text:p>2.85E+001</text:p>
          </table:table-cell>
          <table:table-cell office:value-type="float" office:value="1.4566700000000026" table:formula="of:=[.O44]-[.N44]" table:style-name="ce11">
            <text:p>1.46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3" table:style-name="ce2">
            <text:p>33</text:p>
          </table:table-cell>
          <table:table-cell office:value-type="float" office:value="1" table:formula="of:=[.L45]^0" table:style-name="ce46">
            <text:p>1</text:p>
          </table:table-cell>
          <table:table-cell office:value-type="float" office:value="45900000" table:formula="of:=[.L44]+1400000" table:style-name="ce89">
            <text:p>4.6E+07</text:p>
          </table:table-cell>
          <table:table-cell table:style-name="ce6"/>
          <table:table-cell office:value-type="float" office:value="27.933179899999999" table:formula="of:=[.L45]*[.$F$5]+[.$F$4]*[.K45]" table:style-name="ce6">
            <text:p>2.79E+01</text:p>
          </table:table-cell>
          <table:table-cell office:value-type="float" office:value="29.401749900000002" table:formula="of:=[.$F$7]*[.L45]" table:style-name="ce13">
            <text:p>2.94E+001</text:p>
          </table:table-cell>
          <table:table-cell office:value-type="float" office:value="1.4685700000000033" table:formula="of:=[.O45]-[.N45]" table:style-name="ce11">
            <text:p>1.47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4" table:style-name="ce2">
            <text:p>34</text:p>
          </table:table-cell>
          <table:table-cell office:value-type="float" office:value="1" table:formula="of:=[.L46]^0" table:style-name="ce46">
            <text:p>1</text:p>
          </table:table-cell>
          <table:table-cell office:value-type="float" office:value="47300000" table:formula="of:=[.L45]+1400000" table:style-name="ce89">
            <text:p>4.7E+07</text:p>
          </table:table-cell>
          <table:table-cell table:style-name="ce6"/>
          <table:table-cell office:value-type="float" office:value="28.818065300000001" table:formula="of:=[.L46]*[.$F$5]+[.$F$4]*[.K46]" table:style-name="ce6">
            <text:p>2.88E+01</text:p>
          </table:table-cell>
          <table:table-cell office:value-type="float" office:value="30.298535300000001" table:formula="of:=[.$F$7]*[.L46]" table:style-name="ce13">
            <text:p>3.03E+001</text:p>
          </table:table-cell>
          <table:table-cell office:value-type="float" office:value="1.4804700000000004" table:formula="of:=[.O46]-[.N46]" table:style-name="ce11">
            <text:p>1.48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5" table:style-name="ce2">
            <text:p>35</text:p>
          </table:table-cell>
          <table:table-cell office:value-type="float" office:value="1" table:formula="of:=[.L47]^0" table:style-name="ce46">
            <text:p>1</text:p>
          </table:table-cell>
          <table:table-cell office:value-type="float" office:value="48700000" table:formula="of:=[.L46]+1400000" table:style-name="ce89">
            <text:p>4.9E+07</text:p>
          </table:table-cell>
          <table:table-cell table:style-name="ce6"/>
          <table:table-cell office:value-type="float" office:value="29.702950699999999" table:formula="of:=[.L47]*[.$F$5]+[.$F$4]*[.K47]" table:style-name="ce6">
            <text:p>2.97E+01</text:p>
          </table:table-cell>
          <table:table-cell office:value-type="float" office:value="31.195320700000003" table:formula="of:=[.$F$7]*[.L47]" table:style-name="ce13">
            <text:p>3.12E+001</text:p>
          </table:table-cell>
          <table:table-cell office:value-type="float" office:value="1.4923700000000046" table:formula="of:=[.O47]-[.N47]" table:style-name="ce11">
            <text:p>1.49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6" table:style-name="ce2">
            <text:p>36</text:p>
          </table:table-cell>
          <table:table-cell office:value-type="float" office:value="1" table:formula="of:=[.L48]^0" table:style-name="ce46">
            <text:p>1</text:p>
          </table:table-cell>
          <table:table-cell office:value-type="float" office:value="50100000" table:formula="of:=[.L47]+1400000" table:style-name="ce89">
            <text:p>5.0E+07</text:p>
          </table:table-cell>
          <table:table-cell table:style-name="ce6"/>
          <table:table-cell office:value-type="float" office:value="30.587836100000001" table:formula="of:=[.L48]*[.$F$5]+[.$F$4]*[.K48]" table:style-name="ce6">
            <text:p>3.06E+01</text:p>
          </table:table-cell>
          <table:table-cell office:value-type="float" office:value="32.092106100000002" table:formula="of:=[.$F$7]*[.L48]" table:style-name="ce13">
            <text:p>3.21E+001</text:p>
          </table:table-cell>
          <table:table-cell office:value-type="float" office:value="1.5042700000000018" table:formula="of:=[.O48]-[.N48]" table:style-name="ce11">
            <text:p>1.50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7" table:style-name="ce2">
            <text:p>37</text:p>
          </table:table-cell>
          <table:table-cell office:value-type="float" office:value="1" table:formula="of:=[.L49]^0" table:style-name="ce46">
            <text:p>1</text:p>
          </table:table-cell>
          <table:table-cell office:value-type="float" office:value="51500000" table:formula="of:=[.L48]+1400000" table:style-name="ce89">
            <text:p>5.2E+07</text:p>
          </table:table-cell>
          <table:table-cell table:style-name="ce6"/>
          <table:table-cell office:value-type="float" office:value="31.472721499999999" table:formula="of:=[.L49]*[.$F$5]+[.$F$4]*[.K49]" table:style-name="ce6">
            <text:p>3.15E+01</text:p>
          </table:table-cell>
          <table:table-cell office:value-type="float" office:value="32.988891500000001" table:formula="of:=[.$F$7]*[.L49]" table:style-name="ce13">
            <text:p>3.30E+001</text:p>
          </table:table-cell>
          <table:table-cell office:value-type="float" office:value="1.5161700000000025" table:formula="of:=[.O49]-[.N49]" table:style-name="ce11">
            <text:p>1.52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8" table:style-name="ce2">
            <text:p>38</text:p>
          </table:table-cell>
          <table:table-cell office:value-type="float" office:value="1" table:formula="of:=[.L50]^0" table:style-name="ce46">
            <text:p>1</text:p>
          </table:table-cell>
          <table:table-cell office:value-type="float" office:value="52900000" table:formula="of:=[.L49]+1400000" table:style-name="ce89">
            <text:p>5.3E+07</text:p>
          </table:table-cell>
          <table:table-cell table:style-name="ce6"/>
          <table:table-cell office:value-type="float" office:value="32.3576069" table:formula="of:=[.L50]*[.$F$5]+[.$F$4]*[.K50]" table:style-name="ce6">
            <text:p>3.24E+01</text:p>
          </table:table-cell>
          <table:table-cell office:value-type="float" office:value="33.8856769" table:formula="of:=[.$F$7]*[.L50]" table:style-name="ce13">
            <text:p>3.39E+001</text:p>
          </table:table-cell>
          <table:table-cell office:value-type="float" office:value="1.5280699999999996" table:formula="of:=[.O50]-[.N50]" table:style-name="ce11">
            <text:p>1.53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9" table:style-name="ce2">
            <text:p>39</text:p>
          </table:table-cell>
          <table:table-cell office:value-type="float" office:value="1" table:formula="of:=[.L51]^0" table:style-name="ce46">
            <text:p>1</text:p>
          </table:table-cell>
          <table:table-cell office:value-type="float" office:value="54300000" table:formula="of:=[.L50]+1400000" table:style-name="ce89">
            <text:p>5.4E+07</text:p>
          </table:table-cell>
          <table:table-cell table:style-name="ce6"/>
          <table:table-cell office:value-type="float" office:value="33.242492300000002" table:formula="of:=[.L51]*[.$F$5]+[.$F$4]*[.K51]" table:style-name="ce6">
            <text:p>3.32E+01</text:p>
          </table:table-cell>
          <table:table-cell office:value-type="float" office:value="34.782462299999999" table:formula="of:=[.$F$7]*[.L51]" table:style-name="ce13">
            <text:p>3.48E+001</text:p>
          </table:table-cell>
          <table:table-cell office:value-type="float" office:value="1.5399699999999967" table:formula="of:=[.O51]-[.N51]" table:style-name="ce11">
            <text:p>1.54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0" table:style-name="ce2">
            <text:p>40</text:p>
          </table:table-cell>
          <table:table-cell office:value-type="float" office:value="1" table:formula="of:=[.L52]^0" table:style-name="ce46">
            <text:p>1</text:p>
          </table:table-cell>
          <table:table-cell office:value-type="float" office:value="55700000" table:formula="of:=[.L51]+1400000" table:style-name="ce89">
            <text:p>5.6E+07</text:p>
          </table:table-cell>
          <table:table-cell table:style-name="ce6"/>
          <table:table-cell office:value-type="float" office:value="34.127377700000004" table:formula="of:=[.L52]*[.$F$5]+[.$F$4]*[.K52]" table:style-name="ce6">
            <text:p>3.41E+01</text:p>
          </table:table-cell>
          <table:table-cell office:value-type="float" office:value="35.679247700000005" table:formula="of:=[.$F$7]*[.L52]" table:style-name="ce13">
            <text:p>3.57E+001</text:p>
          </table:table-cell>
          <table:table-cell office:value-type="float" office:value="1.551870000000001" table:formula="of:=[.O52]-[.N52]" table:style-name="ce11">
            <text:p>1.55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1" table:style-name="ce2">
            <text:p>41</text:p>
          </table:table-cell>
          <table:table-cell office:value-type="float" office:value="1" table:formula="of:=[.L53]^0" table:style-name="ce46">
            <text:p>1</text:p>
          </table:table-cell>
          <table:table-cell office:value-type="float" office:value="57100000" table:formula="of:=[.L52]+1400000" table:style-name="ce89">
            <text:p>5.7E+07</text:p>
          </table:table-cell>
          <table:table-cell table:style-name="ce6"/>
          <table:table-cell office:value-type="float" office:value="35.012263099999998" table:formula="of:=[.L53]*[.$F$5]+[.$F$4]*[.K53]" table:style-name="ce6">
            <text:p>3.50E+01</text:p>
          </table:table-cell>
          <table:table-cell office:value-type="float" office:value="36.576033100000004" table:formula="of:=[.$F$7]*[.L53]" table:style-name="ce13">
            <text:p>3.66E+001</text:p>
          </table:table-cell>
          <table:table-cell office:value-type="float" office:value="1.5637700000000052" table:formula="of:=[.O53]-[.N53]" table:style-name="ce11">
            <text:p>1.56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2" table:style-name="ce2">
            <text:p>42</text:p>
          </table:table-cell>
          <table:table-cell office:value-type="float" office:value="1" table:formula="of:=[.L54]^0" table:style-name="ce46">
            <text:p>1</text:p>
          </table:table-cell>
          <table:table-cell office:value-type="float" office:value="58500000" table:formula="of:=[.L53]+1400000" table:style-name="ce89">
            <text:p>5.9E+07</text:p>
          </table:table-cell>
          <table:table-cell table:style-name="ce6"/>
          <table:table-cell office:value-type="float" office:value="35.8971485" table:formula="of:=[.L54]*[.$F$5]+[.$F$4]*[.K54]" table:style-name="ce6">
            <text:p>3.59E+01</text:p>
          </table:table-cell>
          <table:table-cell office:value-type="float" office:value="37.472818500000002" table:formula="of:=[.$F$7]*[.L54]" table:style-name="ce13">
            <text:p>3.75E+001</text:p>
          </table:table-cell>
          <table:table-cell office:value-type="float" office:value="1.5756700000000023" table:formula="of:=[.O54]-[.N54]" table:style-name="ce11">
            <text:p>1.58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3" table:style-name="ce2">
            <text:p>43</text:p>
          </table:table-cell>
          <table:table-cell office:value-type="float" office:value="1" table:formula="of:=[.L55]^0" table:style-name="ce46">
            <text:p>1</text:p>
          </table:table-cell>
          <table:table-cell office:value-type="float" office:value="59900000" table:formula="of:=[.L54]+1400000" table:style-name="ce89">
            <text:p>6.0E+07</text:p>
          </table:table-cell>
          <table:table-cell table:style-name="ce6"/>
          <table:table-cell office:value-type="float" office:value="36.782033900000002" table:formula="of:=[.L55]*[.$F$5]+[.$F$4]*[.K55]" table:style-name="ce6">
            <text:p>3.68E+01</text:p>
          </table:table-cell>
          <table:table-cell office:value-type="float" office:value="38.369603900000001" table:formula="of:=[.$F$7]*[.L55]" table:style-name="ce13">
            <text:p>3.84E+001</text:p>
          </table:table-cell>
          <table:table-cell office:value-type="float" office:value="1.5875699999999995" table:formula="of:=[.O55]-[.N55]" table:style-name="ce11">
            <text:p>1.59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4" table:style-name="ce2">
            <text:p>44</text:p>
          </table:table-cell>
          <table:table-cell office:value-type="float" office:value="1" table:formula="of:=[.L56]^0" table:style-name="ce46">
            <text:p>1</text:p>
          </table:table-cell>
          <table:table-cell office:value-type="float" office:value="61300000" table:formula="of:=[.L55]+1400000" table:style-name="ce89">
            <text:p>6.1E+07</text:p>
          </table:table-cell>
          <table:table-cell table:style-name="ce6"/>
          <table:table-cell office:value-type="float" office:value="37.666919300000004" table:formula="of:=[.L56]*[.$F$5]+[.$F$4]*[.K56]" table:style-name="ce6">
            <text:p>3.77E+01</text:p>
          </table:table-cell>
          <table:table-cell office:value-type="float" office:value="39.2663893" table:formula="of:=[.$F$7]*[.L56]" table:style-name="ce13">
            <text:p>3.93E+001</text:p>
          </table:table-cell>
          <table:table-cell office:value-type="float" office:value="1.5994699999999966" table:formula="of:=[.O56]-[.N56]" table:style-name="ce11">
            <text:p>1.60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5" table:style-name="ce2">
            <text:p>45</text:p>
          </table:table-cell>
          <table:table-cell office:value-type="float" office:value="1" table:formula="of:=[.L57]^0" table:style-name="ce46">
            <text:p>1</text:p>
          </table:table-cell>
          <table:table-cell office:value-type="float" office:value="62700000" table:formula="of:=[.L56]+1400000" table:style-name="ce89">
            <text:p>6.3E+07</text:p>
          </table:table-cell>
          <table:table-cell table:style-name="ce6"/>
          <table:table-cell office:value-type="float" office:value="38.551804699999998" table:formula="of:=[.L57]*[.$F$5]+[.$F$4]*[.K57]" table:style-name="ce6">
            <text:p>3.86E+01</text:p>
          </table:table-cell>
          <table:table-cell office:value-type="float" office:value="40.163174699999999" table:formula="of:=[.$F$7]*[.L57]" table:style-name="ce13">
            <text:p>4.02E+001</text:p>
          </table:table-cell>
          <table:table-cell office:value-type="float" office:value="1.6113700000000009" table:formula="of:=[.O57]-[.N57]" table:style-name="ce11">
            <text:p>1.61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6" table:style-name="ce2">
            <text:p>46</text:p>
          </table:table-cell>
          <table:table-cell office:value-type="float" office:value="1" table:formula="of:=[.L58]^0" table:style-name="ce46">
            <text:p>1</text:p>
          </table:table-cell>
          <table:table-cell office:value-type="float" office:value="64100000" table:formula="of:=[.L57]+1400000" table:style-name="ce89">
            <text:p>6.4E+07</text:p>
          </table:table-cell>
          <table:table-cell table:style-name="ce6"/>
          <table:table-cell office:value-type="float" office:value="39.4366901" table:formula="of:=[.L58]*[.$F$5]+[.$F$4]*[.K58]" table:style-name="ce6">
            <text:p>3.94E+01</text:p>
          </table:table-cell>
          <table:table-cell office:value-type="float" office:value="41.059960100000005" table:formula="of:=[.$F$7]*[.L58]" table:style-name="ce13">
            <text:p>4.11E+001</text:p>
          </table:table-cell>
          <table:table-cell office:value-type="float" office:value="1.6232700000000051" table:formula="of:=[.O58]-[.N58]" table:style-name="ce11">
            <text:p>1.62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7" table:style-name="ce2">
            <text:p>47</text:p>
          </table:table-cell>
          <table:table-cell office:value-type="float" office:value="1" table:formula="of:=[.L59]^0" table:style-name="ce46">
            <text:p>1</text:p>
          </table:table-cell>
          <table:table-cell office:value-type="float" office:value="65500000" table:formula="of:=[.L58]+1400000" table:style-name="ce89">
            <text:p>6.6E+07</text:p>
          </table:table-cell>
          <table:table-cell table:style-name="ce6"/>
          <table:table-cell office:value-type="float" office:value="40.321575500000002" table:formula="of:=[.L59]*[.$F$5]+[.$F$4]*[.K59]" table:style-name="ce6">
            <text:p>4.03E+01</text:p>
          </table:table-cell>
          <table:table-cell office:value-type="float" office:value="41.956745500000004" table:formula="of:=[.$F$7]*[.L59]" table:style-name="ce13">
            <text:p>4.20E+001</text:p>
          </table:table-cell>
          <table:table-cell office:value-type="float" office:value="1.6351700000000022" table:formula="of:=[.O59]-[.N59]" table:style-name="ce11">
            <text:p>1.64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8" table:style-name="ce2">
            <text:p>48</text:p>
          </table:table-cell>
          <table:table-cell office:value-type="float" office:value="1" table:formula="of:=[.L60]^0" table:style-name="ce46">
            <text:p>1</text:p>
          </table:table-cell>
          <table:table-cell office:value-type="float" office:value="66900000" table:formula="of:=[.L59]+1400000" table:style-name="ce89">
            <text:p>6.7E+07</text:p>
          </table:table-cell>
          <table:table-cell table:style-name="ce6"/>
          <table:table-cell office:value-type="float" office:value="41.206460900000003" table:formula="of:=[.L60]*[.$F$5]+[.$F$4]*[.K60]" table:style-name="ce6">
            <text:p>4.12E+01</text:p>
          </table:table-cell>
          <table:table-cell office:value-type="float" office:value="42.853530900000003" table:formula="of:=[.$F$7]*[.L60]" table:style-name="ce13">
            <text:p>4.29E+001</text:p>
          </table:table-cell>
          <table:table-cell office:value-type="float" office:value="1.6470699999999994" table:formula="of:=[.O60]-[.N60]" table:style-name="ce11">
            <text:p>1.65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49" table:style-name="ce2">
            <text:p>49</text:p>
          </table:table-cell>
          <table:table-cell office:value-type="float" office:value="1" table:formula="of:=[.L61]^0" table:style-name="ce46">
            <text:p>1</text:p>
          </table:table-cell>
          <table:table-cell office:value-type="float" office:value="68300000" table:formula="of:=[.L60]+1400000" table:style-name="ce89">
            <text:p>6.8E+07</text:p>
          </table:table-cell>
          <table:table-cell table:style-name="ce6"/>
          <table:table-cell office:value-type="float" office:value="42.091346299999998" table:formula="of:=[.L61]*[.$F$5]+[.$F$4]*[.K61]" table:style-name="ce6">
            <text:p>4.21E+01</text:p>
          </table:table-cell>
          <table:table-cell office:value-type="float" office:value="43.750316300000001" table:formula="of:=[.$F$7]*[.L61]" table:style-name="ce13">
            <text:p>4.38E+001</text:p>
          </table:table-cell>
          <table:table-cell office:value-type="float" office:value="1.6589700000000036" table:formula="of:=[.O61]-[.N61]" table:style-name="ce11">
            <text:p>1.66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0" table:style-name="ce2">
            <text:p>50</text:p>
          </table:table-cell>
          <table:table-cell office:value-type="float" office:value="1" table:formula="of:=[.L62]^0" table:style-name="ce46">
            <text:p>1</text:p>
          </table:table-cell>
          <table:table-cell office:value-type="float" office:value="69700000" table:formula="of:=[.L61]+1400000" table:style-name="ce89">
            <text:p>7.0E+07</text:p>
          </table:table-cell>
          <table:table-cell table:style-name="ce6"/>
          <table:table-cell office:value-type="float" office:value="42.9762317" table:formula="of:=[.L62]*[.$F$5]+[.$F$4]*[.K62]" table:style-name="ce6">
            <text:p>4.30E+01</text:p>
          </table:table-cell>
          <table:table-cell office:value-type="float" office:value="44.6471017" table:formula="of:=[.$F$7]*[.L62]" table:style-name="ce13">
            <text:p>4.46E+001</text:p>
          </table:table-cell>
          <table:table-cell office:value-type="float" office:value="1.6708700000000007" table:formula="of:=[.O62]-[.N62]" table:style-name="ce11">
            <text:p>1.67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1" table:style-name="ce2">
            <text:p>51</text:p>
          </table:table-cell>
          <table:table-cell office:value-type="float" office:value="1" table:formula="of:=[.L63]^0" table:style-name="ce46">
            <text:p>1</text:p>
          </table:table-cell>
          <table:table-cell office:value-type="float" office:value="71100000" table:formula="of:=[.L62]+1400000" table:style-name="ce89">
            <text:p>7.1E+07</text:p>
          </table:table-cell>
          <table:table-cell table:style-name="ce6"/>
          <table:table-cell office:value-type="float" office:value="43.861117100000001" table:formula="of:=[.L63]*[.$F$5]+[.$F$4]*[.K63]" table:style-name="ce6">
            <text:p>4.39E+01</text:p>
          </table:table-cell>
          <table:table-cell office:value-type="float" office:value="45.543887100000006" table:formula="of:=[.$F$7]*[.L63]" table:style-name="ce13">
            <text:p>4.55E+001</text:p>
          </table:table-cell>
          <table:table-cell office:value-type="float" office:value="1.682770000000005" table:formula="of:=[.O63]-[.N63]" table:style-name="ce11">
            <text:p>1.68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2" table:style-name="ce2">
            <text:p>52</text:p>
          </table:table-cell>
          <table:table-cell office:value-type="float" office:value="1" table:formula="of:=[.L64]^0" table:style-name="ce46">
            <text:p>1</text:p>
          </table:table-cell>
          <table:table-cell office:value-type="float" office:value="72500000" table:formula="of:=[.L63]+1400000" table:style-name="ce89">
            <text:p>7.3E+07</text:p>
          </table:table-cell>
          <table:table-cell table:style-name="ce6"/>
          <table:table-cell office:value-type="float" office:value="44.746002500000003" table:formula="of:=[.L64]*[.$F$5]+[.$F$4]*[.K64]" table:style-name="ce6">
            <text:p>4.47E+01</text:p>
          </table:table-cell>
          <table:table-cell office:value-type="float" office:value="46.440672500000005" table:formula="of:=[.$F$7]*[.L64]" table:style-name="ce13">
            <text:p>4.64E+001</text:p>
          </table:table-cell>
          <table:table-cell office:value-type="float" office:value="1.6946700000000021" table:formula="of:=[.O64]-[.N64]" table:style-name="ce11">
            <text:p>1.69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3" table:style-name="ce2">
            <text:p>53</text:p>
          </table:table-cell>
          <table:table-cell office:value-type="float" office:value="1" table:formula="of:=[.L65]^0" table:style-name="ce46">
            <text:p>1</text:p>
          </table:table-cell>
          <table:table-cell office:value-type="float" office:value="73900000" table:formula="of:=[.L64]+1400000" table:style-name="ce89">
            <text:p>7.4E+07</text:p>
          </table:table-cell>
          <table:table-cell table:style-name="ce6"/>
          <table:table-cell office:value-type="float" office:value="45.630887900000005" table:formula="of:=[.L65]*[.$F$5]+[.$F$4]*[.K65]" table:style-name="ce6">
            <text:p>4.56E+01</text:p>
          </table:table-cell>
          <table:table-cell office:value-type="float" office:value="47.337457900000004" table:formula="of:=[.$F$7]*[.L65]" table:style-name="ce13">
            <text:p>4.73E+001</text:p>
          </table:table-cell>
          <table:table-cell office:value-type="float" office:value="1.7065699999999993" table:formula="of:=[.O65]-[.N65]" table:style-name="ce11">
            <text:p>1.71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4" table:style-name="ce2">
            <text:p>54</text:p>
          </table:table-cell>
          <table:table-cell office:value-type="float" office:value="1" table:formula="of:=[.L66]^0" table:style-name="ce46">
            <text:p>1</text:p>
          </table:table-cell>
          <table:table-cell office:value-type="float" office:value="75300000" table:formula="of:=[.L65]+1400000" table:style-name="ce89">
            <text:p>7.5E+07</text:p>
          </table:table-cell>
          <table:table-cell table:style-name="ce6"/>
          <table:table-cell office:value-type="float" office:value="46.515773299999999" table:formula="of:=[.L66]*[.$F$5]+[.$F$4]*[.K66]" table:style-name="ce6">
            <text:p>4.65E+01</text:p>
          </table:table-cell>
          <table:table-cell office:value-type="float" office:value="48.234243300000003" table:formula="of:=[.$F$7]*[.L66]" table:style-name="ce13">
            <text:p>4.82E+001</text:p>
          </table:table-cell>
          <table:table-cell office:value-type="float" office:value="1.7184700000000035" table:formula="of:=[.O66]-[.N66]" table:style-name="ce11">
            <text:p>1.72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5" table:style-name="ce2">
            <text:p>55</text:p>
          </table:table-cell>
          <table:table-cell office:value-type="float" office:value="1" table:formula="of:=[.L67]^0" table:style-name="ce46">
            <text:p>1</text:p>
          </table:table-cell>
          <table:table-cell office:value-type="float" office:value="76700000" table:formula="of:=[.L66]+1400000" table:style-name="ce89">
            <text:p>7.7E+07</text:p>
          </table:table-cell>
          <table:table-cell table:style-name="ce6"/>
          <table:table-cell office:value-type="float" office:value="47.400658700000001" table:formula="of:=[.L67]*[.$F$5]+[.$F$4]*[.K67]" table:style-name="ce6">
            <text:p>4.74E+01</text:p>
          </table:table-cell>
          <table:table-cell office:value-type="float" office:value="49.131028700000002" table:formula="of:=[.$F$7]*[.L67]" table:style-name="ce13">
            <text:p>4.91E+001</text:p>
          </table:table-cell>
          <table:table-cell office:value-type="float" office:value="1.7303700000000006" table:formula="of:=[.O67]-[.N67]" table:style-name="ce11">
            <text:p>1.73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6" table:style-name="ce2">
            <text:p>56</text:p>
          </table:table-cell>
          <table:table-cell office:value-type="float" office:value="1" table:formula="of:=[.L68]^0" table:style-name="ce46">
            <text:p>1</text:p>
          </table:table-cell>
          <table:table-cell office:value-type="float" office:value="78100000" table:formula="of:=[.L67]+1400000" table:style-name="ce89">
            <text:p>7.8E+07</text:p>
          </table:table-cell>
          <table:table-cell table:style-name="ce6"/>
          <table:table-cell office:value-type="float" office:value="48.285544100000003" table:formula="of:=[.L68]*[.$F$5]+[.$F$4]*[.K68]" table:style-name="ce6">
            <text:p>4.83E+01</text:p>
          </table:table-cell>
          <table:table-cell office:value-type="float" office:value="50.027814100000001" table:formula="of:=[.$F$7]*[.L68]" table:style-name="ce13">
            <text:p>5.00E+001</text:p>
          </table:table-cell>
          <table:table-cell office:value-type="float" office:value="1.7422699999999978" table:formula="of:=[.O68]-[.N68]" table:style-name="ce11">
            <text:p>1.74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7" table:style-name="ce2">
            <text:p>57</text:p>
          </table:table-cell>
          <table:table-cell office:value-type="float" office:value="1" table:formula="of:=[.L69]^0" table:style-name="ce46">
            <text:p>1</text:p>
          </table:table-cell>
          <table:table-cell office:value-type="float" office:value="79500000" table:formula="of:=[.L68]+1400000" table:style-name="ce89">
            <text:p>8.0E+07</text:p>
          </table:table-cell>
          <table:table-cell table:style-name="ce6"/>
          <table:table-cell office:value-type="float" office:value="49.170429500000004" table:formula="of:=[.L69]*[.$F$5]+[.$F$4]*[.K69]" table:style-name="ce6">
            <text:p>4.92E+01</text:p>
          </table:table-cell>
          <table:table-cell office:value-type="float" office:value="50.924599500000006" table:formula="of:=[.$F$7]*[.L69]" table:style-name="ce13">
            <text:p>5.09E+001</text:p>
          </table:table-cell>
          <table:table-cell office:value-type="float" office:value="1.754170000000002" table:formula="of:=[.O69]-[.N69]" table:style-name="ce11">
            <text:p>1.75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8" table:style-name="ce2">
            <text:p>58</text:p>
          </table:table-cell>
          <table:table-cell office:value-type="float" office:value="1" table:formula="of:=[.L70]^0" table:style-name="ce46">
            <text:p>1</text:p>
          </table:table-cell>
          <table:table-cell office:value-type="float" office:value="80900000" table:formula="of:=[.L69]+1400000" table:style-name="ce89">
            <text:p>8.1E+07</text:p>
          </table:table-cell>
          <table:table-cell table:style-name="ce6"/>
          <table:table-cell office:value-type="float" office:value="50.055314899999999" table:formula="of:=[.L70]*[.$F$5]+[.$F$4]*[.K70]" table:style-name="ce6">
            <text:p>5.01E+01</text:p>
          </table:table-cell>
          <table:table-cell office:value-type="float" office:value="51.821384900000005" table:formula="of:=[.$F$7]*[.L70]" table:style-name="ce13">
            <text:p>5.18E+001</text:p>
          </table:table-cell>
          <table:table-cell office:value-type="float" office:value="1.7660700000000062" table:formula="of:=[.O70]-[.N70]" table:style-name="ce11">
            <text:p>1.77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59" table:style-name="ce2">
            <text:p>59</text:p>
          </table:table-cell>
          <table:table-cell office:value-type="float" office:value="1" table:formula="of:=[.L71]^0" table:style-name="ce46">
            <text:p>1</text:p>
          </table:table-cell>
          <table:table-cell office:value-type="float" office:value="82300000" table:formula="of:=[.L70]+1400000" table:style-name="ce89">
            <text:p>8.2E+07</text:p>
          </table:table-cell>
          <table:table-cell table:style-name="ce6"/>
          <table:table-cell office:value-type="float" office:value="50.940200300000001" table:formula="of:=[.L71]*[.$F$5]+[.$F$4]*[.K71]" table:style-name="ce6">
            <text:p>5.09E+01</text:p>
          </table:table-cell>
          <table:table-cell office:value-type="float" office:value="52.718170300000004" table:formula="of:=[.$F$7]*[.L71]" table:style-name="ce13">
            <text:p>5.27E+001</text:p>
          </table:table-cell>
          <table:table-cell office:value-type="float" office:value="1.7779700000000034" table:formula="of:=[.O71]-[.N71]" table:style-name="ce11">
            <text:p>1.78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0" table:style-name="ce2">
            <text:p>60</text:p>
          </table:table-cell>
          <table:table-cell office:value-type="float" office:value="1" table:formula="of:=[.L72]^0" table:style-name="ce46">
            <text:p>1</text:p>
          </table:table-cell>
          <table:table-cell office:value-type="float" office:value="83700000" table:formula="of:=[.L71]+1400000" table:style-name="ce89">
            <text:p>8.4E+07</text:p>
          </table:table-cell>
          <table:table-cell table:style-name="ce6"/>
          <table:table-cell office:value-type="float" office:value="51.825085700000002" table:formula="of:=[.L72]*[.$F$5]+[.$F$4]*[.K72]" table:style-name="ce6">
            <text:p>5.18E+01</text:p>
          </table:table-cell>
          <table:table-cell office:value-type="float" office:value="53.614955700000003" table:formula="of:=[.$F$7]*[.L72]" table:style-name="ce13">
            <text:p>5.36E+001</text:p>
          </table:table-cell>
          <table:table-cell office:value-type="float" office:value="1.7898700000000005" table:formula="of:=[.O72]-[.N72]" table:style-name="ce11">
            <text:p>1.79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1" table:style-name="ce2">
            <text:p>61</text:p>
          </table:table-cell>
          <table:table-cell office:value-type="float" office:value="1" table:formula="of:=[.L73]^0" table:style-name="ce46">
            <text:p>1</text:p>
          </table:table-cell>
          <table:table-cell office:value-type="float" office:value="85100000" table:formula="of:=[.L72]+1400000" table:style-name="ce89">
            <text:p>8.5E+07</text:p>
          </table:table-cell>
          <table:table-cell table:style-name="ce6"/>
          <table:table-cell office:value-type="float" office:value="52.709971100000004" table:formula="of:=[.L73]*[.$F$5]+[.$F$4]*[.K73]" table:style-name="ce6">
            <text:p>5.27E+01</text:p>
          </table:table-cell>
          <table:table-cell office:value-type="float" office:value="54.511741100000002" table:formula="of:=[.$F$7]*[.L73]" table:style-name="ce13">
            <text:p>5.45E+001</text:p>
          </table:table-cell>
          <table:table-cell office:value-type="float" office:value="1.8017699999999977" table:formula="of:=[.O73]-[.N73]" table:style-name="ce11">
            <text:p>1.80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2" table:style-name="ce2">
            <text:p>62</text:p>
          </table:table-cell>
          <table:table-cell office:value-type="float" office:value="1" table:formula="of:=[.L74]^0" table:style-name="ce46">
            <text:p>1</text:p>
          </table:table-cell>
          <table:table-cell office:value-type="float" office:value="86500000" table:formula="of:=[.L73]+1400000" table:style-name="ce89">
            <text:p>8.7E+07</text:p>
          </table:table-cell>
          <table:table-cell table:style-name="ce6"/>
          <table:table-cell office:value-type="float" office:value="53.594856499999999" table:formula="of:=[.L74]*[.$F$5]+[.$F$4]*[.K74]" table:style-name="ce6">
            <text:p>5.36E+01</text:p>
          </table:table-cell>
          <table:table-cell office:value-type="float" office:value="55.408526500000001" table:formula="of:=[.$F$7]*[.L74]" table:style-name="ce13">
            <text:p>5.54E+001</text:p>
          </table:table-cell>
          <table:table-cell office:value-type="float" office:value="1.8136700000000019" table:formula="of:=[.O74]-[.N74]" table:style-name="ce11">
            <text:p>1.81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3" table:style-name="ce2">
            <text:p>63</text:p>
          </table:table-cell>
          <table:table-cell office:value-type="float" office:value="1" table:formula="of:=[.L75]^0" table:style-name="ce46">
            <text:p>1</text:p>
          </table:table-cell>
          <table:table-cell office:value-type="float" office:value="87900000" table:formula="of:=[.L74]+1400000" table:style-name="ce89">
            <text:p>8.8E+07</text:p>
          </table:table-cell>
          <table:table-cell table:style-name="ce6"/>
          <table:table-cell office:value-type="float" office:value="54.4797419" table:formula="of:=[.L75]*[.$F$5]+[.$F$4]*[.K75]" table:style-name="ce6">
            <text:p>5.45E+01</text:p>
          </table:table-cell>
          <table:table-cell office:value-type="float" office:value="56.305311900000007" table:formula="of:=[.$F$7]*[.L75]" table:style-name="ce13">
            <text:p>5.63E+001</text:p>
          </table:table-cell>
          <table:table-cell office:value-type="float" office:value="1.8255700000000061" table:formula="of:=[.O75]-[.N75]" table:style-name="ce11">
            <text:p>1.83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4" table:style-name="ce2">
            <text:p>64</text:p>
          </table:table-cell>
          <table:table-cell office:value-type="float" office:value="1" table:formula="of:=[.L76]^0" table:style-name="ce46">
            <text:p>1</text:p>
          </table:table-cell>
          <table:table-cell office:value-type="float" office:value="89300000" table:formula="of:=[.L75]+1400000" table:style-name="ce89">
            <text:p>8.9E+07</text:p>
          </table:table-cell>
          <table:table-cell table:style-name="ce6"/>
          <table:table-cell office:value-type="float" office:value="55.364627300000002" table:formula="of:=[.L76]*[.$F$5]+[.$F$4]*[.K76]" table:style-name="ce6">
            <text:p>5.54E+01</text:p>
          </table:table-cell>
          <table:table-cell office:value-type="float" office:value="57.202097300000005" table:formula="of:=[.$F$7]*[.L76]" table:style-name="ce13">
            <text:p>5.72E+001</text:p>
          </table:table-cell>
          <table:table-cell office:value-type="float" office:value="1.8374700000000033" table:formula="of:=[.O76]-[.N76]" table:style-name="ce11">
            <text:p>1.84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5" table:style-name="ce2">
            <text:p>65</text:p>
          </table:table-cell>
          <table:table-cell office:value-type="float" office:value="1" table:formula="of:=[.L77]^0" table:style-name="ce46">
            <text:p>1</text:p>
          </table:table-cell>
          <table:table-cell office:value-type="float" office:value="90700000" table:formula="of:=[.L76]+1400000" table:style-name="ce89">
            <text:p>9.1E+07</text:p>
          </table:table-cell>
          <table:table-cell table:style-name="ce6"/>
          <table:table-cell office:value-type="float" office:value="56.249512700000004" table:formula="of:=[.L77]*[.$F$5]+[.$F$4]*[.K77]" table:style-name="ce6">
            <text:p>5.62E+01</text:p>
          </table:table-cell>
          <table:table-cell office:value-type="float" office:value="58.098882700000004" table:formula="of:=[.$F$7]*[.L77]" table:style-name="ce13">
            <text:p>5.81E+001</text:p>
          </table:table-cell>
          <table:table-cell office:value-type="float" office:value="1.8493700000000004" table:formula="of:=[.O77]-[.N77]" table:style-name="ce11">
            <text:p>1.85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6" table:style-name="ce2">
            <text:p>66</text:p>
          </table:table-cell>
          <table:table-cell office:value-type="float" office:value="1" table:formula="of:=[.L78]^0" table:style-name="ce46">
            <text:p>1</text:p>
          </table:table-cell>
          <table:table-cell office:value-type="float" office:value="92100000" table:formula="of:=[.L77]+1400000" table:style-name="ce89">
            <text:p>9.2E+07</text:p>
          </table:table-cell>
          <table:table-cell table:style-name="ce6"/>
          <table:table-cell office:value-type="float" office:value="57.134398100000006" table:formula="of:=[.L78]*[.$F$5]+[.$F$4]*[.K78]" table:style-name="ce6">
            <text:p>5.71E+01</text:p>
          </table:table-cell>
          <table:table-cell office:value-type="float" office:value="58.995668100000003" table:formula="of:=[.$F$7]*[.L78]" table:style-name="ce13">
            <text:p>5.90E+001</text:p>
          </table:table-cell>
          <table:table-cell office:value-type="float" office:value="1.8612699999999975" table:formula="of:=[.O78]-[.N78]" table:style-name="ce11">
            <text:p>1.86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7" table:style-name="ce2">
            <text:p>67</text:p>
          </table:table-cell>
          <table:table-cell office:value-type="float" office:value="1" table:formula="of:=[.L79]^0" table:style-name="ce46">
            <text:p>1</text:p>
          </table:table-cell>
          <table:table-cell office:value-type="float" office:value="93500000" table:formula="of:=[.L78]+1400000" table:style-name="ce89">
            <text:p>9.4E+07</text:p>
          </table:table-cell>
          <table:table-cell table:style-name="ce6"/>
          <table:table-cell office:value-type="float" office:value="58.0192835" table:formula="of:=[.L79]*[.$F$5]+[.$F$4]*[.K79]" table:style-name="ce6">
            <text:p>5.80E+01</text:p>
          </table:table-cell>
          <table:table-cell office:value-type="float" office:value="59.892453500000002" table:formula="of:=[.$F$7]*[.L79]" table:style-name="ce13">
            <text:p>5.99E+001</text:p>
          </table:table-cell>
          <table:table-cell office:value-type="float" office:value="1.8731700000000018" table:formula="of:=[.O79]-[.N79]" table:style-name="ce11">
            <text:p>1.87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8" table:style-name="ce2">
            <text:p>68</text:p>
          </table:table-cell>
          <table:table-cell office:value-type="float" office:value="1" table:formula="of:=[.L80]^0" table:style-name="ce46">
            <text:p>1</text:p>
          </table:table-cell>
          <table:table-cell office:value-type="float" office:value="94900000" table:formula="of:=[.L79]+1400000" table:style-name="ce89">
            <text:p>9.5E+07</text:p>
          </table:table-cell>
          <table:table-cell table:style-name="ce6"/>
          <table:table-cell office:value-type="float" office:value="58.904168900000002" table:formula="of:=[.L80]*[.$F$5]+[.$F$4]*[.K80]" table:style-name="ce6">
            <text:p>5.89E+01</text:p>
          </table:table-cell>
          <table:table-cell office:value-type="float" office:value="60.789238900000001" table:formula="of:=[.$F$7]*[.L80]" table:style-name="ce13">
            <text:p>6.08E+001</text:p>
          </table:table-cell>
          <table:table-cell office:value-type="float" office:value="1.8850699999999989" table:formula="of:=[.O80]-[.N80]" table:style-name="ce11">
            <text:p>1.89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69" table:style-name="ce2">
            <text:p>69</text:p>
          </table:table-cell>
          <table:table-cell office:value-type="float" office:value="1" table:formula="of:=[.L81]^0" table:style-name="ce46">
            <text:p>1</text:p>
          </table:table-cell>
          <table:table-cell office:value-type="float" office:value="96300000" table:formula="of:=[.L80]+1400000" table:style-name="ce89">
            <text:p>9.6E+07</text:p>
          </table:table-cell>
          <table:table-cell table:style-name="ce6"/>
          <table:table-cell office:value-type="float" office:value="59.789054300000004" table:formula="of:=[.L81]*[.$F$5]+[.$F$4]*[.K81]" table:style-name="ce6">
            <text:p>5.98E+01</text:p>
          </table:table-cell>
          <table:table-cell office:value-type="float" office:value="61.686024300000007" table:formula="of:=[.$F$7]*[.L81]" table:style-name="ce13">
            <text:p>6.17E+001</text:p>
          </table:table-cell>
          <table:table-cell office:value-type="float" office:value="1.8969700000000032" table:formula="of:=[.O81]-[.N81]" table:style-name="ce11">
            <text:p>1.90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70" table:style-name="ce2">
            <text:p>70</text:p>
          </table:table-cell>
          <table:table-cell office:value-type="float" office:value="1" table:formula="of:=[.L82]^0" table:style-name="ce46">
            <text:p>1</text:p>
          </table:table-cell>
          <table:table-cell office:value-type="float" office:value="97700000" table:formula="of:=[.L81]+1400000" table:style-name="ce89">
            <text:p>9.8E+07</text:p>
          </table:table-cell>
          <table:table-cell table:style-name="ce6"/>
          <table:table-cell office:value-type="float" office:value="60.673939700000005" table:formula="of:=[.L82]*[.$F$5]+[.$F$4]*[.K82]" table:style-name="ce6">
            <text:p>6.07E+01</text:p>
          </table:table-cell>
          <table:table-cell office:value-type="float" office:value="62.582809700000006" table:formula="of:=[.$F$7]*[.L82]" table:style-name="ce13">
            <text:p>6.26E+001</text:p>
          </table:table-cell>
          <table:table-cell office:value-type="float" office:value="1.9088700000000003" table:formula="of:=[.O82]-[.N82]" table:style-name="ce11">
            <text:p>1.91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71" table:style-name="ce2">
            <text:p>71</text:p>
          </table:table-cell>
          <table:table-cell office:value-type="float" office:value="1" table:formula="of:=[.L83]^0" table:style-name="ce46">
            <text:p>1</text:p>
          </table:table-cell>
          <table:table-cell office:value-type="float" office:value="99100000" table:formula="of:=[.L82]+1400000" table:style-name="ce89">
            <text:p>9.9E+07</text:p>
          </table:table-cell>
          <table:table-cell table:style-name="ce6"/>
          <table:table-cell office:value-type="float" office:value="61.5588251" table:formula="of:=[.L83]*[.$F$5]+[.$F$4]*[.K83]" table:style-name="ce6">
            <text:p>6.16E+01</text:p>
          </table:table-cell>
          <table:table-cell office:value-type="float" office:value="63.479595100000004" table:formula="of:=[.$F$7]*[.L83]" table:style-name="ce13">
            <text:p>6.35E+001</text:p>
          </table:table-cell>
          <table:table-cell office:value-type="float" office:value="1.9207700000000045" table:formula="of:=[.O83]-[.N83]" table:style-name="ce11">
            <text:p>1.92E+0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72" table:style-name="ce2">
            <text:p>72</text:p>
          </table:table-cell>
          <table:table-cell office:value-type="float" office:value="1" table:formula="of:=[.L84]^0" table:style-name="ce46">
            <text:p>1</text:p>
          </table:table-cell>
          <table:table-cell office:value-type="float" office:value="100500000" table:formula="of:=[.L83]+1400000" table:style-name="ce89">
            <text:p>1.0E+08</text:p>
          </table:table-cell>
          <table:table-cell table:style-name="ce6"/>
          <table:table-cell office:value-type="float" office:value="62.443710500000002" table:formula="of:=[.L84]*[.$F$5]+[.$F$4]*[.K84]" table:style-name="ce6">
            <text:p>6.24E+01</text:p>
          </table:table-cell>
          <table:table-cell office:value-type="float" office:value="64.37638050000001" table:formula="of:=[.$F$7]*[.L84]" table:style-name="ce13">
            <text:p>6.44E+001</text:p>
          </table:table-cell>
          <table:table-cell office:value-type="float" office:value="1.9326700000000088" table:formula="of:=[.O84]-[.N84]" table:style-name="ce11">
            <text:p>1.93E+00</text:p>
          </table:table-cell>
          <table:table-cell table:number-columns-repeated="16368"/>
        </table:table-row>
        <table:table-row table:number-rows-repeated="1048492" table:style-name="ro1">
          <table:table-cell table:number-columns-repeated="16384"/>
        </table:table-row>
      </table:table>
      <table:table table:name="dfOperationalAnalysis" table:style-name="ta1">
        <table:table-column table:style-name="co13" table:default-cell-style-name="ce1"/>
        <table:table-column table:style-name="co4" table:number-columns-repeated="2" table:default-cell-style-name="ce1"/>
        <table:table-column table:style-name="co14" table:default-cell-style-name="ce1"/>
        <table:table-column table:style-name="co4" table:default-cell-style-name="ce2"/>
        <table:table-column table:style-name="co4" table:default-cell-style-name="ce1"/>
        <table:table-column table:style-name="co4" table:default-cell-style-name="ce10"/>
        <table:table-column table:style-name="co4" table:number-columns-repeated="2" table:default-cell-style-name="ce2"/>
        <table:table-column table:style-name="co4" table:default-cell-style-name="ce5"/>
        <table:table-column table:style-name="co4" table:default-cell-style-name="ce2"/>
        <table:table-column table:style-name="co4" table:default-cell-style-name="ce46"/>
        <table:table-column table:style-name="co4" table:default-cell-style-name="ce11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4" table:number-columns-repeated="2" table:default-cell-style-name="ce1"/>
        <table:table-column table:style-name="co17" table:default-cell-style-name="ce1"/>
        <table:table-column table:style-name="co4" table:number-columns-repeated="1005" table:default-cell-style-name="ce1"/>
        <table:table-column table:style-name="co1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office:value-type="string" table:style-name="ce10">
            <text:p>Operational Analysis for the Mark Sort Algorithm</text:p>
          </table:table-cell>
          <table:table-cell table:number-columns-repeated="2" table:style-name="ce2"/>
          <table:table-cell table:style-name="ce5"/>
          <table:table-cell table:style-name="ce2"/>
          <table:table-cell table:style-name="ce46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7">
            <text:p>Step 3a</text:p>
          </table:table-cell>
          <table:table-cell office:value-type="string" table:style-name="ce8">
            <text:p>Plug Step1b and Step 2 CurveFit prgm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46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7">
            <text:p>Step 3b</text:p>
          </table:table-cell>
          <table:table-cell office:value-type="string" table:style-name="ce9">
            <text:p>Fill coeffs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46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0 =</text:p>
          </table:table-cell>
          <table:table-cell office:value-type="float" office:value="450980" table:style-name="ce10">
            <text:p>4.51E+05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46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1 =</text:p>
          </table:table-cell>
          <table:table-cell office:value-type="float" office:value="-268.50099999999998" table:style-name="ce1">
            <text:p>-268.501</text:p>
          </table:table-cell>
          <table:table-cell table:style-name="ce10"/>
          <table:table-cell office:value-type="string" table:number-columns-spanned="3" table:number-rows-spanned="1" table:style-name="ce37">
            <text:p>Curve Fit</text:p>
          </table:table-cell>
          <table:covered-table-cell table:number-columns-repeated="2"/>
          <table:table-cell table:style-name="ce2"/>
          <table:table-cell table:style-name="ce46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2 =</text:p>
          </table:table-cell>
          <table:table-cell office:value-type="float" office:value="3.0148600000000001" table:style-name="ce1">
            <text:p>3.01486</text:p>
          </table:table-cell>
          <table:table-cell table:style-name="ce10"/>
          <table:table-cell office:value-type="string" table:number-columns-spanned="3" table:number-rows-spanned="1" table:style-name="ce38">
            <text:p><text:s text:c="2"/>= C0+C1*N^1+C2*n^2</text:p>
          </table:table-cell>
          <table:covered-table-cell table:number-columns-repeated="2"/>
          <table:table-cell table:style-name="ce2"/>
          <table:table-cell table:style-name="ce46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47"/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2" table:number-rows-spanned="1" table:style-name="ce39">
            <text:p><text:s/>C''' for O(N^2) =<text:s/></text:p>
          </table:table-cell>
          <table:covered-table-cell/>
          <table:table-cell office:value-type="float" office:value="3.8148600000000004" table:formula="of:=[.F8]+0.8" table:style-name="ce1">
            <text:p>3.81486</text:p>
          </table:table-cell>
          <table:table-cell table:style-name="ce10"/>
          <table:table-cell office:value-type="string" table:number-columns-spanned="3" table:number-rows-spanned="1" table:style-name="ce40">
            <text:p><text:s text:c="2"/>=$G$5+$G$6*G13+$G$7*H13</text:p>
          </table:table-cell>
          <table:covered-table-cell table:number-columns-repeated="2"/>
          <table:table-cell table:style-name="ce2"/>
          <table:table-cell table:style-name="ce46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47"/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2"/>
          <table:table-cell table:style-name="ce1"/>
          <table:table-cell table:style-name="ce10"/>
          <table:table-cell table:number-columns-repeated="3" table:style-name="ce48"/>
          <table:table-cell table:style-name="ce2"/>
          <table:table-cell table:style-name="ce46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47"/>
          <table:table-cell table:number-columns-repeated="16365"/>
        </table:table-row>
        <table:table-row table:style-name="ro3">
          <table:table-cell/>
          <table:table-cell table:number-columns-repeated="2" table:style-name="ce1"/>
          <table:table-cell table:number-columns-repeated="2" table:style-name="ce49"/>
          <table:table-cell table:style-name="ce1"/>
          <table:table-cell table:style-name="ce10"/>
          <table:table-cell table:number-columns-repeated="2" table:style-name="ce2"/>
          <table:table-cell office:value-type="string" table:number-columns-spanned="7" table:number-rows-spanned="1" table:style-name="ce72">
            <text:p>Simulate to find the C''' with N^2 <text:s/>to show O(N^2)</text:p>
          </table:table-cell>
          <table:covered-table-cell table:number-columns-repeated="6"/>
          <table:table-cell table:style-name="ce1"/>
          <table:table-cell table:style-name="ce50"/>
          <table:table-cell table:style-name="ce47"/>
          <table:table-cell table:number-columns-repeated="16365"/>
        </table:table-row>
        <table:table-row table:style-name="ro4">
          <table:table-cell/>
          <table:table-cell table:style-name="ce1"/>
          <table:table-cell table:style-name="ce2"/>
          <table:table-cell office:value-type="string" table:style-name="ce17">
            <text:p>Step 2</text:p>
          </table:table-cell>
          <table:table-cell table:style-name="ce18"/>
          <table:table-cell table:style-name="ce2"/>
          <table:table-cell table:style-name="ce11"/>
          <table:table-cell table:style-name="ce3"/>
          <table:table-cell table:style-name="ce2"/>
          <table:table-cell office:value-type="string" table:number-columns-spanned="4" table:number-rows-spanned="3" table:style-name="ce73">
            <text:p>Step 5</text:p>
          </table:table-cell>
          <table:covered-table-cell table:number-columns-repeated="3"/>
          <table:table-cell office:value-type="string" table:style-name="ce51">
            <text:p>Simulated<text:s/></text:p>
          </table:table-cell>
          <table:table-cell office:value-type="string" table:style-name="ce52">
            <text:p>Step 6</text:p>
          </table:table-cell>
          <table:table-cell table:number-columns-repeated="2" table:style-name="ce1"/>
          <table:table-cell table:number-columns-repeated="2" table:style-name="ce53"/>
          <table:table-cell table:number-columns-repeated="16365"/>
        </table:table-row>
        <table:table-row table:style-name="ro4">
          <table:table-cell table:style-name="ce2"/>
          <table:table-cell table:style-name="ce1"/>
          <table:table-cell table:style-name="ce2"/>
          <table:table-cell office:value-type="string" table:style-name="ce19">
            <text:p>y`</text:p>
          </table:table-cell>
          <table:table-cell office:value-type="string" table:number-columns-spanned="3" table:number-rows-spanned="1" table:style-name="ce41">
            <text:p>Step 1b</text:p>
          </table:table-cell>
          <table:covered-table-cell table:number-columns-repeated="2"/>
          <table:table-cell table:style-name="ce3"/>
          <table:table-cell table:style-name="ce2"/>
          <table:covered-table-cell/>
          <table:covered-table-cell table:number-columns-repeated="3"/>
          <table:table-cell office:value-type="string" table:style-name="ce54">
            <text:p>Sum of<text:s/></text:p>
          </table:table-cell>
          <table:table-cell office:value-type="string" table:number-columns-spanned="1" table:number-rows-spanned="2" table:style-name="ce74">
            <text:p><text:s/>BigO</text:p>
          </table:table-cell>
          <table:table-cell office:value-type="string" table:style-name="ce21">
            <text:p><text:s/>Step 7</text:p>
          </table:table-cell>
          <table:table-cell table:number-columns-repeated="16368" table:style-name="ce2"/>
        </table:table-row>
        <table:table-row table:style-name="ro4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2">
            <text:p>f.dat<text:s/></text:p>
          </table:table-cell>
          <table:table-cell office:value-type="string" table:number-columns-spanned="3" table:number-rows-spanned="1" table:style-name="ce44">
            <text:p>r.dat file</text:p>
          </table:table-cell>
          <table:covered-table-cell table:number-columns-repeated="2"/>
          <table:table-cell office:value-type="string" table:style-name="ce23">
            <text:p>Step 4</text:p>
          </table:table-cell>
          <table:table-cell table:style-name="ce2"/>
          <table:covered-table-cell/>
          <table:covered-table-cell table:number-columns-repeated="3"/>
          <table:table-cell office:value-type="string" table:style-name="ce51">
            <text:p>Operators</text:p>
          </table:table-cell>
          <table:covered-table-cell/>
          <table:table-cell office:value-type="string" table:style-name="ce25">
            <text:p><text:s/>= BigO-Simulated</text:p>
          </table:table-cell>
          <table:table-cell table:number-columns-repeated="16368" table:style-name="ce1"/>
        </table:table-row>
        <table:table-row table:style-name="ro6">
          <table:table-cell/>
          <table:table-cell office:value-type="string" table:style-name="ce26">
            <text:p>Count</text:p>
          </table:table-cell>
          <table:table-cell office:value-type="string" table:style-name="ce27">
            <text:p>N</text:p>
          </table:table-cell>
          <table:table-cell office:value-type="string" table:style-name="ce55">
            <text:p>Sum of Operators</text:p>
          </table:table-cell>
          <table:table-cell office:value-type="string" table:style-name="ce28">
            <text:p>N^0</text:p>
          </table:table-cell>
          <table:table-cell office:value-type="string" table:style-name="ce29">
            <text:p>N^1</text:p>
          </table:table-cell>
          <table:table-cell office:value-type="string" table:style-name="ce56">
            <text:p>N^2</text:p>
          </table:table-cell>
          <table:table-cell office:value-type="string" table:style-name="ce30">
            <text:p>Curve Fit</text:p>
          </table:table-cell>
          <table:table-cell table:style-name="ce2"/>
          <table:table-cell office:value-type="string" table:style-name="ce57">
            <text:p>Count</text:p>
          </table:table-cell>
          <table:table-cell office:value-type="string" table:style-name="ce58">
            <text:p>N^0</text:p>
          </table:table-cell>
          <table:table-cell office:value-type="string" table:style-name="ce58">
            <text:p>N = N^1</text:p>
          </table:table-cell>
          <table:table-cell office:value-type="string" table:style-name="ce59">
            <text:p>N^2</text:p>
          </table:table-cell>
          <table:table-cell office:value-type="string" table:style-name="ce60">
            <text:p>Curve Fit</text:p>
          </table:table-cell>
          <table:table-cell office:value-type="string" table:style-name="ce33">
            <text:p>C'''*g(N^2)</text:p>
          </table:table-cell>
          <table:table-cell office:value-type="string" table:style-name="ce34">
            <text:p>Deviation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3000000" table:style-name="ce11">
            <text:p>3.00E+06</text:p>
          </table:table-cell>
          <table:table-cell office:value-type="float" office:value="1" table:style-name="ce2">
            <text:p>1</text:p>
          </table:table-cell>
          <table:table-cell office:value-type="float" office:value="1000" table:formula="of:=[.C16]" table:style-name="ce2">
            <text:p>1000</text:p>
          </table:table-cell>
          <table:table-cell office:value-type="float" office:value="1000000" table:formula="of:=[.F16]*[.F16]" table:style-name="ce11">
            <text:p>1.00E+06</text:p>
          </table:table-cell>
          <table:table-cell office:value-type="float" office:value="3197339" table:formula="of:=[.$F$6]+([.$F$7]*[.F16])+([.$F$8]*[.G16])" table:style-name="ce11">
            <text:p>3.20E+06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0" table:style-name="ce46">
            <text:p>500</text:p>
          </table:table-cell>
          <table:table-cell office:value-type="float" office:value="250000" table:formula="of:=[.L16]*[.L16]" table:style-name="ce11">
            <text:p>2.50E+05</text:p>
          </table:table-cell>
          <table:table-cell office:value-type="float" office:value="1070444.5" table:formula="of:=([.$F$8]*[.M16])+([.$F$7]*[.L16])+[.$F$6]" table:style-name="ce61">
            <text:p>1.07E+006</text:p>
          </table:table-cell>
          <table:table-cell office:value-type="float" office:value="953715.00000000012" table:formula="of:=[.$F$9]*[.M16]" table:style-name="ce61">
            <text:p>9.54E+005</text:p>
          </table:table-cell>
          <table:table-cell office:value-type="float" office:value="-116729.49999999988" table:formula="of:=[.O16]-[.N16]" table:style-name="ce11">
            <text:p>-1.17E+05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2000" table:style-name="ce2">
            <text:p>2000</text:p>
          </table:table-cell>
          <table:table-cell office:value-type="float" office:value="12000000" table:style-name="ce11">
            <text:p>1.20E+07</text:p>
          </table:table-cell>
          <table:table-cell office:value-type="float" office:value="1" table:style-name="ce2">
            <text:p>1</text:p>
          </table:table-cell>
          <table:table-cell office:value-type="float" office:value="2000" table:formula="of:=[.C17]" table:style-name="ce2">
            <text:p>2000</text:p>
          </table:table-cell>
          <table:table-cell office:value-type="float" office:value="4000000" table:formula="of:=[.F17]*[.F17]" table:style-name="ce11">
            <text:p>4.00E+06</text:p>
          </table:table-cell>
          <table:table-cell office:value-type="float" office:value="11973418" table:formula="of:=[.$F$6]+([.$F$7]*[.F17])+([.$F$8]*[.G17])" table:style-name="ce11">
            <text:p>1.20E+07</text:p>
          </table:table-cell>
          <table:table-cell table:style-name="ce2"/>
          <table:table-cell office:value-type="float" office:value="2" table:style-name="ce62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000" table:style-name="ce64">
            <text:p>1000</text:p>
          </table:table-cell>
          <table:table-cell office:value-type="float" office:value="1000000" table:formula="of:=[.L17]*[.L17]" table:style-name="ce65">
            <text:p>1.00E+06</text:p>
          </table:table-cell>
          <table:table-cell office:value-type="float" office:value="3197339" table:formula="of:=[.$F$8]*[.M17]+([.$F$7]*[.L17])+[.$F$6]" table:style-name="ce66">
            <text:p>3.20E+006</text:p>
          </table:table-cell>
          <table:table-cell office:value-type="float" office:value="3814860.0000000005" table:formula="of:=[.$F$9]*[.M17]" table:style-name="ce61">
            <text:p>3.81E+006</text:p>
          </table:table-cell>
          <table:table-cell office:value-type="float" office:value="617521.00000000047" table:formula="of:=[.O17]-[.N17]" table:style-name="ce11">
            <text:p>6.18E+0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4000" table:style-name="ce2">
            <text:p>4000</text:p>
          </table:table-cell>
          <table:table-cell office:value-type="float" office:value="48000000" table:style-name="ce11">
            <text:p>4.80E+07</text:p>
          </table:table-cell>
          <table:table-cell office:value-type="float" office:value="1" table:style-name="ce2">
            <text:p>1</text:p>
          </table:table-cell>
          <table:table-cell office:value-type="float" office:value="4000" table:formula="of:=[.C18]" table:style-name="ce2">
            <text:p>4000</text:p>
          </table:table-cell>
          <table:table-cell office:value-type="float" office:value="16000000" table:formula="of:=[.F18]*[.F18]" table:style-name="ce11">
            <text:p>1.60E+07</text:p>
          </table:table-cell>
          <table:table-cell office:value-type="float" office:value="47614736" table:formula="of:=[.$F$6]+([.$F$7]*[.F18])+([.$F$8]*[.G18])" table:style-name="ce11">
            <text:p>4.76E+07</text:p>
          </table:table-cell>
          <table:table-cell table:style-name="ce2"/>
          <table:table-cell office:value-type="float" office:value="3" table:style-name="ce62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500" table:style-name="ce64">
            <text:p>1500</text:p>
          </table:table-cell>
          <table:table-cell office:value-type="float" office:value="2250000" table:formula="of:=[.L18]*[.L18]" table:style-name="ce65">
            <text:p>2.25E+06</text:p>
          </table:table-cell>
          <table:table-cell office:value-type="float" office:value="6831663.5" table:formula="of:=[.$F$8]*[.M18]+([.$F$7]*[.L18])+[.$F$6]" table:style-name="ce66">
            <text:p>6.83E+006</text:p>
          </table:table-cell>
          <table:table-cell office:value-type="float" office:value="8583435" table:formula="of:=[.$F$9]*[.M18]" table:style-name="ce61">
            <text:p>8.58E+006</text:p>
          </table:table-cell>
          <table:table-cell office:value-type="float" office:value="1751771.5" table:formula="of:=[.O18]-[.N18]" table:style-name="ce11">
            <text:p>1.75E+0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8000" table:style-name="ce2">
            <text:p>8000</text:p>
          </table:table-cell>
          <table:table-cell office:value-type="float" office:value="191000000" table:style-name="ce11">
            <text:p>1.91E+08</text:p>
          </table:table-cell>
          <table:table-cell office:value-type="float" office:value="1" table:style-name="ce2">
            <text:p>1</text:p>
          </table:table-cell>
          <table:table-cell office:value-type="float" office:value="8000" table:formula="of:=[.C19]" table:style-name="ce2">
            <text:p>8000</text:p>
          </table:table-cell>
          <table:table-cell office:value-type="float" office:value="64000000" table:formula="of:=[.F19]*[.F19]" table:style-name="ce11">
            <text:p>6.40E+07</text:p>
          </table:table-cell>
          <table:table-cell office:value-type="float" office:value="191254012" table:formula="of:=[.$F$6]+([.$F$7]*[.F19])+([.$F$8]*[.G19])" table:style-name="ce11">
            <text:p>1.91E+08</text:p>
          </table:table-cell>
          <table:table-cell table:style-name="ce2"/>
          <table:table-cell office:value-type="float" office:value="4" table:style-name="ce62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2000" table:style-name="ce64">
            <text:p>2000</text:p>
          </table:table-cell>
          <table:table-cell office:value-type="float" office:value="4000000" table:formula="of:=[.L19]*[.L19]" table:style-name="ce65">
            <text:p>4.00E+06</text:p>
          </table:table-cell>
          <table:table-cell office:value-type="float" office:value="11973418" table:formula="of:=[.$F$8]*[.M19]+([.$F$7]*[.L19])+[.$F$6]" table:style-name="ce66">
            <text:p>1.20E+007</text:p>
          </table:table-cell>
          <table:table-cell office:value-type="float" office:value="15259440.000000002" table:formula="of:=[.$F$9]*[.M19]" table:style-name="ce61">
            <text:p>1.53E+007</text:p>
          </table:table-cell>
          <table:table-cell office:value-type="float" office:value="3286022.0000000019" table:formula="of:=[.O19]-[.N19]" table:style-name="ce11">
            <text:p>3.29E+0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16000" table:style-name="ce2">
            <text:p>16000</text:p>
          </table:table-cell>
          <table:table-cell office:value-type="float" office:value="768000000" table:style-name="ce11">
            <text:p>7.68E+08</text:p>
          </table:table-cell>
          <table:table-cell office:value-type="float" office:value="1" table:style-name="ce2">
            <text:p>1</text:p>
          </table:table-cell>
          <table:table-cell office:value-type="float" office:value="16000" table:formula="of:=[.C20]" table:style-name="ce2">
            <text:p>16000</text:p>
          </table:table-cell>
          <table:table-cell office:value-type="float" office:value="256000000" table:formula="of:=[.F20]*[.F20]" table:style-name="ce11">
            <text:p>2.56E+08</text:p>
          </table:table-cell>
          <table:table-cell office:value-type="float" office:value="767959124" table:formula="of:=[.$F$6]+([.$F$7]*[.F20])+([.$F$8]*[.G20])" table:style-name="ce11">
            <text:p>7.68E+08</text:p>
          </table:table-cell>
          <table:table-cell table:style-name="ce2"/>
          <table:table-cell office:value-type="float" office:value="5" table:style-name="ce62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2500" table:style-name="ce64">
            <text:p>2500</text:p>
          </table:table-cell>
          <table:table-cell office:value-type="float" office:value="6250000" table:formula="of:=[.L20]*[.L20]" table:style-name="ce65">
            <text:p>6.25E+06</text:p>
          </table:table-cell>
          <table:table-cell office:value-type="float" office:value="18622602.5" table:formula="of:=[.$F$8]*[.M20]+([.$F$7]*[.L20])+[.$F$6]" table:style-name="ce66">
            <text:p>1.86E+007</text:p>
          </table:table-cell>
          <table:table-cell office:value-type="float" office:value="23842875.000000004" table:formula="of:=[.$F$9]*[.M20]" table:style-name="ce61">
            <text:p>2.38E+007</text:p>
          </table:table-cell>
          <table:table-cell office:value-type="float" office:value="5220272.5000000037" table:formula="of:=[.O20]-[.N20]" table:style-name="ce11">
            <text:p>5.22E+06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6" table:style-name="ce62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3000" table:style-name="ce64">
            <text:p>3000</text:p>
          </table:table-cell>
          <table:table-cell office:value-type="float" office:value="9000000" table:formula="of:=[.L21]*[.L21]" table:style-name="ce65">
            <text:p>9.00E+06</text:p>
          </table:table-cell>
          <table:table-cell office:value-type="float" office:value="26779217" table:formula="of:=[.$F$8]*[.M21]+([.$F$7]*[.L21])+[.$F$6]" table:style-name="ce66">
            <text:p>2.68E+007</text:p>
          </table:table-cell>
          <table:table-cell office:value-type="float" office:value="34333740" table:formula="of:=[.$F$9]*[.M21]" table:style-name="ce61">
            <text:p>3.43E+007</text:p>
          </table:table-cell>
          <table:table-cell office:value-type="float" office:value="7554523" table:formula="of:=[.O21]-[.N21]" table:style-name="ce11">
            <text:p>7.55E+06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7" table:style-name="ce62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3500" table:style-name="ce64">
            <text:p>3500</text:p>
          </table:table-cell>
          <table:table-cell office:value-type="float" office:value="12250000" table:formula="of:=[.L22]*[.L22]" table:style-name="ce65">
            <text:p>1.23E+07</text:p>
          </table:table-cell>
          <table:table-cell office:value-type="float" office:value="36443261.5" table:formula="of:=[.$F$8]*[.M22]+([.$F$7]*[.L22])+[.$F$6]" table:style-name="ce66">
            <text:p>3.64E+007</text:p>
          </table:table-cell>
          <table:table-cell office:value-type="float" office:value="46732035.000000007" table:formula="of:=[.$F$9]*[.M22]" table:style-name="ce61">
            <text:p>4.67E+007</text:p>
          </table:table-cell>
          <table:table-cell office:value-type="float" office:value="10288773.500000007" table:formula="of:=[.O22]-[.N22]" table:style-name="ce11">
            <text:p>1.03E+07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75">
            <text:p><text:s/>Step 8 Graph</text:p>
          </table:table-cell>
          <table:covered-table-cell/>
          <table:table-cell table:number-columns-repeated="3" table:style-name="ce2"/>
          <table:table-cell table:style-name="ce11"/>
          <table:table-cell table:number-columns-repeated="2" table:style-name="ce2"/>
          <table:table-cell office:value-type="float" office:value="8" table:style-name="ce62">
            <text:p>8</text:p>
          </table:table-cell>
          <table:table-cell office:value-type="float" office:value="1" table:style-name="ce63">
            <text:p>1</text:p>
          </table:table-cell>
          <table:table-cell office:value-type="float" office:value="4000" table:style-name="ce64">
            <text:p>4000</text:p>
          </table:table-cell>
          <table:table-cell office:value-type="float" office:value="16000000" table:formula="of:=[.L23]*[.L23]" table:style-name="ce65">
            <text:p>1.60E+07</text:p>
          </table:table-cell>
          <table:table-cell office:value-type="float" office:value="47614736" table:formula="of:=[.$F$8]*[.M23]+([.$F$7]*[.L23])+[.$F$6]" table:style-name="ce66">
            <text:p>4.76E+007</text:p>
          </table:table-cell>
          <table:table-cell office:value-type="float" office:value="61037760.000000007" table:formula="of:=[.$F$9]*[.M23]" table:style-name="ce61">
            <text:p>6.10E+007</text:p>
          </table:table-cell>
          <table:table-cell office:value-type="float" office:value="13423024.000000007" table:formula="of:=[.O23]-[.N23]" table:style-name="ce11">
            <text:p>1.34E+07</text:p>
          </table:table-cell>
          <table:table-cell table:number-columns-repeated="16368"/>
        </table:table-row>
        <table:table-row table:style-name="ro1">
          <table:table-cell/>
          <table:table-cell table:style-name="ce2">
            <draw:frame draw:z-index="1" draw:id="id1" draw:style-name="a1" draw:name="Chart 1" svg:x="0.02149in" svg:y="0.02579in" svg:width="7.38337in" svg:height="6.977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11"/>
          <table:table-cell table:number-columns-repeated="2" table:style-name="ce2"/>
          <table:table-cell office:value-type="float" office:value="9" table:style-name="ce62">
            <text:p>9</text:p>
          </table:table-cell>
          <table:table-cell office:value-type="float" office:value="1" table:style-name="ce63">
            <text:p>1</text:p>
          </table:table-cell>
          <table:table-cell office:value-type="float" office:value="4500" table:style-name="ce64">
            <text:p>4500</text:p>
          </table:table-cell>
          <table:table-cell office:value-type="float" office:value="20250000" table:formula="of:=[.L24]*[.L24]" table:style-name="ce65">
            <text:p>2.03E+07</text:p>
          </table:table-cell>
          <table:table-cell office:value-type="float" office:value="60293640.5" table:formula="of:=[.$F$8]*[.M24]+([.$F$7]*[.L24])+[.$F$6]" table:style-name="ce66">
            <text:p>6.03E+007</text:p>
          </table:table-cell>
          <table:table-cell office:value-type="float" office:value="77250915" table:formula="of:=[.$F$9]*[.M24]" table:style-name="ce61">
            <text:p>7.73E+007</text:p>
          </table:table-cell>
          <table:table-cell office:value-type="float" office:value="16957274.5" table:formula="of:=[.O24]-[.N24]" table:style-name="ce11">
            <text:p>1.70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0" table:style-name="ce62">
            <text:p>10</text:p>
          </table:table-cell>
          <table:table-cell office:value-type="float" office:value="1" table:style-name="ce63">
            <text:p>1</text:p>
          </table:table-cell>
          <table:table-cell office:value-type="float" office:value="5000" table:style-name="ce64">
            <text:p>5000</text:p>
          </table:table-cell>
          <table:table-cell office:value-type="float" office:value="25000000" table:formula="of:=[.L25]*[.L25]" table:style-name="ce65">
            <text:p>2.50E+07</text:p>
          </table:table-cell>
          <table:table-cell office:value-type="float" office:value="74479975" table:formula="of:=[.$F$8]*[.M25]+([.$F$7]*[.L25])+[.$F$6]" table:style-name="ce66">
            <text:p>7.45E+007</text:p>
          </table:table-cell>
          <table:table-cell office:value-type="float" office:value="95371500.000000015" table:formula="of:=[.$F$9]*[.M25]" table:style-name="ce61">
            <text:p>9.54E+007</text:p>
          </table:table-cell>
          <table:table-cell office:value-type="float" office:value="20891525.000000015" table:formula="of:=[.O25]-[.N25]" table:style-name="ce11">
            <text:p>2.09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1" table:style-name="ce62">
            <text:p>11</text:p>
          </table:table-cell>
          <table:table-cell office:value-type="float" office:value="1" table:style-name="ce63">
            <text:p>1</text:p>
          </table:table-cell>
          <table:table-cell office:value-type="float" office:value="5500" table:style-name="ce64">
            <text:p>5500</text:p>
          </table:table-cell>
          <table:table-cell office:value-type="float" office:value="30250000" table:formula="of:=[.L26]*[.L26]" table:style-name="ce65">
            <text:p>3.03E+07</text:p>
          </table:table-cell>
          <table:table-cell office:value-type="float" office:value="90173739.5" table:formula="of:=[.$F$8]*[.M26]+([.$F$7]*[.L26])+[.$F$6]" table:style-name="ce66">
            <text:p>9.02E+007</text:p>
          </table:table-cell>
          <table:table-cell office:value-type="float" office:value="115399515.00000001" table:formula="of:=[.$F$9]*[.M26]" table:style-name="ce61">
            <text:p>1.15E+008</text:p>
          </table:table-cell>
          <table:table-cell office:value-type="float" office:value="25225775.500000015" table:formula="of:=[.O26]-[.N26]" table:style-name="ce11">
            <text:p>2.52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2" table:style-name="ce62">
            <text:p>12</text:p>
          </table:table-cell>
          <table:table-cell office:value-type="float" office:value="1" table:style-name="ce63">
            <text:p>1</text:p>
          </table:table-cell>
          <table:table-cell office:value-type="float" office:value="6000" table:style-name="ce64">
            <text:p>6000</text:p>
          </table:table-cell>
          <table:table-cell office:value-type="float" office:value="36000000" table:formula="of:=[.L27]*[.L27]" table:style-name="ce65">
            <text:p>3.60E+07</text:p>
          </table:table-cell>
          <table:table-cell office:value-type="float" office:value="107374934" table:formula="of:=[.$F$8]*[.M27]+([.$F$7]*[.L27])+[.$F$6]" table:style-name="ce66">
            <text:p>1.07E+008</text:p>
          </table:table-cell>
          <table:table-cell office:value-type="float" office:value="137334960" table:formula="of:=[.$F$9]*[.M27]" table:style-name="ce61">
            <text:p>1.37E+008</text:p>
          </table:table-cell>
          <table:table-cell office:value-type="float" office:value="29960026" table:formula="of:=[.O27]-[.N27]" table:style-name="ce11">
            <text:p>3.00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3" table:style-name="ce62">
            <text:p>13</text:p>
          </table:table-cell>
          <table:table-cell office:value-type="float" office:value="1" table:style-name="ce63">
            <text:p>1</text:p>
          </table:table-cell>
          <table:table-cell office:value-type="float" office:value="6500" table:style-name="ce64">
            <text:p>6500</text:p>
          </table:table-cell>
          <table:table-cell office:value-type="float" office:value="42250000" table:formula="of:=[.L28]*[.L28]" table:style-name="ce65">
            <text:p>4.23E+07</text:p>
          </table:table-cell>
          <table:table-cell office:value-type="float" office:value="126083558.5" table:formula="of:=[.$F$8]*[.M28]+([.$F$7]*[.L28])+[.$F$6]" table:style-name="ce66">
            <text:p>1.26E+008</text:p>
          </table:table-cell>
          <table:table-cell office:value-type="float" office:value="161177835.00000003" table:formula="of:=[.$F$9]*[.M28]" table:style-name="ce61">
            <text:p>1.61E+008</text:p>
          </table:table-cell>
          <table:table-cell office:value-type="float" office:value="35094276.50000003" table:formula="of:=[.O28]-[.N28]" table:style-name="ce11">
            <text:p>3.51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4" table:style-name="ce62">
            <text:p>14</text:p>
          </table:table-cell>
          <table:table-cell office:value-type="float" office:value="1" table:style-name="ce63">
            <text:p>1</text:p>
          </table:table-cell>
          <table:table-cell office:value-type="float" office:value="7000" table:style-name="ce64">
            <text:p>7000</text:p>
          </table:table-cell>
          <table:table-cell office:value-type="float" office:value="49000000" table:formula="of:=[.L29]*[.L29]" table:style-name="ce65">
            <text:p>4.90E+07</text:p>
          </table:table-cell>
          <table:table-cell office:value-type="float" office:value="146299613" table:formula="of:=[.$F$8]*[.M29]+([.$F$7]*[.L29])+[.$F$6]" table:style-name="ce66">
            <text:p>1.46E+008</text:p>
          </table:table-cell>
          <table:table-cell office:value-type="float" office:value="186928140.00000003" table:formula="of:=[.$F$9]*[.M29]" table:style-name="ce61">
            <text:p>1.87E+008</text:p>
          </table:table-cell>
          <table:table-cell office:value-type="float" office:value="40628527.00000003" table:formula="of:=[.O29]-[.N29]" table:style-name="ce11">
            <text:p>4.06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5" table:style-name="ce62">
            <text:p>15</text:p>
          </table:table-cell>
          <table:table-cell office:value-type="float" office:value="1" table:style-name="ce63">
            <text:p>1</text:p>
          </table:table-cell>
          <table:table-cell office:value-type="float" office:value="7500" table:style-name="ce64">
            <text:p>7500</text:p>
          </table:table-cell>
          <table:table-cell office:value-type="float" office:value="56250000" table:formula="of:=[.L30]*[.L30]" table:style-name="ce65">
            <text:p>5.63E+07</text:p>
          </table:table-cell>
          <table:table-cell office:value-type="float" office:value="168023097.5" table:formula="of:=[.$F$8]*[.M30]+([.$F$7]*[.L30])+[.$F$6]" table:style-name="ce66">
            <text:p>1.68E+008</text:p>
          </table:table-cell>
          <table:table-cell office:value-type="float" office:value="214585875.00000003" table:formula="of:=[.$F$9]*[.M30]" table:style-name="ce61">
            <text:p>2.15E+008</text:p>
          </table:table-cell>
          <table:table-cell office:value-type="float" office:value="46562777.50000003" table:formula="of:=[.O30]-[.N30]" table:style-name="ce11">
            <text:p>4.66E+07</text:p>
          </table:table-cell>
          <table:table-cell table:number-columns-repeated="16368"/>
        </table:table-row>
        <table:table-row table:style-name="ro1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6" table:style-name="ce62">
            <text:p>16</text:p>
          </table:table-cell>
          <table:table-cell office:value-type="float" office:value="1" table:style-name="ce63">
            <text:p>1</text:p>
          </table:table-cell>
          <table:table-cell office:value-type="float" office:value="8000" table:style-name="ce64">
            <text:p>8000</text:p>
          </table:table-cell>
          <table:table-cell office:value-type="float" office:value="64000000" table:formula="of:=[.L31]*[.L31]" table:style-name="ce65">
            <text:p>6.40E+07</text:p>
          </table:table-cell>
          <table:table-cell office:value-type="float" office:value="191254012" table:formula="of:=[.$F$8]*[.M31]+([.$F$7]*[.L31])+[.$F$6]" table:style-name="ce66">
            <text:p>1.91E+008</text:p>
          </table:table-cell>
          <table:table-cell office:value-type="float" office:value="244151040.00000003" table:formula="of:=[.$F$9]*[.M31]" table:style-name="ce61">
            <text:p>2.44E+008</text:p>
          </table:table-cell>
          <table:table-cell office:value-type="float" office:value="52897028.00000003" table:formula="of:=[.O31]-[.N31]" table:style-name="ce11">
            <text:p>5.29E+07</text:p>
          </table:table-cell>
          <table:table-cell table:number-columns-repeated="16368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table:style-name="ce10"/>
          <table:table-cell table:number-columns-repeated="2" table:style-name="ce2"/>
          <table:table-cell office:value-type="float" office:value="17" table:style-name="ce5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8500" table:style-name="ce46">
            <text:p>8500</text:p>
          </table:table-cell>
          <table:table-cell office:value-type="float" office:value="72250000" table:formula="of:=[.L32]*[.L32]" table:style-name="ce11">
            <text:p>7.23E+07</text:p>
          </table:table-cell>
          <table:table-cell office:value-type="float" office:value="215992356.5" table:formula="of:=[.$F$8]*[.M32]+([.$F$7]*[.L32])+[.$F$6]" table:style-name="ce61">
            <text:p>2.16E+008</text:p>
          </table:table-cell>
          <table:table-cell office:value-type="float" office:value="275623635" table:formula="of:=[.$F$9]*[.M32]" table:style-name="ce61">
            <text:p>2.76E+008</text:p>
          </table:table-cell>
          <table:table-cell office:value-type="float" office:value="59631278.5" table:formula="of:=[.O32]-[.N32]" table:style-name="ce11">
            <text:p>5.96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9000" table:style-name="ce46">
            <text:p>9000</text:p>
          </table:table-cell>
          <table:table-cell office:value-type="float" office:value="81000000" table:formula="of:=[.L33]*[.L33]" table:style-name="ce11">
            <text:p>8.10E+07</text:p>
          </table:table-cell>
          <table:table-cell office:value-type="float" office:value="242238131" table:formula="of:=[.$F$8]*[.M33]+([.$F$7]*[.L33])+[.$F$6]" table:style-name="ce61">
            <text:p>2.42E+008</text:p>
          </table:table-cell>
          <table:table-cell office:value-type="float" office:value="309003660" table:formula="of:=[.$F$9]*[.M33]" table:style-name="ce61">
            <text:p>3.09E+008</text:p>
          </table:table-cell>
          <table:table-cell office:value-type="float" office:value="66765529" table:formula="of:=[.O33]-[.N33]" table:style-name="ce11">
            <text:p>6.68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19" table:style-name="ce5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9500" table:style-name="ce46">
            <text:p>9500</text:p>
          </table:table-cell>
          <table:table-cell office:value-type="float" office:value="90250000" table:formula="of:=[.L34]*[.L34]" table:style-name="ce11">
            <text:p>9.03E+07</text:p>
          </table:table-cell>
          <table:table-cell office:value-type="float" office:value="269991335.5" table:formula="of:=[.$F$8]*[.M34]+([.$F$7]*[.L34])+[.$F$6]" table:style-name="ce61">
            <text:p>2.70E+008</text:p>
          </table:table-cell>
          <table:table-cell office:value-type="float" office:value="344291115.00000006" table:formula="of:=[.$F$9]*[.M34]" table:style-name="ce61">
            <text:p>3.44E+008</text:p>
          </table:table-cell>
          <table:table-cell office:value-type="float" office:value="74299779.50000006" table:formula="of:=[.O34]-[.N34]" table:style-name="ce11">
            <text:p>7.43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0000" table:style-name="ce46">
            <text:p>10000</text:p>
          </table:table-cell>
          <table:table-cell office:value-type="float" office:value="100000000" table:formula="of:=[.L35]*[.L35]" table:style-name="ce11">
            <text:p>1.00E+08</text:p>
          </table:table-cell>
          <table:table-cell office:value-type="float" office:value="299251970" table:formula="of:=[.$F$8]*[.M35]+([.$F$7]*[.L35])+[.$F$6]" table:style-name="ce61">
            <text:p>2.99E+008</text:p>
          </table:table-cell>
          <table:table-cell office:value-type="float" office:value="381486000.00000006" table:formula="of:=[.$F$9]*[.M35]" table:style-name="ce61">
            <text:p>3.81E+008</text:p>
          </table:table-cell>
          <table:table-cell office:value-type="float" office:value="82234030.00000006" table:formula="of:=[.O35]-[.N35]" table:style-name="ce11">
            <text:p>8.22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1" table:style-name="ce5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0500" table:style-name="ce46">
            <text:p>10500</text:p>
          </table:table-cell>
          <table:table-cell office:value-type="float" office:value="110250000" table:formula="of:=[.L36]*[.L36]" table:style-name="ce11">
            <text:p>1.10E+08</text:p>
          </table:table-cell>
          <table:table-cell office:value-type="float" office:value="330020034.5" table:formula="of:=[.$F$8]*[.M36]+([.$F$7]*[.L36])+[.$F$6]" table:style-name="ce61">
            <text:p>3.30E+008</text:p>
          </table:table-cell>
          <table:table-cell office:value-type="float" office:value="420588315.00000006" table:formula="of:=[.$F$9]*[.M36]" table:style-name="ce61">
            <text:p>4.21E+008</text:p>
          </table:table-cell>
          <table:table-cell office:value-type="float" office:value="90568280.50000006" table:formula="of:=[.O36]-[.N36]" table:style-name="ce11">
            <text:p>9.06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1000" table:style-name="ce46">
            <text:p>11000</text:p>
          </table:table-cell>
          <table:table-cell office:value-type="float" office:value="121000000" table:formula="of:=[.L37]*[.L37]" table:style-name="ce11">
            <text:p>1.21E+08</text:p>
          </table:table-cell>
          <table:table-cell office:value-type="float" office:value="362295529" table:formula="of:=[.$F$8]*[.M37]+([.$F$7]*[.L37])+[.$F$6]" table:style-name="ce61">
            <text:p>3.62E+008</text:p>
          </table:table-cell>
          <table:table-cell office:value-type="float" office:value="461598060.00000006" table:formula="of:=[.$F$9]*[.M37]" table:style-name="ce61">
            <text:p>4.62E+008</text:p>
          </table:table-cell>
          <table:table-cell office:value-type="float" office:value="99302531.00000006" table:formula="of:=[.O37]-[.N37]" table:style-name="ce11">
            <text:p>9.93E+07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3" table:style-name="ce5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1500" table:style-name="ce46">
            <text:p>11500</text:p>
          </table:table-cell>
          <table:table-cell office:value-type="float" office:value="132250000" table:formula="of:=[.L38]*[.L38]" table:style-name="ce11">
            <text:p>1.32E+08</text:p>
          </table:table-cell>
          <table:table-cell office:value-type="float" office:value="396078453.5" table:formula="of:=[.$F$8]*[.M38]+([.$F$7]*[.L38])+[.$F$6]" table:style-name="ce61">
            <text:p>3.96E+008</text:p>
          </table:table-cell>
          <table:table-cell office:value-type="float" office:value="504515235.00000006" table:formula="of:=[.$F$9]*[.M38]" table:style-name="ce61">
            <text:p>5.05E+008</text:p>
          </table:table-cell>
          <table:table-cell office:value-type="float" office:value="108436781.50000006" table:formula="of:=[.O38]-[.N38]" table:style-name="ce11">
            <text:p>1.08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2000" table:style-name="ce46">
            <text:p>12000</text:p>
          </table:table-cell>
          <table:table-cell office:value-type="float" office:value="144000000" table:formula="of:=[.L39]*[.L39]" table:style-name="ce11">
            <text:p>1.44E+08</text:p>
          </table:table-cell>
          <table:table-cell office:value-type="float" office:value="431368808" table:formula="of:=[.$F$8]*[.M39]+([.$F$7]*[.L39])+[.$F$6]" table:style-name="ce61">
            <text:p>4.31E+008</text:p>
          </table:table-cell>
          <table:table-cell office:value-type="float" office:value="549339840" table:formula="of:=[.$F$9]*[.M39]" table:style-name="ce61">
            <text:p>5.49E+008</text:p>
          </table:table-cell>
          <table:table-cell office:value-type="float" office:value="117971032" table:formula="of:=[.O39]-[.N39]" table:style-name="ce11">
            <text:p>1.18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5" table:style-name="ce5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2500" table:style-name="ce46">
            <text:p>12500</text:p>
          </table:table-cell>
          <table:table-cell office:value-type="float" office:value="156250000" table:formula="of:=[.L40]*[.L40]" table:style-name="ce11">
            <text:p>1.56E+08</text:p>
          </table:table-cell>
          <table:table-cell office:value-type="float" office:value="468166592.5" table:formula="of:=[.$F$8]*[.M40]+([.$F$7]*[.L40])+[.$F$6]" table:style-name="ce61">
            <text:p>4.68E+008</text:p>
          </table:table-cell>
          <table:table-cell office:value-type="float" office:value="596071875" table:formula="of:=[.$F$9]*[.M40]" table:style-name="ce61">
            <text:p>5.96E+008</text:p>
          </table:table-cell>
          <table:table-cell office:value-type="float" office:value="127905282.5" table:formula="of:=[.O40]-[.N40]" table:style-name="ce11">
            <text:p>1.28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3000" table:style-name="ce46">
            <text:p>13000</text:p>
          </table:table-cell>
          <table:table-cell office:value-type="float" office:value="169000000" table:formula="of:=[.L41]*[.L41]" table:style-name="ce11">
            <text:p>1.69E+08</text:p>
          </table:table-cell>
          <table:table-cell office:value-type="float" office:value="506471807" table:formula="of:=[.$F$8]*[.M41]+([.$F$7]*[.L41])+[.$F$6]" table:style-name="ce61">
            <text:p>5.06E+008</text:p>
          </table:table-cell>
          <table:table-cell office:value-type="float" office:value="644711340.00000012" table:formula="of:=[.$F$9]*[.M41]" table:style-name="ce61">
            <text:p>6.45E+008</text:p>
          </table:table-cell>
          <table:table-cell office:value-type="float" office:value="138239533.00000012" table:formula="of:=[.O41]-[.N41]" table:style-name="ce11">
            <text:p>1.38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7" table:style-name="ce5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3500" table:style-name="ce46">
            <text:p>13500</text:p>
          </table:table-cell>
          <table:table-cell office:value-type="float" office:value="182250000" table:formula="of:=[.L42]*[.L42]" table:style-name="ce11">
            <text:p>1.82E+08</text:p>
          </table:table-cell>
          <table:table-cell office:value-type="float" office:value="546284451.5" table:formula="of:=[.$F$8]*[.M42]+([.$F$7]*[.L42])+[.$F$6]" table:style-name="ce61">
            <text:p>5.46E+008</text:p>
          </table:table-cell>
          <table:table-cell office:value-type="float" office:value="695258235.00000012" table:formula="of:=[.$F$9]*[.M42]" table:style-name="ce61">
            <text:p>6.95E+008</text:p>
          </table:table-cell>
          <table:table-cell office:value-type="float" office:value="148973783.50000012" table:formula="of:=[.O42]-[.N42]" table:style-name="ce11">
            <text:p>1.49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4000" table:style-name="ce46">
            <text:p>14000</text:p>
          </table:table-cell>
          <table:table-cell office:value-type="float" office:value="196000000" table:formula="of:=[.L43]*[.L43]" table:style-name="ce11">
            <text:p>1.96E+08</text:p>
          </table:table-cell>
          <table:table-cell office:value-type="float" office:value="587604526" table:formula="of:=[.$F$8]*[.M43]+([.$F$7]*[.L43])+[.$F$6]" table:style-name="ce61">
            <text:p>5.88E+008</text:p>
          </table:table-cell>
          <table:table-cell office:value-type="float" office:value="747712560.00000012" table:formula="of:=[.$F$9]*[.M43]" table:style-name="ce61">
            <text:p>7.48E+008</text:p>
          </table:table-cell>
          <table:table-cell office:value-type="float" office:value="160108034.00000012" table:formula="of:=[.O43]-[.N43]" table:style-name="ce11">
            <text:p>1.60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29" table:style-name="ce5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4500" table:style-name="ce46">
            <text:p>14500</text:p>
          </table:table-cell>
          <table:table-cell office:value-type="float" office:value="210250000" table:formula="of:=[.L44]*[.L44]" table:style-name="ce11">
            <text:p>2.10E+08</text:p>
          </table:table-cell>
          <table:table-cell office:value-type="float" office:value="630432030.5" table:formula="of:=[.$F$8]*[.M44]+([.$F$7]*[.L44])+[.$F$6]" table:style-name="ce61">
            <text:p>6.30E+008</text:p>
          </table:table-cell>
          <table:table-cell office:value-type="float" office:value="802074315.00000012" table:formula="of:=[.$F$9]*[.M44]" table:style-name="ce61">
            <text:p>8.02E+008</text:p>
          </table:table-cell>
          <table:table-cell office:value-type="float" office:value="171642284.50000012" table:formula="of:=[.O44]-[.N44]" table:style-name="ce11">
            <text:p>1.72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5000" table:style-name="ce46">
            <text:p>15000</text:p>
          </table:table-cell>
          <table:table-cell office:value-type="float" office:value="225000000" table:formula="of:=[.L45]*[.L45]" table:style-name="ce11">
            <text:p>2.25E+08</text:p>
          </table:table-cell>
          <table:table-cell office:value-type="float" office:value="674766965" table:formula="of:=[.$F$8]*[.M45]+([.$F$7]*[.L45])+[.$F$6]" table:style-name="ce61">
            <text:p>6.75E+008</text:p>
          </table:table-cell>
          <table:table-cell office:value-type="float" office:value="858343500.00000012" table:formula="of:=[.$F$9]*[.M45]" table:style-name="ce61">
            <text:p>8.58E+008</text:p>
          </table:table-cell>
          <table:table-cell office:value-type="float" office:value="183576535.00000012" table:formula="of:=[.O45]-[.N45]" table:style-name="ce11">
            <text:p>1.84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1" table:style-name="ce5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5500" table:style-name="ce46">
            <text:p>15500</text:p>
          </table:table-cell>
          <table:table-cell office:value-type="float" office:value="240250000" table:formula="of:=[.L46]*[.L46]" table:style-name="ce11">
            <text:p>2.40E+08</text:p>
          </table:table-cell>
          <table:table-cell office:value-type="float" office:value="720609329.5" table:formula="of:=[.$F$8]*[.M46]+([.$F$7]*[.L46])+[.$F$6]" table:style-name="ce61">
            <text:p>7.21E+008</text:p>
          </table:table-cell>
          <table:table-cell office:value-type="float" office:value="916520115.00000012" table:formula="of:=[.$F$9]*[.M46]" table:style-name="ce61">
            <text:p>9.17E+008</text:p>
          </table:table-cell>
          <table:table-cell office:value-type="float" office:value="195910785.50000012" table:formula="of:=[.O46]-[.N46]" table:style-name="ce11">
            <text:p>1.96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2" table:style-name="ce67">
            <text:p>32</text:p>
          </table:table-cell>
          <table:table-cell office:value-type="float" office:value="1" table:style-name="ce68">
            <text:p>1</text:p>
          </table:table-cell>
          <table:table-cell office:value-type="float" office:value="16000" table:style-name="ce69">
            <text:p>16000</text:p>
          </table:table-cell>
          <table:table-cell office:value-type="float" office:value="256000000" table:formula="of:=[.L47]*[.L47]" table:style-name="ce70">
            <text:p>2.56E+08</text:p>
          </table:table-cell>
          <table:table-cell office:value-type="float" office:value="767959124" table:formula="of:=[.$F$8]*[.M47]+([.$F$7]*[.L47])+[.$F$6]" table:style-name="ce71">
            <text:p>7.68E+008</text:p>
          </table:table-cell>
          <table:table-cell office:value-type="float" office:value="976604160.00000012" table:formula="of:=[.$F$9]*[.M47]" table:style-name="ce61">
            <text:p>9.77E+008</text:p>
          </table:table-cell>
          <table:table-cell office:value-type="float" office:value="208645036.00000012" table:formula="of:=[.O47]-[.N47]" table:style-name="ce11">
            <text:p>2.09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3" table:style-name="ce5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6500" table:style-name="ce46">
            <text:p>16500</text:p>
          </table:table-cell>
          <table:table-cell office:value-type="float" office:value="272250000" table:formula="of:=[.L48]*[.L48]" table:style-name="ce11">
            <text:p>2.72E+08</text:p>
          </table:table-cell>
          <table:table-cell office:value-type="float" office:value="816816348.5" table:formula="of:=[.$F$8]*[.M48]+([.$F$7]*[.L48])+[.$F$6]" table:style-name="ce61">
            <text:p>8.17E+008</text:p>
          </table:table-cell>
          <table:table-cell office:value-type="float" office:value="1038595635.0000001" table:formula="of:=[.$F$9]*[.M48]" table:style-name="ce61">
            <text:p>1.04E+009</text:p>
          </table:table-cell>
          <table:table-cell office:value-type="float" office:value="221779286.50000012" table:formula="of:=[.O48]-[.N48]" table:style-name="ce11">
            <text:p>2.22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4" table:style-name="ce5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7000" table:style-name="ce46">
            <text:p>17000</text:p>
          </table:table-cell>
          <table:table-cell office:value-type="float" office:value="289000000" table:formula="of:=[.L49]*[.L49]" table:style-name="ce11">
            <text:p>2.89E+08</text:p>
          </table:table-cell>
          <table:table-cell office:value-type="float" office:value="867181003" table:formula="of:=[.$F$8]*[.M49]+([.$F$7]*[.L49])+[.$F$6]" table:style-name="ce61">
            <text:p>8.67E+008</text:p>
          </table:table-cell>
          <table:table-cell office:value-type="float" office:value="1102494540" table:formula="of:=[.$F$9]*[.M49]" table:style-name="ce61">
            <text:p>1.10E+009</text:p>
          </table:table-cell>
          <table:table-cell office:value-type="float" office:value="235313537" table:formula="of:=[.O49]-[.N49]" table:style-name="ce11">
            <text:p>2.35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5" table:style-name="ce5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7500" table:style-name="ce46">
            <text:p>17500</text:p>
          </table:table-cell>
          <table:table-cell office:value-type="float" office:value="306250000" table:formula="of:=[.L50]*[.L50]" table:style-name="ce11">
            <text:p>3.06E+08</text:p>
          </table:table-cell>
          <table:table-cell office:value-type="float" office:value="919053087.5" table:formula="of:=[.$F$8]*[.M50]+([.$F$7]*[.L50])+[.$F$6]" table:style-name="ce61">
            <text:p>9.19E+008</text:p>
          </table:table-cell>
          <table:table-cell office:value-type="float" office:value="1168300875" table:formula="of:=[.$F$9]*[.M50]" table:style-name="ce61">
            <text:p>1.17E+009</text:p>
          </table:table-cell>
          <table:table-cell office:value-type="float" office:value="249247787.5" table:formula="of:=[.O50]-[.N50]" table:style-name="ce11">
            <text:p>2.49E+08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36" table:style-name="ce5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18000" table:style-name="ce46">
            <text:p>18000</text:p>
          </table:table-cell>
          <table:table-cell office:value-type="float" office:value="324000000" table:formula="of:=[.L51]*[.L51]" table:style-name="ce11">
            <text:p>3.24E+08</text:p>
          </table:table-cell>
          <table:table-cell office:value-type="float" office:value="972432602" table:formula="of:=[.$F$8]*[.M51]+([.$F$7]*[.L51])+[.$F$6]" table:style-name="ce61">
            <text:p>9.72E+008</text:p>
          </table:table-cell>
          <table:table-cell office:value-type="float" office:value="1236014640" table:formula="of:=[.$F$9]*[.M51]" table:style-name="ce61">
            <text:p>1.24E+009</text:p>
          </table:table-cell>
          <table:table-cell office:value-type="float" office:value="263582038" table:formula="of:=[.O51]-[.N51]" table:style-name="ce11">
            <text:p>2.64E+08</text:p>
          </table:table-cell>
          <table:table-cell table:number-columns-repeated="16368"/>
        </table:table-row>
        <table:table-row table:number-rows-repeated="1048525" table:style-name="ro1">
          <table:table-cell table:number-columns-repeated="16384"/>
        </table:table-row>
      </table:table>
      <table:table table:name="lehrTimingAnalysis" table:style-name="ta1">
        <table:table-column table:style-name="co4" table:number-columns-repeated="3" table:default-cell-style-name="ce1"/>
        <table:table-column table:style-name="co4" table:number-columns-repeated="3" table:default-cell-style-name="ce2"/>
        <table:table-column table:style-name="co5" table:default-cell-style-name="ce2"/>
        <table:table-column table:style-name="co18" table:default-cell-style-name="ce2"/>
        <table:table-column table:style-name="co4" table:default-cell-style-name="ce3"/>
        <table:table-column table:style-name="co4" table:default-cell-style-name="ce4"/>
        <table:table-column table:style-name="co12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3.6721900000000001" table:style-name="ce2">
            <text:p>3.67219</text:p>
          </table:table-cell>
          <table:table-cell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-7.9237200000000001E-5" table:style-name="ce61">
            <text:p>-7.92E-005</text:p>
          </table:table-cell>
          <table:table-cell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0"/>
          <table:table-cell office:value-type="string" table:style-name="ce2">
            <text:p>C2 =</text:p>
          </table:table-cell>
          <table:table-cell office:value-type="float" office:value="2.53377E-9" table:style-name="ce61">
            <text:p>2.53E-009</text:p>
          </table:table-cell>
          <table:table-cell table:style-name="ce2"/>
          <table:table-cell office:value-type="string" table:style-name="ce14">
            <text:p>Curve Fit</text:p>
          </table:table-cell>
          <table:table-cell office:value-type="string" table:number-columns-spanned="3" table:number-rows-spanned="1" table:style-name="ce77">
            <text:p><text:s text:c="2"/>= C0+C1*N^1+C2*n^2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number-columns-repeated="6" table:style-name="ce2"/>
          <table:table-cell office:value-type="string" table:style-name="ce15">
            <text:p><text:s text:c="2"/>=$G$5+$G$6*G13+$G$7*H13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2">
            <text:p>y`=y+e</text:p>
          </table:table-cell>
          <table:table-cell table:number-columns-repeated="3" table:style-name="ce2"/>
          <table:table-cell table:style-name="ce3"/>
          <table:table-cell table:style-name="ce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76">
            <text:p>f.dat file</text:p>
          </table:table-cell>
          <table:table-cell office:value-type="string" table:number-columns-spanned="3" table:number-rows-spanned="1" table:style-name="ce78">
            <text:p>r.dat file</text:p>
          </table:table-cell>
          <table:covered-table-cell table:number-columns-repeated="2"/>
          <table:table-cell table:style-name="ce3"/>
          <table:table-cell office:value-type="string" table:style-name="ce4">
            <text:p><text:s/>= I13-E1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2">
            <text:p>Cou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ime(secs)</text:p>
          </table:table-cell>
          <table:table-cell office:value-type="string" table:style-name="ce35">
            <text:p>N^0</text:p>
          </table:table-cell>
          <table:table-cell office:value-type="string" table:style-name="ce35">
            <text:p>N^1</text:p>
          </table:table-cell>
          <table:table-cell office:value-type="string" table:style-name="ce35">
            <text:p>N^2</text:p>
          </table:table-cell>
          <table:table-cell office:value-type="string" table:style-name="ce3">
            <text:p>Curve Fit</text:p>
          </table:table-cell>
          <table:table-cell office:value-type="string" table:style-name="ce4">
            <text:p>Deviation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200000" table:style-name="ce2">
            <text:p>200000</text:p>
          </table:table-cell>
          <table:table-cell office:value-type="float" office:value="90.66" table:style-name="ce2">
            <text:p>90.66</text:p>
          </table:table-cell>
          <table:table-cell office:value-type="float" office:value="1" table:style-name="ce35">
            <text:p>1</text:p>
          </table:table-cell>
          <table:table-cell office:value-type="float" office:value="200000" table:formula="of:=[.D13]" table:style-name="ce35">
            <text:p>200000</text:p>
          </table:table-cell>
          <table:table-cell office:value-type="float" office:value="40000000000" table:formula="of:=[.G13]*[.G13]" table:style-name="ce35">
            <text:p>40000000000</text:p>
          </table:table-cell>
          <table:table-cell office:value-type="float" office:value="89.175550000000001" table:formula="of:=[.$G$5]+[.$G$6]*[.G13]+[.$G$7]*[.H13]" table:style-name="ce36">
            <text:p>89.2</text:p>
          </table:table-cell>
          <table:table-cell office:value-type="float" office:value="-1.4844499999999954" table:formula="of:=[.I13]-[.E13]" table:style-name="ce4">
            <text:p>-1.4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180000" table:formula="of:=[.D13]-20000" table:style-name="ce2">
            <text:p>18000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35">
            <text:p>1</text:p>
          </table:table-cell>
          <table:table-cell office:value-type="float" office:value="180000" table:formula="of:=[.D14]" table:style-name="ce35">
            <text:p>180000</text:p>
          </table:table-cell>
          <table:table-cell office:value-type="float" office:value="32400000000" table:formula="of:=[.G14]*[.G14]" table:style-name="ce35">
            <text:p>32400000000</text:p>
          </table:table-cell>
          <table:table-cell office:value-type="float" office:value="71.503641999999999" table:formula="of:=[.$G$5]+[.$G$6]*[.G14]+[.$G$7]*[.H14]" table:style-name="ce36">
            <text:p>71.5</text:p>
          </table:table-cell>
          <table:table-cell office:value-type="float" office:value="1.5036419999999993" table:formula="of:=[.I14]-[.E14]" table:style-name="ce4">
            <text:p>1.5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" table:style-name="ce2">
            <text:p>3</text:p>
          </table:table-cell>
          <table:table-cell office:value-type="float" office:value="160000" table:formula="of:=[.D14]-20000" table:style-name="ce2">
            <text:p>160000</text:p>
          </table:table-cell>
          <table:table-cell office:value-type="float" office:value="55" table:style-name="ce2">
            <text:p>55</text:p>
          </table:table-cell>
          <table:table-cell office:value-type="float" office:value="1" table:style-name="ce35">
            <text:p>1</text:p>
          </table:table-cell>
          <table:table-cell office:value-type="float" office:value="160000" table:formula="of:=[.D15]" table:style-name="ce35">
            <text:p>160000</text:p>
          </table:table-cell>
          <table:table-cell office:value-type="float" office:value="25600000000" table:formula="of:=[.G15]*[.G15]" table:style-name="ce35">
            <text:p>25600000000</text:p>
          </table:table-cell>
          <table:table-cell office:value-type="float" office:value="55.858750000000008" table:formula="of:=[.$G$5]+[.$G$6]*[.G15]+[.$G$7]*[.H15]" table:style-name="ce36">
            <text:p>55.9</text:p>
          </table:table-cell>
          <table:table-cell office:value-type="float" office:value="0.85875000000000767" table:formula="of:=[.I15]-[.E15]" table:style-name="ce4">
            <text:p>0.8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office:value-type="float" office:value="140000" table:formula="of:=[.D15]-20000" table:style-name="ce2">
            <text:p>140000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35">
            <text:p>1</text:p>
          </table:table-cell>
          <table:table-cell office:value-type="float" office:value="140000" table:formula="of:=[.D16]" table:style-name="ce35">
            <text:p>140000</text:p>
          </table:table-cell>
          <table:table-cell office:value-type="float" office:value="19600000000" table:formula="of:=[.G16]*[.G16]" table:style-name="ce35">
            <text:p>19600000000</text:p>
          </table:table-cell>
          <table:table-cell office:value-type="float" office:value="42.240874000000005" table:formula="of:=[.$G$5]+[.$G$6]*[.G16]+[.$G$7]*[.H16]" table:style-name="ce36">
            <text:p>42.2</text:p>
          </table:table-cell>
          <table:table-cell office:value-type="float" office:value="0.24087400000000514" table:formula="of:=[.I16]-[.E16]" table:style-name="ce4">
            <text:p>0.2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120000" table:formula="of:=[.D16]-20000" table:style-name="ce2">
            <text:p>120000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35">
            <text:p>1</text:p>
          </table:table-cell>
          <table:table-cell office:value-type="float" office:value="120000" table:formula="of:=[.D17]" table:style-name="ce35">
            <text:p>120000</text:p>
          </table:table-cell>
          <table:table-cell office:value-type="float" office:value="14400000000" table:formula="of:=[.G17]*[.G17]" table:style-name="ce35">
            <text:p>14400000000</text:p>
          </table:table-cell>
          <table:table-cell office:value-type="float" office:value="30.650014000000002" table:formula="of:=[.$G$5]+[.$G$6]*[.G17]+[.$G$7]*[.H17]" table:style-name="ce36">
            <text:p>30.7</text:p>
          </table:table-cell>
          <table:table-cell office:value-type="float" office:value="-0.34998599999999769" table:formula="of:=[.I17]-[.E17]" table:style-name="ce4">
            <text:p>-0.3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100000" table:formula="of:=[.D17]-20000" table:style-name="ce2">
            <text:p>100000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35">
            <text:p>1</text:p>
          </table:table-cell>
          <table:table-cell office:value-type="float" office:value="100000" table:formula="of:=[.D18]" table:style-name="ce35">
            <text:p>100000</text:p>
          </table:table-cell>
          <table:table-cell office:value-type="float" office:value="10000000000" table:formula="of:=[.G18]*[.G18]" table:style-name="ce35">
            <text:p>10000000000</text:p>
          </table:table-cell>
          <table:table-cell office:value-type="float" office:value="21.086170000000003" table:formula="of:=[.$G$5]+[.$G$6]*[.G18]+[.$G$7]*[.H18]" table:style-name="ce36">
            <text:p>21.1</text:p>
          </table:table-cell>
          <table:table-cell office:value-type="float" office:value="-0.91382999999999726" table:formula="of:=[.I18]-[.E18]" table:style-name="ce4">
            <text:p>-0.9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office:value-type="float" office:value="80000" table:formula="of:=[.D18]-20000" table:style-name="ce2">
            <text:p>8000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35">
            <text:p>1</text:p>
          </table:table-cell>
          <table:table-cell office:value-type="float" office:value="80000" table:formula="of:=[.D19]" table:style-name="ce35">
            <text:p>80000</text:p>
          </table:table-cell>
          <table:table-cell office:value-type="float" office:value="6400000000" table:formula="of:=[.G19]*[.G19]" table:style-name="ce35">
            <text:p>6400000000</text:p>
          </table:table-cell>
          <table:table-cell office:value-type="float" office:value="13.549342000000001" table:formula="of:=[.$G$5]+[.$G$6]*[.G19]+[.$G$7]*[.H19]" table:style-name="ce36">
            <text:p>13.5</text:p>
          </table:table-cell>
          <table:table-cell office:value-type="float" office:value="-0.45065799999999889" table:formula="of:=[.I19]-[.E19]" table:style-name="ce4">
            <text:p>-0.4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office:value-type="float" office:value="60000" table:formula="of:=[.D19]-20000" table:style-name="ce2">
            <text:p>6000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35">
            <text:p>1</text:p>
          </table:table-cell>
          <table:table-cell office:value-type="float" office:value="60000" table:formula="of:=[.D20]" table:style-name="ce35">
            <text:p>60000</text:p>
          </table:table-cell>
          <table:table-cell office:value-type="float" office:value="3600000000" table:formula="of:=[.G20]*[.G20]" table:style-name="ce35">
            <text:p>3600000000</text:p>
          </table:table-cell>
          <table:table-cell office:value-type="float" office:value="8.039530000000001" table:formula="of:=[.$G$5]+[.$G$6]*[.G20]+[.$G$7]*[.H20]" table:style-name="ce36">
            <text:p>8.0</text:p>
          </table:table-cell>
          <table:table-cell office:value-type="float" office:value="3.9530000000000953E-2" table:formula="of:=[.I20]-[.E20]" table:style-name="ce4">
            <text:p>0.0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office:value-type="float" office:value="40000" table:formula="of:=[.D20]-20000" table:style-name="ce2">
            <text:p>4000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40000" table:formula="of:=[.D21]" table:style-name="ce35">
            <text:p>40000</text:p>
          </table:table-cell>
          <table:table-cell office:value-type="float" office:value="1600000000" table:formula="of:=[.G21]*[.G21]" table:style-name="ce35">
            <text:p>1600000000</text:p>
          </table:table-cell>
          <table:table-cell office:value-type="float" office:value="4.5567340000000005" table:formula="of:=[.$G$5]+[.$G$6]*[.G21]+[.$G$7]*[.H21]" table:style-name="ce36">
            <text:p>4.6</text:p>
          </table:table-cell>
          <table:table-cell office:value-type="float" office:value="0.55673400000000051" table:formula="of:=[.I21]-[.E21]" table:style-name="ce4">
            <text:p>0.5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2" draw:style-name="a2" draw:name="Chart 1" svg:x="0.2193in" svg:y="0.1264in" svg:width="13.6469in" svg:height="6.740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table table:name="lehrOperationalAnalysis" table:style-name="ta2">
        <table:table-column table:style-name="co4" table:number-columns-repeated="4" table:default-cell-style-name="ce1"/>
        <table:table-column table:style-name="co4" table:default-cell-style-name="ce2"/>
        <table:table-column table:style-name="co4" table:number-columns-repeated="2" table:default-cell-style-name="ce1"/>
        <table:table-column table:style-name="co4" table:number-columns-repeated="2" table:default-cell-style-name="ce2"/>
        <table:table-column table:style-name="co4" table:default-cell-style-name="ce1"/>
        <table:table-column table:style-name="co4" table:default-cell-style-name="ce2"/>
        <table:table-column table:style-name="co19" table:default-cell-style-name="ce11"/>
        <table:table-column table:style-name="co4" table:number-columns-repeated="1012" table:default-cell-style-name="ce1"/>
        <table:table-column table:style-name="co12" table:number-columns-repeated="15360" table:default-cell-style-name="ce1"/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office:value-type="string" table:style-name="ce1">
            <text:p>Operational Analysis for the Mark Sort Algorithm</text:p>
          </table:table-cell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0 =</text:p>
          </table:table-cell>
          <table:table-cell office:value-type="float" office:value="7087.71" table:style-name="ce1">
            <text:p>7087.71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1 =</text:p>
          </table:table-cell>
          <table:table-cell office:value-type="float" office:value="-46.880699999999997" table:style-name="ce1">
            <text:p>-46.8807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2 =</text:p>
          </table:table-cell>
          <table:table-cell office:value-type="float" office:value="5.0607100000000003" table:style-name="ce1">
            <text:p>5.06071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11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2"/>
          <table:table-cell office:value-type="string" table:style-name="ce2">
            <text:p>f.dat file</text:p>
          </table:table-cell>
          <table:table-cell table:number-columns-repeated="3" table:style-name="ce2"/>
          <table:table-cell office:value-type="string" table:style-name="ce2">
            <text:p>Curve Fit</text:p>
          </table:table-cell>
          <table:table-cell table:number-columns-repeated="3" table:style-name="ce2"/>
          <table:table-cell office:value-type="string" table:style-name="ce11">
            <text:p>Curve Fit</text:p>
          </table:table-cell>
          <table:table-cell table:number-columns-repeated="16372" table:style-name="ce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string" table:style-name="ce2">
            <text:p>f</text:p>
          </table:table-cell>
          <table:table-cell table:style-name="ce2"/>
          <table:table-cell table:style-name="ce1"/>
          <table:table-cell table:style-name="ce2"/>
          <table:table-cell office:value-type="string" table:style-name="ce11">
            <text:p>f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C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Sum of Ops</text:p>
          </table:table-cell>
          <table:table-cell office:value-type="string" table:style-name="ce2">
            <text:p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table:style-name="ce2"/>
          <table:table-cell office:value-type="string" table:style-name="ce2">
            <text:p>Deviation</text:p>
          </table:table-cell>
          <table:table-cell table:style-name="ce1"/>
          <table:table-cell office:value-type="string" table:style-name="ce2">
            <text:p>N</text:p>
          </table:table-cell>
          <table:table-cell table:style-name="ce11"/>
          <table:table-cell table:number-columns-repeated="16372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50073" table:style-name="ce2">
            <text:p>50073</text:p>
          </table:table-cell>
          <table:table-cell office:value-type="float" office:value="1" table:style-name="ce2">
            <text:p>1</text:p>
          </table:table-cell>
          <table:table-cell office:value-type="float" office:value="100" table:formula="of:=[.C11]" table:style-name="ce2">
            <text:p>100</text:p>
          </table:table-cell>
          <table:table-cell office:value-type="float" office:value="10000" table:formula="of:=[.F11]*[.F11]" table:style-name="ce2">
            <text:p>10000</text:p>
          </table:table-cell>
          <table:table-cell office:value-type="float" office:value="53006.740000000005" table:formula="of:=[.$F$4]+[.$F$5]*[.F11]+[.$F$6]*[.G11]" table:style-name="ce2">
            <text:p>53006.74</text:p>
          </table:table-cell>
          <table:table-cell office:value-type="float" office:value="-2933.7400000000052" table:formula="of:=[.D11]-[.H11]" table:style-name="ce2">
            <text:p>-2933.74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3006.740000000005" table:formula="of:=[.$F$4]+[.$F$5]*[.K11]+[.$F$6]*[.K11]*[.K11]" table:style-name="ce11">
            <text:p>5.30E+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float" office:value="115283" table:style-name="ce2">
            <text:p>115283</text:p>
          </table:table-cell>
          <table:table-cell office:value-type="float" office:value="1" table:style-name="ce2">
            <text:p>1</text:p>
          </table:table-cell>
          <table:table-cell office:value-type="float" office:value="150" table:formula="of:=[.C12]" table:style-name="ce2">
            <text:p>150</text:p>
          </table:table-cell>
          <table:table-cell office:value-type="float" office:value="22500" table:formula="of:=[.F12]*[.F12]" table:style-name="ce2">
            <text:p>22500</text:p>
          </table:table-cell>
          <table:table-cell office:value-type="float" office:value="113921.58" table:formula="of:=[.$F$4]+[.$F$5]*[.F12]+[.$F$6]*[.G12]" table:style-name="ce2">
            <text:p>113921.58</text:p>
          </table:table-cell>
          <table:table-cell office:value-type="float" office:value="1361.4199999999983" table:formula="of:=[.D12]-[.H12]" table:style-name="ce2">
            <text:p>1361.42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office:value-type="float" office:value="113921.58000000002" table:formula="of:=[.$F$4]+[.$F$5]*[.K12]+[.$F$6]*[.K12]*[.K12]" table:style-name="ce11">
            <text:p>1.14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204269" table:style-name="ce2">
            <text:p>204269</text:p>
          </table:table-cell>
          <table:table-cell office:value-type="float" office:value="1" table:style-name="ce2">
            <text:p>1</text:p>
          </table:table-cell>
          <table:table-cell office:value-type="float" office:value="200" table:formula="of:=[.C13]" table:style-name="ce2">
            <text:p>200</text:p>
          </table:table-cell>
          <table:table-cell office:value-type="float" office:value="40000" table:formula="of:=[.F13]*[.F13]" table:style-name="ce2">
            <text:p>40000</text:p>
          </table:table-cell>
          <table:table-cell office:value-type="float" office:value="200139.97000000003" table:formula="of:=[.$F$4]+[.$F$5]*[.F13]+[.$F$6]*[.G13]" table:style-name="ce2">
            <text:p>200139.97</text:p>
          </table:table-cell>
          <table:table-cell office:value-type="float" office:value="4129.0299999999697" table:formula="of:=[.D13]-[.H13]" table:style-name="ce2">
            <text:p>4129.03</text:p>
          </table:table-cell>
          <table:table-cell table:style-name="ce1"/>
          <table:table-cell office:value-type="float" office:value="200" table:style-name="ce2">
            <text:p>200</text:p>
          </table:table-cell>
          <table:table-cell office:value-type="float" office:value="200139.97000000003" table:formula="of:=[.$F$4]+[.$F$5]*[.K13]+[.$F$6]*[.K13]*[.K13]" table:style-name="ce11">
            <text:p>2.00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250" table:style-name="ce2">
            <text:p>250</text:p>
          </table:table-cell>
          <table:table-cell office:value-type="float" office:value="310071" table:style-name="ce2">
            <text:p>310071</text:p>
          </table:table-cell>
          <table:table-cell office:value-type="float" office:value="1" table:style-name="ce2">
            <text:p>1</text:p>
          </table:table-cell>
          <table:table-cell office:value-type="float" office:value="250" table:formula="of:=[.C14]" table:style-name="ce2">
            <text:p>250</text:p>
          </table:table-cell>
          <table:table-cell office:value-type="float" office:value="62500" table:formula="of:=[.F14]*[.F14]" table:style-name="ce2">
            <text:p>62500</text:p>
          </table:table-cell>
          <table:table-cell office:value-type="float" office:value="311661.90999999997" table:formula="of:=[.$F$4]+[.$F$5]*[.F14]+[.$F$6]*[.G14]" table:style-name="ce2">
            <text:p>311661.91</text:p>
          </table:table-cell>
          <table:table-cell office:value-type="float" office:value="-1590.9099999999744" table:formula="of:=[.D14]-[.H14]" table:style-name="ce2">
            <text:p>-1590.91</text:p>
          </table:table-cell>
          <table:table-cell table:style-name="ce1"/>
          <table:table-cell office:value-type="float" office:value="250" table:style-name="ce2">
            <text:p>250</text:p>
          </table:table-cell>
          <table:table-cell office:value-type="float" office:value="311661.90999999997" table:formula="of:=[.$F$4]+[.$F$5]*[.K14]+[.$F$6]*[.K14]*[.K14]" table:style-name="ce11">
            <text:p>3.12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39681" table:style-name="ce2">
            <text:p>439681</text:p>
          </table:table-cell>
          <table:table-cell office:value-type="float" office:value="1" table:style-name="ce2">
            <text:p>1</text:p>
          </table:table-cell>
          <table:table-cell office:value-type="float" office:value="300" table:formula="of:=[.C15]" table:style-name="ce2">
            <text:p>300</text:p>
          </table:table-cell>
          <table:table-cell office:value-type="float" office:value="90000" table:formula="of:=[.F15]*[.F15]" table:style-name="ce2">
            <text:p>90000</text:p>
          </table:table-cell>
          <table:table-cell office:value-type="float" office:value="448487.4" table:formula="of:=[.$F$4]+[.$F$5]*[.F15]+[.$F$6]*[.G15]" table:style-name="ce2">
            <text:p>448487.4</text:p>
          </table:table-cell>
          <table:table-cell office:value-type="float" office:value="-8806.4000000000233" table:formula="of:=[.D15]-[.H15]" table:style-name="ce2">
            <text:p>-8806.4</text:p>
          </table:table-cell>
          <table:table-cell table:style-name="ce1"/>
          <table:table-cell office:value-type="float" office:value="300" table:style-name="ce2">
            <text:p>300</text:p>
          </table:table-cell>
          <table:table-cell office:value-type="float" office:value="448487.40000000008" table:formula="of:=[.$F$4]+[.$F$5]*[.K15]+[.$F$6]*[.K15]*[.K15]" table:style-name="ce11">
            <text:p>4.48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350" table:style-name="ce2">
            <text:p>350</text:p>
          </table:table-cell>
          <table:table-cell office:value-type="float" office:value="606659" table:style-name="ce2">
            <text:p>606659</text:p>
          </table:table-cell>
          <table:table-cell office:value-type="float" office:value="1" table:style-name="ce2">
            <text:p>1</text:p>
          </table:table-cell>
          <table:table-cell office:value-type="float" office:value="350" table:formula="of:=[.C16]" table:style-name="ce2">
            <text:p>350</text:p>
          </table:table-cell>
          <table:table-cell office:value-type="float" office:value="122500" table:formula="of:=[.F16]*[.F16]" table:style-name="ce2">
            <text:p>122500</text:p>
          </table:table-cell>
          <table:table-cell office:value-type="float" office:value="610616.43999999994" table:formula="of:=[.$F$4]+[.$F$5]*[.F16]+[.$F$6]*[.G16]" table:style-name="ce2">
            <text:p>610616.44</text:p>
          </table:table-cell>
          <table:table-cell office:value-type="float" office:value="-3957.4399999999441" table:formula="of:=[.D16]-[.H16]" table:style-name="ce2">
            <text:p>-3957.44</text:p>
          </table:table-cell>
          <table:table-cell table:style-name="ce1"/>
          <table:table-cell office:value-type="float" office:value="350" table:style-name="ce2">
            <text:p>350</text:p>
          </table:table-cell>
          <table:table-cell office:value-type="float" office:value="610616.44000000006" table:formula="of:=[.$F$4]+[.$F$5]*[.K16]+[.$F$6]*[.K16]*[.K16]" table:style-name="ce11">
            <text:p>6.11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400" table:style-name="ce2">
            <text:p>400</text:p>
          </table:table-cell>
          <table:table-cell office:value-type="float" office:value="808253" table:style-name="ce2">
            <text:p>808253</text:p>
          </table:table-cell>
          <table:table-cell office:value-type="float" office:value="1" table:style-name="ce2">
            <text:p>1</text:p>
          </table:table-cell>
          <table:table-cell office:value-type="float" office:value="400" table:formula="of:=[.C17]" table:style-name="ce2">
            <text:p>400</text:p>
          </table:table-cell>
          <table:table-cell office:value-type="float" office:value="160000" table:formula="of:=[.F17]*[.F17]" table:style-name="ce2">
            <text:p>160000</text:p>
          </table:table-cell>
          <table:table-cell office:value-type="float" office:value="798049.03000000014" table:formula="of:=[.$F$4]+[.$F$5]*[.F17]+[.$F$6]*[.G17]" table:style-name="ce2">
            <text:p>798049.03</text:p>
          </table:table-cell>
          <table:table-cell office:value-type="float" office:value="10203.969999999856" table:formula="of:=[.D17]-[.H17]" table:style-name="ce2">
            <text:p>10203.97</text:p>
          </table:table-cell>
          <table:table-cell table:style-name="ce1"/>
          <table:table-cell office:value-type="float" office:value="400" table:style-name="ce2">
            <text:p>400</text:p>
          </table:table-cell>
          <table:table-cell office:value-type="float" office:value="798049.03000000014" table:formula="of:=[.$F$4]+[.$F$5]*[.K17]+[.$F$6]*[.K17]*[.K17]" table:style-name="ce11">
            <text:p>7.98E+0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450" table:style-name="ce2">
            <text:p>450</text:p>
          </table:table-cell>
          <table:table-cell office:value-type="float" office:value="1022639" table:style-name="ce2">
            <text:p>1022639</text:p>
          </table:table-cell>
          <table:table-cell office:value-type="float" office:value="1" table:style-name="ce2">
            <text:p>1</text:p>
          </table:table-cell>
          <table:table-cell office:value-type="float" office:value="450" table:formula="of:=[.C18]" table:style-name="ce2">
            <text:p>450</text:p>
          </table:table-cell>
          <table:table-cell office:value-type="float" office:value="202500" table:formula="of:=[.F18]*[.F18]" table:style-name="ce2">
            <text:p>202500</text:p>
          </table:table-cell>
          <table:table-cell office:value-type="float" office:value="1010785.17" table:formula="of:=[.$F$4]+[.$F$5]*[.F18]+[.$F$6]*[.G18]" table:style-name="ce2">
            <text:p>1010785.17</text:p>
          </table:table-cell>
          <table:table-cell office:value-type="float" office:value="11853.829999999958" table:formula="of:=[.D18]-[.H18]" table:style-name="ce2">
            <text:p>11853.83</text:p>
          </table:table-cell>
          <table:table-cell table:style-name="ce1"/>
          <table:table-cell office:value-type="float" office:value="450" table:style-name="ce2">
            <text:p>450</text:p>
          </table:table-cell>
          <table:table-cell office:value-type="float" office:value="1010785.17" table:formula="of:=[.$F$4]+[.$F$5]*[.K18]+[.$F$6]*[.K18]*[.K18]" table:style-name="ce11">
            <text:p>1.01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500" table:style-name="ce2">
            <text:p>500</text:p>
          </table:table-cell>
          <table:table-cell office:value-type="float" office:value="1233377" table:style-name="ce2">
            <text:p>1233377</text:p>
          </table:table-cell>
          <table:table-cell office:value-type="float" office:value="1" table:style-name="ce2">
            <text:p>1</text:p>
          </table:table-cell>
          <table:table-cell office:value-type="float" office:value="500" table:formula="of:=[.C19]" table:style-name="ce2">
            <text:p>500</text:p>
          </table:table-cell>
          <table:table-cell office:value-type="float" office:value="250000" table:formula="of:=[.F19]*[.F19]" table:style-name="ce2">
            <text:p>250000</text:p>
          </table:table-cell>
          <table:table-cell office:value-type="float" office:value="1248824.8600000001" table:formula="of:=[.$F$4]+[.$F$5]*[.F19]+[.$F$6]*[.G19]" table:style-name="ce2">
            <text:p>1248824.86</text:p>
          </table:table-cell>
          <table:table-cell office:value-type="float" office:value="-15447.860000000102" table:formula="of:=[.D19]-[.H19]" table:style-name="ce2">
            <text:p>-15447.86</text:p>
          </table:table-cell>
          <table:table-cell table:style-name="ce1"/>
          <table:table-cell office:value-type="float" office:value="500" table:style-name="ce2">
            <text:p>500</text:p>
          </table:table-cell>
          <table:table-cell office:value-type="float" office:value="1248824.8600000001" table:formula="of:=[.$F$4]+[.$F$5]*[.K19]+[.$F$6]*[.K19]*[.K19]" table:style-name="ce11">
            <text:p>1.25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50" table:style-name="ce2">
            <text:p>550</text:p>
          </table:table-cell>
          <table:table-cell office:value-type="float" office:value="1531723" table:style-name="ce2">
            <text:p>1531723</text:p>
          </table:table-cell>
          <table:table-cell office:value-type="float" office:value="1" table:style-name="ce2">
            <text:p>1</text:p>
          </table:table-cell>
          <table:table-cell office:value-type="float" office:value="550" table:formula="of:=[.C20]" table:style-name="ce2">
            <text:p>550</text:p>
          </table:table-cell>
          <table:table-cell office:value-type="float" office:value="302500" table:formula="of:=[.F20]*[.F20]" table:style-name="ce2">
            <text:p>302500</text:p>
          </table:table-cell>
          <table:table-cell office:value-type="float" office:value="1512168.1" table:formula="of:=[.$F$4]+[.$F$5]*[.F20]+[.$F$6]*[.G20]" table:style-name="ce2">
            <text:p>1512168.1</text:p>
          </table:table-cell>
          <table:table-cell office:value-type="float" office:value="19554.899999999907" table:formula="of:=[.D20]-[.H20]" table:style-name="ce2">
            <text:p>19554.9</text:p>
          </table:table-cell>
          <table:table-cell table:style-name="ce1"/>
          <table:table-cell office:value-type="float" office:value="550" table:style-name="ce2">
            <text:p>550</text:p>
          </table:table-cell>
          <table:table-cell office:value-type="float" office:value="1512168.0999999999" table:formula="of:=[.$F$4]+[.$F$5]*[.K20]+[.$F$6]*[.K20]*[.K20]" table:style-name="ce11">
            <text:p>1.51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600" table:style-name="ce2">
            <text:p>600</text:p>
          </table:table-cell>
          <table:table-cell office:value-type="float" office:value="1823733" table:style-name="ce2">
            <text:p>1823733</text:p>
          </table:table-cell>
          <table:table-cell office:value-type="float" office:value="1" table:style-name="ce2">
            <text:p>1</text:p>
          </table:table-cell>
          <table:table-cell office:value-type="float" office:value="600" table:formula="of:=[.C21]" table:style-name="ce2">
            <text:p>600</text:p>
          </table:table-cell>
          <table:table-cell office:value-type="float" office:value="360000" table:formula="of:=[.F21]*[.F21]" table:style-name="ce2">
            <text:p>360000</text:p>
          </table:table-cell>
          <table:table-cell office:value-type="float" office:value="1800814.8900000001" table:formula="of:=[.$F$4]+[.$F$5]*[.F21]+[.$F$6]*[.G21]" table:style-name="ce2">
            <text:p>1800814.89</text:p>
          </table:table-cell>
          <table:table-cell office:value-type="float" office:value="22918.10999999987" table:formula="of:=[.D21]-[.H21]" table:style-name="ce2">
            <text:p>22918.11</text:p>
          </table:table-cell>
          <table:table-cell table:style-name="ce1"/>
          <table:table-cell office:value-type="float" office:value="600" table:style-name="ce2">
            <text:p>600</text:p>
          </table:table-cell>
          <table:table-cell office:value-type="float" office:value="1800814.8900000004" table:formula="of:=[.$F$4]+[.$F$5]*[.K21]+[.$F$6]*[.K21]*[.K21]" table:style-name="ce11">
            <text:p>1.80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650" table:style-name="ce2">
            <text:p>650</text:p>
          </table:table-cell>
          <table:table-cell office:value-type="float" office:value="2078575" table:style-name="ce2">
            <text:p>2078575</text:p>
          </table:table-cell>
          <table:table-cell office:value-type="float" office:value="1" table:style-name="ce2">
            <text:p>1</text:p>
          </table:table-cell>
          <table:table-cell office:value-type="float" office:value="650" table:formula="of:=[.C22]" table:style-name="ce2">
            <text:p>650</text:p>
          </table:table-cell>
          <table:table-cell office:value-type="float" office:value="422500" table:formula="of:=[.F22]*[.F22]" table:style-name="ce2">
            <text:p>422500</text:p>
          </table:table-cell>
          <table:table-cell office:value-type="float" office:value="2114765.23" table:formula="of:=[.$F$4]+[.$F$5]*[.F22]+[.$F$6]*[.G22]" table:style-name="ce2">
            <text:p>2114765.23</text:p>
          </table:table-cell>
          <table:table-cell office:value-type="float" office:value="-36190.229999999981" table:formula="of:=[.D22]-[.H22]" table:style-name="ce2">
            <text:p>-36190.23</text:p>
          </table:table-cell>
          <table:table-cell table:style-name="ce1"/>
          <table:table-cell office:value-type="float" office:value="650" table:style-name="ce2">
            <text:p>650</text:p>
          </table:table-cell>
          <table:table-cell office:value-type="float" office:value="2114765.23" table:formula="of:=[.$F$4]+[.$F$5]*[.K22]+[.$F$6]*[.K22]*[.K22]" table:style-name="ce11">
            <text:p>2.11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700" table:style-name="ce2">
            <text:p>700</text:p>
          </table:table-cell>
          <table:table-cell office:value-type="float" office:value="2430057" table:style-name="ce2">
            <text:p>2430057</text:p>
          </table:table-cell>
          <table:table-cell office:value-type="float" office:value="1" table:style-name="ce2">
            <text:p>1</text:p>
          </table:table-cell>
          <table:table-cell office:value-type="float" office:value="700" table:formula="of:=[.C23]" table:style-name="ce2">
            <text:p>700</text:p>
          </table:table-cell>
          <table:table-cell office:value-type="float" office:value="490000" table:formula="of:=[.F23]*[.F23]" table:style-name="ce2">
            <text:p>490000</text:p>
          </table:table-cell>
          <table:table-cell office:value-type="float" office:value="2454019.12" table:formula="of:=[.$F$4]+[.$F$5]*[.F23]+[.$F$6]*[.G23]" table:style-name="ce2">
            <text:p>2454019.12</text:p>
          </table:table-cell>
          <table:table-cell office:value-type="float" office:value="-23962.120000000112" table:formula="of:=[.D23]-[.H23]" table:style-name="ce2">
            <text:p>-23962.12</text:p>
          </table:table-cell>
          <table:table-cell table:style-name="ce1"/>
          <table:table-cell office:value-type="float" office:value="700" table:style-name="ce2">
            <text:p>700</text:p>
          </table:table-cell>
          <table:table-cell office:value-type="float" office:value="2454019.1200000006" table:formula="of:=[.$F$4]+[.$F$5]*[.K23]+[.$F$6]*[.K23]*[.K23]" table:style-name="ce11">
            <text:p>2.45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750" table:style-name="ce2">
            <text:p>750</text:p>
          </table:table-cell>
          <table:table-cell office:value-type="float" office:value="2839907" table:style-name="ce2">
            <text:p>2839907</text:p>
          </table:table-cell>
          <table:table-cell office:value-type="float" office:value="1" table:style-name="ce2">
            <text:p>1</text:p>
          </table:table-cell>
          <table:table-cell office:value-type="float" office:value="750" table:formula="of:=[.C24]" table:style-name="ce2">
            <text:p>750</text:p>
          </table:table-cell>
          <table:table-cell office:value-type="float" office:value="562500" table:formula="of:=[.F24]*[.F24]" table:style-name="ce2">
            <text:p>562500</text:p>
          </table:table-cell>
          <table:table-cell office:value-type="float" office:value="2818576.56" table:formula="of:=[.$F$4]+[.$F$5]*[.F24]+[.$F$6]*[.G24]" table:style-name="ce2">
            <text:p>2818576.56</text:p>
          </table:table-cell>
          <table:table-cell office:value-type="float" office:value="21330.439999999944" table:formula="of:=[.D24]-[.H24]" table:style-name="ce2">
            <text:p>21330.44</text:p>
          </table:table-cell>
          <table:table-cell table:style-name="ce1"/>
          <table:table-cell office:value-type="float" office:value="750" table:style-name="ce2">
            <text:p>750</text:p>
          </table:table-cell>
          <table:table-cell office:value-type="float" office:value="2818576.56" table:formula="of:=[.$F$4]+[.$F$5]*[.K24]+[.$F$6]*[.K24]*[.K24]" table:style-name="ce11">
            <text:p>2.82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800" table:style-name="ce2">
            <text:p>800</text:p>
          </table:table-cell>
          <table:table-cell office:value-type="float" office:value="3198821" table:style-name="ce2">
            <text:p>3198821</text:p>
          </table:table-cell>
          <table:table-cell office:value-type="float" office:value="1" table:style-name="ce2">
            <text:p>1</text:p>
          </table:table-cell>
          <table:table-cell office:value-type="float" office:value="800" table:formula="of:=[.C25]" table:style-name="ce2">
            <text:p>800</text:p>
          </table:table-cell>
          <table:table-cell office:value-type="float" office:value="640000" table:formula="of:=[.F25]*[.F25]" table:style-name="ce2">
            <text:p>640000</text:p>
          </table:table-cell>
          <table:table-cell office:value-type="float" office:value="3208437.5500000003" table:formula="of:=[.$F$4]+[.$F$5]*[.F25]+[.$F$6]*[.G25]" table:style-name="ce2">
            <text:p>3208437.55</text:p>
          </table:table-cell>
          <table:table-cell office:value-type="float" office:value="-9616.5500000002794" table:formula="of:=[.D25]-[.H25]" table:style-name="ce2">
            <text:p>-9616.55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office:value-type="float" office:value="3208437.5500000003" table:formula="of:=[.$F$4]+[.$F$5]*[.K25]+[.$F$6]*[.K25]*[.K25]" table:style-name="ce11">
            <text:p>3.21E+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850" table:style-name="ce2">
            <text:p>850</text:p>
          </table:table-cell>
          <table:table-cell office:value-type="float" office:value="3634767" table:style-name="ce2">
            <text:p>3634767</text:p>
          </table:table-cell>
          <table:table-cell office:value-type="float" office:value="1" table:style-name="ce2">
            <text:p>1</text:p>
          </table:table-cell>
          <table:table-cell office:value-type="float" office:value="850" table:formula="of:=[.C26]" table:style-name="ce2">
            <text:p>850</text:p>
          </table:table-cell>
          <table:table-cell office:value-type="float" office:value="722500" table:formula="of:=[.F26]*[.F26]" table:style-name="ce2">
            <text:p>722500</text:p>
          </table:table-cell>
          <table:table-cell office:value-type="float" office:value="3623602.0900000003" table:formula="of:=[.$F$4]+[.$F$5]*[.F26]+[.$F$6]*[.G26]" table:style-name="ce2">
            <text:p>3623602.09</text:p>
          </table:table-cell>
          <table:table-cell office:value-type="float" office:value="11164.909999999683" table:formula="of:=[.D26]-[.H26]" table:style-name="ce2">
            <text:p>11164.91</text:p>
          </table:table-cell>
          <table:table-cell table:style-name="ce1"/>
          <table:table-cell office:value-type="float" office:value="850" table:style-name="ce2">
            <text:p>850</text:p>
          </table:table-cell>
          <table:table-cell office:value-type="float" office:value="3623602.0900000003" table:formula="of:=[.$F$4]+[.$F$5]*[.K26]+[.$F$6]*[.K26]*[.K26]" table:style-name="ce11">
            <text:p>3.62E+06</text:p>
          </table:table-cell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">
            <draw:frame draw:z-index="1" draw:id="id3" draw:style-name="a3" draw:name="Chart 1" svg:x="0.0004in" svg:y="0.0244in" svg:width="13.3492in" svg:height="6.29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scientific-number number:decimal-places="2" number:min-decimal-places="2" number:min-integer-digits="1" number:min-exponent-digits="3" number:exponent-interval="1" number:forced-exponent-sign="true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scientific-number number:decimal-places="1" number:min-decimal-places="1" number:min-integer-digits="1" number:min-exponent-digits="2" number:exponent-interval="1" number:forced-exponent-sign="true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ark Lehr</meta:initial-creator>
    <dc:creator>Fernandez, Danielle</dc:creator>
    <meta:creation-date>2020-09-23T19:12:23Z</meta:creation-date>
    <dc:date>2023-11-27T22:23:16Z</dc:date>
    <meta:editing-cycles>10</meta:editing-cycles>
    <meta:editing-duration>PT31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1" number:min-decimal-places="1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Merge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Array Size</text:p>
            </chart:title>
            <chart:grid chart:class="major" chart:style-name="GMa1"/>
          </chart:axis>
          <chart:series chart:label-cell-address="mergeTimingAnalysis.$D$10" chart:values-cell-range-address="mergeTimingAnalysis.$D$13:.$D$28" chart:class="chart:scatter" chart:attached-axis="primary-y" chart:style-name="G0S0">
            <chart:domain table:cell-range-address="mergeTimingAnalysis.$C$13:.$C$28"/>
            <chart:data-point chart:repeated="16"/>
          </chart:series>
          <chart:series chart:label-cell-address="mergeTimingAnalysis.$N$12" chart:values-cell-range-address="mergeTimingAnalysis.$N$13:.$N$84" chart:class="chart:scatter" chart:attached-axis="primary-y" chart:style-name="G0S1">
            <chart:domain table:cell-range-address="mergeTimingAnalysis.$L$15:.$L$84"/>
            <chart:data-point chart:repeated="70"/>
          </chart:series>
          <chart:series chart:label-cell-address="mergeTimingAnalysis.$O$11" chart:values-cell-range-address="mergeTimingAnalysis.$O$13:.$O$84" chart:class="chart:scatter" chart:attached-axis="primary-y" chart:style-name="G0S2">
            <chart:domain table:cell-range-address="mergeTimingAnalysis.$L$13:.$L$84"/>
            <chart:data-point chart:repeated="72"/>
          </chart:series>
          <chart:series chart:label-cell-address="mergeTimingAnalysis.$P$12" chart:values-cell-range-address="mergeTimingAnalysis.$P$13:.$P$84" chart:class="chart:scatter" chart:attached-axis="primary-y" chart:style-name="G0S3">
            <chart:domain table:cell-range-address="mergeTimingAnalysis.$L$13:.$L$84"/>
            <chart:data-point chart:repeated="7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4472c4" svg:stroke-opacity="100%" draw:stroke-linejoin="round" svg:stroke-linecap="round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ed7d31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02.4037007874016pt" svg:width="531.602598425197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</chart:axis>
          <chart:series chart:label-cell-address="dfOperationalAnalysis.$D$13" chart:values-cell-range-address="dfOperationalAnalysis.$D$16:.$D$20" chart:class="chart:scatter" chart:attached-axis="primary-y" chart:style-name="G0S0">
            <chart:domain table:cell-range-address="dfOperationalAnalysis.$C$16:.$C$20"/>
            <chart:data-point chart:repeated="4"/>
            <chart:data-point chart:style-name="G0S0P4"/>
          </chart:series>
          <chart:series chart:label-cell-address="dfOperationalAnalysis.$N$15" chart:values-cell-range-address="dfOperationalAnalysis.$N$16:.$N$51" chart:class="chart:scatter" chart:attached-axis="primary-y" chart:style-name="G0S1">
            <chart:domain table:cell-range-address="dfOperationalAnalysis.$L$16:.$L$51"/>
            <chart:data-point chart:repeated="36"/>
          </chart:series>
          <chart:series chart:label-cell-address="dfOperationalAnalysis.$O$14" chart:values-cell-range-address="dfOperationalAnalysis.$O$16:.$O$51" chart:class="chart:scatter" chart:attached-axis="primary-y" chart:style-name="G0S2">
            <chart:domain table:cell-range-address="dfOperationalAnalysis.$L$16:.$L$51"/>
            <chart:data-point chart:repeated="36"/>
          </chart:series>
          <chart:series chart:label-cell-address="dfOperationalAnalysis.$P$15" chart:values-cell-range-address="dfOperationalAnalysis.$P$16:.$P$51" chart:class="chart:scatter" chart:attached-axis="primary-y" chart:style-name="G0S3">
            <chart:domain table:cell-range-address="dfOperationalAnalysis.$L$16:.$L$51"/>
            <chart:data-point chart:repeated="3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85.3231496062992pt" svg:width="982.5767716535433pt" chart:style-name="Crt0">
        <chart:title chart:style-name="CT00">
          <text:p text:style-name="a0" text:class-names="" text:cond-style-name=""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lehrTimingAnalysis.$E$11" chart:values-cell-range-address="lehrTimingAnalysis.$E$13:.$E$21" chart:class="chart:scatter" chart:attached-axis="primary-y" chart:style-name="G0S0">
            <chart:domain table:cell-range-address="lehrTimingAnalysis.$G$13:.$G$21"/>
            <chart:data-point chart:repeated="9"/>
          </chart:series>
          <chart:series chart:label-cell-address="lehrTimingAnalysis.$I$12" chart:values-cell-range-address="lehrTimingAnalysis.$I$13:.$I$21" chart:class="chart:scatter" chart:attached-axis="primary-y" chart:style-name="G0S1">
            <chart:domain table:cell-range-address="lehrTimingAnalysis.$G$13:.$G$21"/>
            <chart:data-point chart:repeated="9"/>
          </chart:series>
          <chart:series chart:label-cell-address="lehrTimingAnalysis.$J$13" chart:values-cell-range-address="lehrTimingAnalysis.$J$13:.$J$21" chart:class="chart:scatter" chart:attached-axis="primary-y" chart:style-name="G0S2">
            <chart:domain table:cell-range-address="lehrTimingAnalysis.$D$13:.$D$21"/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53.0311811023622pt" svg:width="961.1423622047245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svg:x="34.98503937007873pt" svg:y="53.87pt" svg:width="812.581968503937pt" svg:height="398.176062992126pt"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lehrOperationalAnalysis.$D$8" chart:values-cell-range-address="lehrOperationalAnalysis.$D$11:.$D$26" chart:class="chart:scatter" chart:attached-axis="primary-y" chart:style-name="G0S0">
            <chart:domain table:cell-range-address="lehrOperationalAnalysis.$C$11:.$C$26"/>
            <chart:data-point chart:repeated="16"/>
          </chart:series>
          <chart:series chart:label-cell-address="lehrOperationalAnalysis.$L$8" chart:values-cell-range-address="lehrOperationalAnalysis.$L$11:.$L$26" chart:class="chart:scatter" chart:attached-axis="primary-y" chart:style-name="G0S1">
            <chart:domain table:cell-range-address="lehrOperationalAnalysis.$K$11:.$K$26"/>
            <chart:data-point chart:repeated="1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